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au2" style:family="table">
      <style:table-properties style:width="17cm" table:align="center" fo:background-color="#fafafa">
        <style:background-image/>
      </style:table-properties>
    </style:style>
    <style:style style:name="Tableau2.A" style:family="table-column">
      <style:table-column-properties style:column-width="17cm"/>
    </style:style>
    <style:style style:name="Tableau2.A1" style:family="table-cell">
      <style:table-cell-properties style:vertical-align="middle" fo:padding="0.049cm" fo:border="none"/>
    </style:style>
    <style:style style:name="P1" style:family="paragraph" style:parent-style-name="Standard">
      <style:paragraph-properties fo:margin-top="0cm" fo:margin-bottom="0cm" loext:contextual-spacing="false" fo:text-align="justify" style:justify-single-word="false"/>
      <style:text-properties fo:font-size="2pt" style:font-size-asian="2pt" style:font-size-complex="2pt"/>
    </style:style>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3"/>
    <style:style style:name="P13" style:family="paragraph" style:parent-style-name="Text_20_body" style:list-style-name="L14"/>
    <style:style style:name="P14" style:family="paragraph" style:parent-style-name="Text_20_body" style:list-style-name="L15"/>
    <style:style style:name="P15" style:family="paragraph" style:parent-style-name="Text_20_body">
      <style:paragraph-properties fo:margin-top="0cm" fo:margin-bottom="0cm" loext:contextual-spacing="false"/>
    </style:style>
    <style:style style:name="P16" style:family="paragraph" style:parent-style-name="Text_20_body" style:list-style-name="L1">
      <style:paragraph-properties fo:margin-top="0cm" fo:margin-bottom="0cm" loext:contextual-spacing="false"/>
    </style:style>
    <style:style style:name="P17" style:family="paragraph" style:parent-style-name="Text_20_body">
      <style:paragraph-properties fo:margin-top="0cm" fo:margin-bottom="0cm" loext:contextual-spacing="false" fo:text-align="justify" style:justify-single-word="false"/>
      <style:text-properties fo:language="fr" fo:country="FR" style:language-asian="fr" style:country-asian="FR" style:language-complex="fr" style:country-complex="FR"/>
    </style:style>
    <style:style style:name="P18" style:family="paragraph" style:parent-style-name="Text_20_body">
      <style:paragraph-properties fo:margin-top="0cm" fo:margin-bottom="0cm" loext:contextual-spacing="false" fo:text-align="justify" style:justify-single-word="false"/>
      <style:text-properties fo:language="fr" fo:country="FR"/>
    </style:style>
    <style:style style:name="P19" style:family="paragraph" style:parent-style-name="Text_20_body">
      <style:paragraph-properties fo:margin-top="0cm" fo:margin-bottom="0cm" loext:contextual-spacing="false" fo:text-align="center" style:justify-single-word="false"/>
      <style:text-properties fo:language="fr" fo:country="FR"/>
    </style:style>
    <style:style style:name="P20" style:family="paragraph" style:parent-style-name="Text_20_body">
      <style:paragraph-properties fo:margin-top="0cm" fo:margin-bottom="0cm" loext:contextual-spacing="false" fo:text-align="justify" style:justify-single-word="false"/>
      <style:text-properties fo:language="fr" fo:country="FR" fo:font-style="italic"/>
    </style:style>
    <style:style style:name="P21" style:family="paragraph" style:parent-style-name="Text_20_body">
      <style:paragraph-properties fo:margin-top="0cm" fo:margin-bottom="0cm" loext:contextual-spacing="false" fo:text-align="center" style:justify-single-word="false"/>
      <style:text-properties fo:language="fr" fo:country="FR" fo:font-style="italic"/>
    </style:style>
    <style:style style:name="P22" style:family="paragraph" style:parent-style-name="Text_20_body">
      <style:paragraph-properties fo:margin-top="0cm" fo:margin-bottom="0cm" loext:contextual-spacing="false" fo:text-align="end" style:justify-single-word="false"/>
      <style:text-properties fo:language="fr" fo:country="FR" fo:font-style="italic"/>
    </style:style>
    <style:style style:name="P23" style:family="paragraph" style:parent-style-name="Text_20_body">
      <style:paragraph-properties fo:margin-top="0cm" fo:margin-bottom="0cm" loext:contextual-spacing="false" fo:text-align="justify" style:justify-single-word="false"/>
    </style:style>
    <style:style style:name="P24" style:family="paragraph" style:parent-style-name="Text_20_body">
      <style:paragraph-properties fo:margin-top="0cm" fo:margin-bottom="0cm" loext:contextual-spacing="false" fo:text-align="start" style:justify-single-word="false"/>
    </style:style>
    <style:style style:name="P25" style:family="paragraph" style:parent-style-name="Text_20_body">
      <style:paragraph-properties fo:margin-top="0cm" fo:margin-bottom="0cm" loext:contextual-spacing="false" fo:text-align="end" style:justify-single-word="false"/>
    </style:style>
    <style:style style:name="P26" style:family="paragraph" style:parent-style-name="Text_20_body">
      <style:paragraph-properties fo:margin-top="0cm" fo:margin-bottom="0cm" loext:contextual-spacing="false" fo:text-align="center" style:justify-single-word="false"/>
    </style:style>
    <style:style style:name="P27" style:family="paragraph" style:parent-style-name="Text_20_body">
      <style:paragraph-properties fo:margin-top="0cm" fo:margin-bottom="0cm" loext:contextual-spacing="false" fo:line-height="100%" fo:text-align="justify" style:justify-single-word="false"/>
    </style:style>
    <style:style style:name="P28" style:family="paragraph" style:parent-style-name="Text_20_body">
      <style:paragraph-properties fo:margin-top="0cm" fo:margin-bottom="0cm" loext:contextual-spacing="false"/>
      <style:text-properties fo:background-color="#000000"/>
    </style:style>
    <style:style style:name="P29" style:family="paragraph" style:parent-style-name="Text_20_body" style:list-style-name="L2">
      <style:paragraph-properties fo:margin-top="0cm" fo:margin-bottom="0cm" loext:contextual-spacing="false"/>
    </style:style>
    <style:style style:name="P30" style:family="paragraph" style:parent-style-name="Text_20_body" style:list-style-name="L3">
      <style:paragraph-properties fo:margin-top="0cm" fo:margin-bottom="0cm" loext:contextual-spacing="false"/>
    </style:style>
    <style:style style:name="P31" style:family="paragraph" style:parent-style-name="Text_20_body" style:list-style-name="L4">
      <style:paragraph-properties fo:margin-top="0cm" fo:margin-bottom="0cm" loext:contextual-spacing="false"/>
    </style:style>
    <style:style style:name="P32" style:family="paragraph" style:parent-style-name="Text_20_body" style:list-style-name="L5">
      <style:paragraph-properties fo:margin-top="0cm" fo:margin-bottom="0cm" loext:contextual-spacing="false"/>
    </style:style>
    <style:style style:name="P33" style:family="paragraph" style:parent-style-name="Text_20_body" style:list-style-name="L6">
      <style:paragraph-properties fo:margin-top="0cm" fo:margin-bottom="0cm" loext:contextual-spacing="false"/>
    </style:style>
    <style:style style:name="P34" style:family="paragraph" style:parent-style-name="Text_20_body" style:list-style-name="L7">
      <style:paragraph-properties fo:margin-top="0cm" fo:margin-bottom="0cm" loext:contextual-spacing="false"/>
    </style:style>
    <style:style style:name="P35" style:family="paragraph" style:parent-style-name="Text_20_body" style:list-style-name="L8">
      <style:paragraph-properties fo:margin-top="0cm" fo:margin-bottom="0cm" loext:contextual-spacing="false"/>
    </style:style>
    <style:style style:name="P36" style:family="paragraph" style:parent-style-name="Text_20_body" style:list-style-name="L9">
      <style:paragraph-properties fo:margin-top="0cm" fo:margin-bottom="0cm" loext:contextual-spacing="false"/>
    </style:style>
    <style:style style:name="P37" style:family="paragraph" style:parent-style-name="Text_20_body" style:list-style-name="L10">
      <style:paragraph-properties fo:margin-top="0cm" fo:margin-bottom="0cm" loext:contextual-spacing="false"/>
    </style:style>
    <style:style style:name="P38" style:family="paragraph" style:parent-style-name="Text_20_body" style:list-style-name="L13">
      <style:paragraph-properties fo:margin-top="0cm" fo:margin-bottom="0cm" loext:contextual-spacing="false"/>
    </style:style>
    <style:style style:name="P39" style:family="paragraph" style:parent-style-name="Text_20_body" style:list-style-name="L14">
      <style:paragraph-properties fo:margin-top="0cm" fo:margin-bottom="0cm" loext:contextual-spacing="false"/>
    </style:style>
    <style:style style:name="P40" style:family="paragraph" style:parent-style-name="Text_20_body" style:list-style-name="L15">
      <style:paragraph-properties fo:margin-top="0cm" fo:margin-bottom="0cm" loext:contextual-spacing="false"/>
    </style:style>
    <style:style style:name="P41" style:family="paragraph" style:parent-style-name="Text_20_body">
      <style:paragraph-properties fo:margin-left="0cm" fo:margin-right="0cm" fo:margin-top="0cm" fo:margin-bottom="0cm" loext:contextual-spacing="false" fo:text-indent="0cm" style:auto-text-indent="false"/>
    </style:style>
    <style:style style:name="P42" style:family="paragraph" style:parent-style-name="List_20_Contents">
      <style:paragraph-properties fo:text-align="start" style:justify-single-word="false"/>
    </style:style>
    <style:style style:name="P43" style:family="paragraph" style:parent-style-name="List_20_Contents">
      <style:paragraph-properties fo:margin-top="0cm" fo:margin-bottom="0.499cm" loext:contextual-spacing="false" fo:text-align="start" style:justify-single-word="false"/>
      <style:text-properties fo:font-weight="bold"/>
    </style:style>
    <style:style style:name="P44" style:family="paragraph" style:parent-style-name="List_20_Contents">
      <style:paragraph-properties fo:margin-top="0cm" fo:margin-bottom="0.499cm" loext:contextual-spacing="false" fo:text-align="start" style:justify-single-word="false"/>
    </style:style>
    <style:style style:name="P45" style:family="paragraph" style:parent-style-name="Heading_20_4">
      <style:paragraph-properties fo:margin-top="0cm" fo:margin-bottom="0cm" loext:contextual-spacing="false" fo:text-align="center" style:justify-single-word="false"/>
      <style:text-properties fo:color="#006699" fo:language="fr" fo:country="FR"/>
    </style:style>
    <style:style style:name="P46" style:family="paragraph" style:parent-style-name="Horizontal_20_Line">
      <style:paragraph-properties fo:margin-top="0cm" fo:margin-bottom="0cm" loext:contextual-spacing="false" fo:text-align="justify" style:justify-single-word="false"/>
    </style:style>
    <style:style style:name="P47" style:family="paragraph" style:parent-style-name="Table_20_Contents">
      <style:text-properties fo:font-size="2pt" style:font-size-asian="2pt" style:font-size-complex="2pt"/>
    </style:style>
    <style:style style:name="P48" style:family="paragraph" style:parent-style-name="Table_20_Contents">
      <style:paragraph-properties fo:margin-top="0cm" fo:margin-bottom="0.499cm" loext:contextual-spacing="false" fo:text-align="center" style:justify-single-word="false"/>
      <style:text-properties fo:color="#000000" fo:font-weight="bold"/>
    </style:style>
    <style:style style:name="P49" style:family="paragraph" style:parent-style-name="Table_20_Contents">
      <style:paragraph-properties fo:margin-top="0cm" fo:margin-bottom="0.499cm" loext:contextual-spacing="false" fo:text-align="start" style:justify-single-word="false"/>
    </style:style>
    <style:style style:name="T1" style:family="text">
      <style:text-properties fo:font-style="italic"/>
    </style:style>
    <style:style style:name="T2" style:family="text">
      <style:text-properties fo:language="fr" fo:country="FR"/>
    </style:style>
    <style:style style:name="T3" style:family="text">
      <style:text-properties fo:language="fr" fo:country="FR" fo:font-style="italic"/>
    </style:style>
    <style:style style:name="T4" style:family="text">
      <style:text-properties fo:language="fr" fo:country="FR" fo:background-color="transparent" loext:char-shading-value="0" style:language-asian="fr" style:country-asian="FR" style:language-complex="fr" style:country-complex="FR" loext:padding="0cm" loext:border="none"/>
    </style:style>
    <style:style style:name="T5" style:family="text">
      <style:text-properties fo:language="fr" fo:country="FR" fo:background-color="transparent" loext:char-shading-value="0" loext:padding="0cm" loext:border="none"/>
    </style:style>
    <style:style style:name="T6" style:family="text">
      <style:text-properties fo:color="#808080" fo:background-color="transparent" loext:char-shading-value="0" loext:padding="0cm" loext:border="none"/>
    </style:style>
    <style:style style:name="T7" style:family="text">
      <style:text-properties fo:color="#808080" fo:language="fr" fo:country="FR" fo:background-color="transparent" loext:char-shading-value="0" style:language-asian="fr" style:country-asian="FR" style:language-complex="fr" style:country-complex="FR" loext:padding="0cm" loext:border="none"/>
    </style:style>
    <style:style style:name="T8" style:family="text">
      <style:text-properties fo:color="#808080" fo:language="fr" fo:country="FR" fo:background-color="transparent" loext:char-shading-value="0" loext:padding="0cm" loext:border="none"/>
    </style:style>
    <style:style style:name="T9" style:family="text">
      <style:text-properties fo:background-color="transparent" loext:char-shading-value="0" loext:padding="0cm" loext:border="none"/>
    </style:style>
    <style:style style:name="T10" style:family="text">
      <style:text-properties fo:font-weight="bold"/>
    </style:style>
    <style:style style:name="T11" style:family="text">
      <style:text-properties fo:font-size="24pt" fo:font-weight="bold"/>
    </style:style>
    <style:style style:name="T12" style:family="text">
      <style:text-properties fo:font-size="24pt" fo:language="fr" fo:country="FR" fo:font-weight="bold"/>
    </style:style>
    <style:style style:name="T13" style:family="text">
      <style:text-properties style:text-position="33% 80%" fo:font-size="10pt" fo:language="fr" fo:country="FR" fo:font-style="italic"/>
    </style:style>
    <style:style style:name="T14" style:family="text">
      <style:text-properties fo:font-variant="normal" fo:text-transform="none" fo:font-style="normal" fo:font-weight="normal"/>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apply-filter="true" form:control-implementation="ooo:com.sun.star.form.component.Form" office:target-frame="" xlink:href="../../../../../../../../w/index.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content">
        <text:section text:style-name="Sect1" text:name="bodyContent">
          <text:section text:style-name="Sect1" text:name="text-wrap">
            <text:section text:style-name="Sect1" text:name="text-container">
              <text:section text:style-name="Sect1" text:name="text">
                <text:section text:style-name="Sect2" text:name="mw-content-text">
                  <text:p text:style-name="P26"><text:span text:style-name="T2"><text:line-break/></text:span><text:span text:style-name="T12">MACBETH</text:span><text:span text:style-name="T2"> </text:span></text:p>
                  <text:p text:style-name="P26"/>
                  <text:p text:style-name="P1"><text:bookmark text:name="72"/></text:p>
                  <table:table table:name="Tableau2" table:style-name="Tableau2">
                    <table:table-column table:style-name="Tableau2.A"/>
                    <table:table-row>
                      <table:table-cell table:style-name="Tableau2.A1" office:value-type="string">
                        <text:p text:style-name="P48">PERSONNAGES</text:p>
                        <text:p text:style-name="P49"/>
                        <text:p text:style-name="P42"><text:span text:style-name="T10">DUNCAN</text:span>, roi d’Écosse.</text:p>
                        <text:p text:style-name="P42"><text:span text:style-name="T10">MALCOLM</text:span>, son fils.</text:p>
                        <text:p text:style-name="P42"><text:span text:style-name="T10">DONALBAIN</text:span>, son fils.</text:p>
                        <text:p text:style-name="P42"><text:span text:style-name="T10">MACBETH</text:span>, général de l’armée du roi.</text:p>
                        <text:p text:style-name="P42"><text:span text:style-name="T10">BANQUO</text:span>, général de l’armée du roi.</text:p>
                        <text:p text:style-name="P42"><text:span text:style-name="T10">MACDUFF</text:span>, nobles d’Écosse.</text:p>
                        <text:p text:style-name="P42"><text:span text:style-name="T10">LENOX</text:span>, nobles d’Écosse.</text:p>
                        <text:p text:style-name="P42"><text:span text:style-name="T10">ROSSE</text:span>, nobles d’Écosse.</text:p>
                        <text:p text:style-name="P42"><text:span text:style-name="T10">MENTETH</text:span>, nobles d’Écosse.</text:p>
                        <text:p text:style-name="P42"><text:span text:style-name="T10">ANGUS</text:span>, nobles d’Écosse.</text:p>
                        <text:p text:style-name="P42"><text:span text:style-name="T10">CATHNESS</text:span>, nobles d’Écosse.</text:p>
                        <text:p text:style-name="P42"><text:span text:style-name="T10">FLÉANCE</text:span>, fils de Banquo.</text:p>
                        <text:p text:style-name="P42"><text:span text:style-name="T10">SIWARD</text:span>, comte de Northumberland, général de l’armée anglaise.</text:p>
                        <text:p text:style-name="P42"><text:span text:style-name="T10">Le jeune SIWARD</text:span>, son fils.</text:p>
                        <text:p text:style-name="P42"><text:span text:style-name="T10">SEYTON</text:span>, officier de la suite de Macbeth.</text:p>
                        <text:p text:style-name="P42"><text:span text:style-name="T10">LE FILS DE MACDUFF</text:span>.</text:p>
                        <text:p text:style-name="P43">un médecin anglais. — un médecin écossais. — un soldat. <text:line-break/>un portier. — un vieillard.</text:p>
                        <text:p text:style-name="P42"><text:span text:style-name="T10">LADY MACBETH</text:span>.</text:p>
                        <text:p text:style-name="P42"><text:span text:style-name="T10">LADY MACDUFF</text:span>.</text:p>
                        <text:p text:style-name="P44"><text:span text:style-name="T10">une dame de service</text:span> de lady Macbeth.</text:p>
                        <text:p text:style-name="P42"><text:span text:style-name="T10">HÉCATE</text:span>, et <text:span text:style-name="T10">trois sorcières</text:span>.</text:p>
                        <text:p text:style-name="P44"><text:span text:style-name="T10">trois autres sorcières. — spectres et apparitions. — seigneurs. — officiers. — soldats. — trois assassins. — serviteurs. — messagers</text:span>.</text:p>
                      </table:table-cell>
                    </table:table-row>
                  </table:table>
                  <text:p text:style-name="P23"/>
                  <text:p text:style-name="P21">La scène est, partie, en Écosse, partie, en Angleterre.</text:p>
                  <text:p text:style-name="P23"><text:bookmark text:name="73"/></text:p>
                  <text:p text:style-name="P23"/>
                  <text:p text:style-name="P26"/>
                  <text:h text:style-name="P45" text:outline-level="4"><text:bookmark text:name="Sc.C3.A8ne_I"/><text:bookmark text:name="Scène_I"/>Scène I</text:h>
                  <text:p text:style-name="P26"><text:span text:style-name="T3">[Un lieu découvert. Tonnerre et éclairs.] </text:span><text:bookmark text:name="Ret_1"/><text:a xlink:type="simple" xlink:href="https://fr.wikisource.org/wiki/Notes_sur_Macbeth,_le_roi_Jean_et_Richard_III/Traduction_Hugo,_1866#Note_1" text:style-name="Internet_20_link" text:visited-style-name="Visited_20_Internet_20_Link">(1)</text:a><text:span text:style-name="T3">.</text:span></text:p>
                  <text:p text:style-name="P23"/>
                  <text:p text:style-name="P21">Les trois Sorcières entrent.</text:p>
                  <text:p text:style-name="P23"/>
                  <text:p text:style-name="P27"/>
                  <text:p text:style-name="P19">PREMIÈRE SORCIÈRE</text:p>
                  <text:p text:style-name="P18">Quand nous réunirons-nous de nouveau toutes les trois, — en coup de tonnerre, en éclair, ou en pluie ? </text:p>
                  <text:p text:style-name="P27"><text:soft-page-break/></text:p>
                  <text:p text:style-name="P19">DEUXIÈME SORCIÈRE</text:p>
                  <text:p text:style-name="P23">— <text:span text:style-name="T2">Quand le hourvari aura cessé, — quand la bataille sera perdue et gagnée. </text:span></text:p>
                  <text:p text:style-name="P27"/>
                  <text:p text:style-name="P19">TROISIÈME SORCIÈRE</text:p>
                  <text:p text:style-name="P23">— <text:span text:style-name="T2">Ce sera avant le coucher du soleil. </text:span></text:p>
                  <text:p text:style-name="P27"/>
                  <text:p text:style-name="P19">PREMIÈRE SORCIÈRE</text:p>
                  <text:p text:style-name="P23">— <text:span text:style-name="T2">En quel lieu ? </text:span></text:p>
                  <text:p text:style-name="P27"/>
                  <text:p text:style-name="P19">DEUXIÈME SORCIÈRE</text:p>
                  <text:p text:style-name="P18">Sur la bruyère. </text:p>
                  <text:p text:style-name="P27"/>
                  <text:p text:style-name="P19">TROISIÈME SORCIÈRE</text:p>
                  <text:p text:style-name="P23">— <text:span text:style-name="T2">Pour y rencontrer Macbeth. </text:span></text:p>
                  <text:p text:style-name="P27"/>
                  <text:p text:style-name="P19">PREMIÈRE SORCIÈRE</text:p>
                  <text:p text:style-name="P18">J’y vais, Graymalkin. </text:p>
                  <text:p text:style-name="P27"/>
                  <text:p text:style-name="P19">LES TROIS SORCIÈRES</text:p>
                  <text:p text:style-name="P23">— <text:span text:style-name="T2">Paddock </text:span><text:bookmark text:name="Ret_2"/><text:a xlink:type="simple" xlink:href="https://fr.wikisource.org/wiki/Notes_sur_Macbeth,_le_roi_Jean_et_Richard_III/Traduction_Hugo,_1866#Note_2" text:style-name="Internet_20_link" text:visited-style-name="Visited_20_Internet_20_Link">(2)</text:a><text:span text:style-name="T2"> appelle… Tout à l’heure ! … — Le beau est affreux, et l’affreux est beau. — Planons à travers le brouillard et l’air impur. </text:span></text:p>
                  <text:p text:style-name="P22">Les sorcières s’évanouissent.</text:p>
                  <text:p text:style-name="P23"><text:bookmark text:name="74"/></text:p>
                  <text:p text:style-name="P23"/>
                  <text:p text:style-name="P26"/>
                  <text:h text:style-name="P45" text:outline-level="4"><text:bookmark text:name="Sc.C3.A8ne_II"/><text:bookmark text:name="Scène_II"/>Scène II</text:h>
                  <text:p text:style-name="P26"><text:span text:style-name="T3">[Un camp près de Fores. Alarme derrière le théâtre.] </text:span><text:bookmark text:name="Ret_3"/><text:a xlink:type="simple" xlink:href="https://fr.wikisource.org/wiki/Notes_sur_Macbeth,_le_roi_Jean_et_Richard_III/Traduction_Hugo,_1866#Note_3" text:style-name="Internet_20_link" text:visited-style-name="Visited_20_Internet_20_Link">(3)</text:a><text:span text:style-name="T3">.</text:span></text:p>
                  <text:p text:style-name="P23"/>
                  <text:p text:style-name="P21">Entrent le roi Duncan, Malcolm, Donalbain, Lenox et leur suite. Ils rencontrent un soldat ensanglanté.</text:p>
                  <text:p text:style-name="P23"/>
                  <text:p text:style-name="P27"/>
                  <text:p text:style-name="P19">DUNCAN</text:p>
                  <text:p text:style-name="P23">— <text:span text:style-name="T2">Quel est cet homme sanglant ? Il peut, — à en juger par l’état où il est, nous donner — les plus récentes nouvelles de la révolte. </text:span></text:p>
                  <text:p text:style-name="P27"/>
                  <text:p text:style-name="P19">MALCOLM</text:p>
                  <text:p text:style-name="P18">C’est le sergent — qui a combattu en bon et hardi soldat — pour me sauver de la captivité. Salut, brave ami ! — Dis au roi ce que tu sais de la mêlée, — telle que tu l’as quittée. </text:p>
                  <text:p text:style-name="P27"/>
                  <text:p text:style-name="P19">LE SOLDAT</text:p>
                  <text:p text:style-name="P23"><text:span text:style-name="T2">Elle restait douteuse. — On eût dit deux nageurs épuisés qui se cramponnent l’un à l’autre — et étouffent leur savoir-faire… L’implacable Macdonwald, — (bien digne d’être un rebelle, tant — les vilenies multipliées de la nature — pullulent en lui,) avait reçu des îles de l’ouest — un renfort de Kernes et de Gallowglasses </text:span><text:bookmark text:name="Ret_4"/><text:a xlink:type="simple" xlink:href="https://fr.wikisource.org/wiki/Notes_sur_Macbeth,_le_roi_Jean_et_Richard_III/Traduction_Hugo,_1866#Note_4" text:style-name="Internet_20_link" text:visited-style-name="Visited_20_Internet_20_Link">(4)</text:a><text:span text:style-name="T2"> ; — et la fortune, souriant à sa révolte damnée, — semblait se prostituer au rebelle. Mais tout cela a été trop faible. — Car le brave Macbeth, (il mérite bien ce </text:span><text:soft-page-break/><text:span text:style-name="T2">nom), — dédaignant la fortune et brandissant son épée — toute fumante de ses sanglantes exécutions, — en vrai mignon de la valeur, s’est taillé un passage — jusqu’à ce misérable ; — et il ne lui a serré la main et ne lui a dit adieu </text:span><text:bookmark text:name="75"/><text:span text:style-name="T2">— qu’après l’avoir pourfendu du nombril à la mâchoire — et avoir fixé sa tête sur nos créneaux. </text:span></text:p>
                  <text:p text:style-name="P27"/>
                  <text:p text:style-name="P19">DUNCAN</text:p>
                  <text:p text:style-name="P23">— <text:span text:style-name="T2">Ô vaillant cousin ! digne gentilhomme ! </text:span></text:p>
                  <text:p text:style-name="P27"/>
                  <text:p text:style-name="P19">LE SOLDAT</text:p>
                  <text:p text:style-name="P23">— <text:span text:style-name="T2">De même que, souvent, au point d’où partent les rayons du soleil, — surgissent des tempêtes grosses de naufrages et d’effrayants tonnerres, — ainsi de ce qui semblait être une source de joie — jaillissent les alarmes. Écoutez, roi d’Écosse, écoutez : — À peine la justice, armée de la valeur, avait-elle — forcé les Kernes bondissants à se fier à leurs talons, — qu’épiant l’occasion, le lord de Norwége, — avec des armes fraîchement fourbies et de nouveaux renforts, — a commencé un autre assaut. </text:span></text:p>
                  <text:p text:style-name="P27"/>
                  <text:p text:style-name="P19">DUNCAN</text:p>
                  <text:p text:style-name="P18">Cela n’a-t-il pas effrayé — nos capitaines, Macbeth et Banquo ? </text:p>
                  <text:p text:style-name="P27"/>
                  <text:p text:style-name="P19">LE SOLDAT</text:p>
                  <text:p text:style-name="P18">Oui, — comme le moineau effraie l’aigle, ou le lièvre le lion. — Pour dire vrai, je dois déclarer qu’ils étaient — comme deux canons chargés à double mitraille, — tant ils frappaient sur l’ennemi à coups redoublés ! — Voulaient-ils se baigner dans des blessures fumantes — ou immortaliser un second Golgotha ? — je ne puis le dire. — Mais je suis épuisé : mes plaies crient au secours ! </text:p>
                  <text:p text:style-name="P27"/>
                  <text:p text:style-name="P19">DUNCAN</text:p>
                  <text:p text:style-name="P23">— <text:span text:style-name="T2">Tes paroles te vont aussi bien que tes blessures : — elles sentent également l’honneur. Allez, qu’on lui donne des chirurgiens. </text:span></text:p>
                  <text:p text:style-name="P22">Le soldat sort, s’appuyant sur des aides.</text:p>
                  <text:p text:style-name="P23">— <text:span text:style-name="T2">Qui vient ici ? </text:span><text:bookmark text:name="76"/></text:p>
                  <text:p text:style-name="P23"/>
                  <text:p text:style-name="P21">Entrent Rosse et Angus.</text:p>
                  <text:p text:style-name="P23"/>
                  <text:p text:style-name="P27"/>
                  <text:p text:style-name="P19">MALCOLM</text:p>
                  <text:p text:style-name="P18">C’est le digne thane de Rosse. </text:p>
                  <text:p text:style-name="P27"/>
                  <text:p text:style-name="P19">LENOX</text:p>
                  <text:p text:style-name="P23">— <text:span text:style-name="T2">Quel empressement dans ses regards ! Il a l’air — d’un homme qui a d’étranges choses à dire. </text:span></text:p>
                  <text:p text:style-name="P27"/>
                  <text:p text:style-name="P19">ROSSE</text:p>
                  <text:p text:style-name="P23">— <text:span text:style-name="T2">Dieu sauve le roi ! </text:span></text:p>
                  <text:p text:style-name="P27"/>
                  <text:p text:style-name="P19">DUNCAN</text:p>
                  <text:p text:style-name="P18">D’où viens-tu, digne thane ? </text:p>
                  <text:p text:style-name="P27"/>
                  <text:p text:style-name="P19">ROSSE</text:p>
                  <text:p text:style-name="P18"><text:soft-page-break/>De Fife, grand roi, — où les bannières norwégiennes narguent le ciel — et éventent notre peuple frissonnant. — Le roi de Norwége lui-même, avec ses masses terribles, — assisté par le plus déloyal des traîtres, — le thane de Cawdor, engageait une lutte fatale, — quand lui, le fiancé de Bellone, cuirassé à l’épreuve, — a affronté le rebelle, dans une joute corps à corps, — pointe contre pointe, bras contre bras, — et a dompté sa valeur sauvage. Pour conclure, — la victoire nous est échue. </text:p>
                  <text:p text:style-name="P27"/>
                  <text:p text:style-name="P19">DUNCAN</text:p>
                  <text:p text:style-name="P18">Ô bonheur ! </text:p>
                  <text:p text:style-name="P27"/>
                  <text:p text:style-name="P19">ROSSE</text:p>
                  <text:p text:style-name="P23"><text:span text:style-name="T2">Si bien que maintenant — Swéno, roi de Norwége, demande à entrer en composition ; — nous n’avons pas daigné lui laisser enterrer ses hommes, — qu’il n’eût déboursé, à Saint-Colmes-Inch </text:span><text:bookmark text:name="Ret_5"/><text:a xlink:type="simple" xlink:href="https://fr.wikisource.org/wiki/Notes_sur_Macbeth,_le_roi_Jean_et_Richard_III/Traduction_Hugo,_1866#Note_5" text:style-name="Internet_20_link" text:visited-style-name="Visited_20_Internet_20_Link">(5)</text:a><text:span text:style-name="T2">, — dix mille dollars pour notre usage général. </text:span></text:p>
                  <text:p text:style-name="P27"/>
                  <text:p text:style-name="P19">DUNCAN</text:p>
                  <text:p text:style-name="P23">— <text:span text:style-name="T2">On ne verra plus ce thane de Cawdor trahir — notre plus cher intérêt : allez, qu’on prononce sa mort — et que du titre qu’il portait on salue Macbeth. </text:span><text:bookmark text:name="77"/></text:p>
                  <text:p text:style-name="P27"/>
                  <text:p text:style-name="P19">ROSSE</text:p>
                  <text:p text:style-name="P23">— <text:span text:style-name="T2">Je veillerai à ce que ce soit fait. </text:span></text:p>
                  <text:p text:style-name="P27"/>
                  <text:p text:style-name="P19">DUNCAN</text:p>
                  <text:p text:style-name="P23">— <text:span text:style-name="T2">Ce qu’il a perdu, le noble Macbeth l’a gagné. </text:span></text:p>
                  <text:p text:style-name="P22">Ils sortent.</text:p>
                  <text:p text:style-name="P23"/>
                  <text:p text:style-name="P26"/>
                  <text:h text:style-name="P45" text:outline-level="4"><text:bookmark text:name="Sc.C3.A8ne_III"/><text:bookmark text:name="Scène_III"/>Scène III</text:h>
                  <text:p text:style-name="P26"><text:span text:style-name="T3">[Une bruyère. Tonnerre.] </text:span><text:bookmark text:name="Ret_6"/><text:a xlink:type="simple" xlink:href="https://fr.wikisource.org/wiki/Notes_sur_Macbeth,_le_roi_Jean_et_Richard_III/Traduction_Hugo,_1866#Note_6" text:style-name="Internet_20_link" text:visited-style-name="Visited_20_Internet_20_Link">(6)</text:a><text:span text:style-name="T3">.</text:span></text:p>
                  <text:p text:style-name="P23"/>
                  <text:p text:style-name="P21">Les trois Sorcières entrent.</text:p>
                  <text:p text:style-name="P23"/>
                  <text:p text:style-name="P27"/>
                  <text:p text:style-name="P19">PREMIÈRE SORCIÈRE</text:p>
                  <text:p text:style-name="P23">— <text:span text:style-name="T2">Où as-tu été, sœur ? </text:span></text:p>
                  <text:p text:style-name="P27"/>
                  <text:p text:style-name="P19">DEUXIÈME SORCIÈRE</text:p>
                  <text:p text:style-name="P23">— <text:span text:style-name="T2">Tuer le cochon. </text:span></text:p>
                  <text:p text:style-name="P27"/>
                  <text:p text:style-name="P19">TROISIÈME SORCIÈRE</text:p>
                  <text:p text:style-name="P23">— <text:span text:style-name="T2">Et toi, sœur ? </text:span></text:p>
                  <text:p text:style-name="P27"/>
                  <text:p text:style-name="P19">PREMIÈRE SORCIÈRE</text:p>
                  <text:p text:style-name="P23">— <text:span text:style-name="T2">La femme d’un matelot avait dans son tablier des châtaignes — qu’elle mâchait, mâchait, mâchait… </text:span><text:span text:style-name="T3">Donne-m’en</text:span><text:span text:style-name="T2">, lui dis-je. — </text:span><text:span text:style-name="T3">Décampe, sorcière !</text:span><text:span text:style-name="T2"> crie la carogne nourrie de rebut. — Son mari est parti pour Alep, comme patron du </text:span><text:span text:style-name="T3">Tigre</text:span><text:span text:style-name="T2">, — mais je vais m’embarquer à sa poursuite dans un crible, — et, sous la forme d’un rat sans queue, — j’agirai, j’agirai, j’agirai. </text:span></text:p>
                  <text:p text:style-name="P27"><text:soft-page-break/></text:p>
                  <text:p text:style-name="P19">DEUXIÈME SORCIÈRE</text:p>
                  <text:p text:style-name="P23">— <text:span text:style-name="T2">Je te donnerai un vent. </text:span></text:p>
                  <text:p text:style-name="P27"/>
                  <text:p text:style-name="P19">PREMIÈRE SORCIÈRE</text:p>
                  <text:p text:style-name="P23">— <text:span text:style-name="T2">Tu es bien bonne. </text:span></text:p>
                  <text:p text:style-name="P27"/>
                  <text:p text:style-name="P19">TROISIÈME SORCIÈRE</text:p>
                  <text:p text:style-name="P23">— <text:span text:style-name="T2">Et, moi un autre. </text:span><text:bookmark text:name="78"/></text:p>
                  <text:p text:style-name="P27"/>
                  <text:p text:style-name="P19">PREMIÈRE SORCIÈRE</text:p>
                  <text:p text:style-name="P23">— <text:span text:style-name="T2">Et moi-même j’ai tous les autres ; — je sais les ports mêmes où ils soufflent, — et tous les points marqués — sur la carte des marins. — Je le rendrai sec comme du foin : — le sommeil, ni jour ni nuit, — ne se pendra à l’auvent de sa paupière. — Il vivra comme un excommunié. — Neuf fois neuf accablantes semaines — le rendront malingre, hâve, languissant : — et, si sa barque ne peut se perdre, — elle sera du moins battue des tempêtes. — Regardez ce que j’ai là. </text:span></text:p>
                  <text:p text:style-name="P27"/>
                  <text:p text:style-name="P19">DEUXIÈME SORCIÈRE</text:p>
                  <text:p text:style-name="P18">Montre-moi, montre-moi. </text:p>
                  <text:p text:style-name="P27"/>
                  <text:p text:style-name="P19">PREMIÈRE SORCIÈRE</text:p>
                  <text:p text:style-name="P23">— <text:span text:style-name="T2">C’est le pouce d’un pilote — qui a fait naufrage en revenant dans son pays. </text:span></text:p>
                  <text:p text:style-name="P22">Bruit de tambours sur le théâtre.</text:p>
                  <text:p text:style-name="P23"/>
                  <text:p text:style-name="P27"/>
                  <text:p text:style-name="P19">PREMIÈRE SORCIÈRE</text:p>
                  <text:p text:style-name="P23">— <text:span text:style-name="T2">Le tambour ! le tambour ! — Macbeth arrive ! </text:span></text:p>
                  <text:p text:style-name="P27"/>
                  <text:p text:style-name="P19">TOUTES TROIS<text:span text:style-name="T1">, dansant.</text:span></text:p>
                  <text:p text:style-name="P23">— <text:span text:style-name="T2">Les sœurs fatidiques, la main dans la main, — messagères de terre et de mer, — ainsi vont en rond, en rond. — Trois tours pour toi, et trois pour moi, — et trois de plus, pour faire neuf. — Paix !… Le charme est dans le cercle. </text:span></text:p>
                  <text:p text:style-name="P23"/>
                  <text:p text:style-name="P21">Entrent Macbeth et Banquo.</text:p>
                  <text:p text:style-name="P23"/>
                  <text:p text:style-name="P27"/>
                  <text:p text:style-name="P19">MACBETH</text:p>
                  <text:p text:style-name="P23">— <text:span text:style-name="T2">Je n’ai jamais vu un jour si sombre et si beau. </text:span></text:p>
                  <text:p text:style-name="P27"/>
                  <text:p text:style-name="P19">BANQUO</text:p>
                  <text:p text:style-name="P23">— <text:span text:style-name="T2">À quelle distance sommes-nous de Fores ? Quelles sont ces créatures — si flétries et si farouches dans leur accoutrement, — qui ne ressemblent pas aux habitants de la terre, — et pourtant sont sur la terre ? Vivez-vous ? </text:span><text:bookmark text:name="79"/><text:span text:style-name="T2">Êtes-vous quelque chose — qu’un homme puisse questionner ? On dirait que vous me comprenez, — à voir chacune de vous placer son doigt noueux — sur ses lèvres de parchemin… Vous devez être femmes, — et pourtant vos barbes m’empêchent de croire — que vous l’êtes. </text:span></text:p>
                  <text:p text:style-name="P27"/>
                  <text:p text:style-name="P19"><text:soft-page-break/>MACBETH</text:p>
                  <text:p text:style-name="P18">Parlez, si vous pouvez… Qui êtes-vous ? </text:p>
                  <text:p text:style-name="P27"/>
                  <text:p text:style-name="P19">PREMIÈRE SORCIÈRE</text:p>
                  <text:p text:style-name="P23">— <text:span text:style-name="T2">Salut, Macbeth ! salut à toi, thane de Glamis </text:span><text:bookmark text:name="Ret_7"/><text:a xlink:type="simple" xlink:href="https://fr.wikisource.org/wiki/Notes_sur_Macbeth,_le_roi_Jean_et_Richard_III/Traduction_Hugo,_1866#Note_7" text:style-name="Internet_20_link" text:visited-style-name="Visited_20_Internet_20_Link">(7)</text:a><text:span text:style-name="T2"> ! </text:span></text:p>
                  <text:p text:style-name="P27"/>
                  <text:p text:style-name="P19">DEUXIÈME SORCIÈRE</text:p>
                  <text:p text:style-name="P23">— <text:span text:style-name="T2">Salut, Macbeth ! salut à toi, thane de Cawdor </text:span><text:bookmark text:name="Ret_8"/><text:a xlink:type="simple" xlink:href="https://fr.wikisource.org/wiki/Notes_sur_Macbeth,_le_roi_Jean_et_Richard_III/Traduction_Hugo,_1866#Note_8" text:style-name="Internet_20_link" text:visited-style-name="Visited_20_Internet_20_Link">(9)</text:a><text:span text:style-name="T2"> ! </text:span></text:p>
                  <text:p text:style-name="P27"/>
                  <text:p text:style-name="P19">TROISIÈME SORCIÈRE</text:p>
                  <text:p text:style-name="P23">— <text:span text:style-name="T2">Salut, Macbeth qui plus tard seras roi ! </text:span></text:p>
                  <text:p text:style-name="P27"/>
                  <text:p text:style-name="P19">BANQUO</text:p>
                  <text:p text:style-name="P23">— <text:span text:style-name="T2">Mon bon seigneur, pourquoi tressaillez-vous, et semblez-vous craindre — des choses qui sonnent si bien ? </text:span></text:p>
                  <text:p text:style-name="P18"><text:span text:style-name="T1">Aux sorcières.</text:span> </text:p>
                  <text:p text:style-name="P18">Au nom de la vérité, — êtes-vous fantastiques, ou êtes-vous vraiment — ce qu’extérieurement vous paraissez ? Vous saluez — mon noble compagnon de ses titres présents et de la haute prédiction — d’une noble fortune et d’un avenir royal, — si bien qu’il en semble ravi. À moi vous ne parlez pas. — Si vous pouvez voir dans les germes du temps, — et dire quelle graine grandira et quelle ne grandira pas, — parlez-moi donc, à moi qui ne mendie et ne redoute — ni vos faveurs ni votre haine. </text:p>
                  <text:p text:style-name="P27"/>
                  <text:p text:style-name="P19">PREMIÈRE SORCIÈRE</text:p>
                  <text:p text:style-name="P18">Salut ! </text:p>
                  <text:p text:style-name="P27"/>
                  <text:p text:style-name="P19">DEUXIÈME SORCIÈRE</text:p>
                  <text:p text:style-name="P18">Salut ! </text:p>
                  <text:p text:style-name="P27"/>
                  <text:p text:style-name="P19">TROISIÈME SORCIÈRE</text:p>
                  <text:p text:style-name="P18">Salut ! <text:bookmark text:name="80"/></text:p>
                  <text:p text:style-name="P27"/>
                  <text:p text:style-name="P19">PREMIÈRE SORCIÈRE</text:p>
                  <text:p text:style-name="P23">— <text:span text:style-name="T2">Moindre que Macbeth, et plus grand ! </text:span></text:p>
                  <text:p text:style-name="P27"/>
                  <text:p text:style-name="P19">DEUXIÈME SORCIÈRE</text:p>
                  <text:p text:style-name="P23">— <text:span text:style-name="T2">Pas si heureux, pourtant bien plus heureux ! </text:span></text:p>
                  <text:p text:style-name="P27"/>
                  <text:p text:style-name="P19">TROISIÈME SORCIÈRE</text:p>
                  <text:p text:style-name="P23">— <text:span text:style-name="T2">Tu engendreras des rois, — sans être roi toi-même ; — donc, salut, Macbeth et Banquo ! </text:span></text:p>
                  <text:p text:style-name="P27"/>
                  <text:p text:style-name="P19">PREMIÈRE SORCIÈRE</text:p>
                  <text:p text:style-name="P23">— <text:span text:style-name="T2">Banquo et Macbeth, salut ! </text:span></text:p>
                  <text:p text:style-name="P27"/>
                  <text:p text:style-name="P19">MACBETH</text:p>
                  <text:p text:style-name="P23">— <text:span text:style-name="T2">Demeurez, oracles imparfaits, dites-m’en davantage. — Par la mort de Sinel, je le sais, je suis thane de Glamis, — mais comment de Cawdor ? Le thane de Cawdor vit, — gentilhomme </text:span><text:soft-page-break/><text:span text:style-name="T2">prospère ; et, quant à être roi, — cela n’est pas plus dans la perspective de ma croyance — que d’être thane de Cawdor. Dites de qui — vous tenez cette étrange renseignement, ou pourquoi — sur cette bruyère désolée vous barrez notre chemin — de ces prophétiques saluts. Parlez, je vous l’ordonne. </text:span></text:p>
                  <text:p text:style-name="P22">Les sorcières s’évanouissent.</text:p>
                  <text:p text:style-name="P23"/>
                  <text:p text:style-name="P27"/>
                  <text:p text:style-name="P19">BANQUO</text:p>
                  <text:p text:style-name="P23">— <text:span text:style-name="T2">La terre a, comme l’eau, des bulles d’air, — et celles-ci en sont : où se sont-elles évanouies ? </text:span></text:p>
                  <text:p text:style-name="P27"/>
                  <text:p text:style-name="P19">MACBETH</text:p>
                  <text:p text:style-name="P23">— <text:span text:style-name="T2">Dans l’air : et ce qui semblait avoir un corps s’est fondu — comme un souffle dans le vent… Que ne sont-elles restées ! </text:span></text:p>
                  <text:p text:style-name="P27"/>
                  <text:p text:style-name="P19">BANQUO</text:p>
                  <text:p text:style-name="P23">— <text:span text:style-name="T2">Les êtres dont nous parlons étaient-ils ici vraiment, — ou avons-nous mangé de cette racine insensée — qui fait la raison prisonnière ? </text:span></text:p>
                  <text:p text:style-name="P27"/>
                  <text:p text:style-name="P19">MACBETH</text:p>
                  <text:p text:style-name="P23">— <text:span text:style-name="T2">Vos enfants seront rois ! </text:span><text:bookmark text:name="81"/></text:p>
                  <text:p text:style-name="P27"/>
                  <text:p text:style-name="P19">BANQUO</text:p>
                  <text:p text:style-name="P18">Vous serez roi ! </text:p>
                  <text:p text:style-name="P27"/>
                  <text:p text:style-name="P19">MACBETH</text:p>
                  <text:p text:style-name="P23">— <text:span text:style-name="T2">Et thane de Cawdor aussi ! Ne l’ont-elles pas dit ? </text:span></text:p>
                  <text:p text:style-name="P27"/>
                  <text:p text:style-name="P19">BANQUO</text:p>
                  <text:p text:style-name="P23">— <text:span text:style-name="T2">En propres termes, avec le même accent… Qui va là ? </text:span></text:p>
                  <text:p text:style-name="P23"/>
                  <text:p text:style-name="P21">Entrent Rosse et Angus.</text:p>
                  <text:p text:style-name="P23"/>
                  <text:p text:style-name="P27"/>
                  <text:p text:style-name="P19">ROSSE</text:p>
                  <text:p text:style-name="P23">— <text:span text:style-name="T2">Le roi a reçu avec bonheur, Macbeth, — la nouvelle de ton succès : et, à la lecture — de tes aventures personnelles dans le combat contre les révoltés, — son admiration et son enthousiasme hésitent — à s’exprimer autant qu’à se taire. Interdit par tes exploits, — dans le cours de la même journée, — il te trouve au plus épais des rangs norwégiens, — impassible devant tous ces spectres étranges — que tu fais toi-même. Avec la rapidité de la parole, — les courriers succédaient aux courriers, et chacun d’eux — rapportait tes prouesses dans cette grandiose défense de son royaume, — et les versait à ses pieds. </text:span></text:p>
                  <text:p text:style-name="P27"/>
                  <text:p text:style-name="P19">ANGUS</text:p>
                  <text:p text:style-name="P18">Nous sommes envoyés — pour te transmettre les remercîments de notre royal maître : — chargés seulement de t’introduire en sa présence, et non de te récompenser. </text:p>
                  <text:p text:style-name="P27"/>
                  <text:p text:style-name="P19">ROSSE</text:p>
                  <text:p text:style-name="P23"><text:soft-page-break/>— <text:span text:style-name="T2">Et, comme arrhes d’un plus grand honneur, — il m’a dit de t’appeler, de sa part, thane de Cawdor. — Salut donc, digne thane, sous ce titre nouveau, — car il est à toi ! </text:span></text:p>
                  <text:p text:style-name="P27"/>
                  <text:p text:style-name="P19">BANQUO</text:p>
                  <text:p text:style-name="P18">Quoi donc ! le diable peut-il dire vrai ? <text:bookmark text:name="82"/></text:p>
                  <text:p text:style-name="P27"/>
                  <text:p text:style-name="P19">MACBETH</text:p>
                  <text:p text:style-name="P23">— <text:span text:style-name="T2">Le thane de Cawdor vit. Pourquoi me revêtez-vous — de manteaux empruntés ? </text:span></text:p>
                  <text:p text:style-name="P27"/>
                  <text:p text:style-name="P19">ANGUS</text:p>
                  <text:p text:style-name="P18">Celui qui était thane de Cawdor vit encore ; — mais un lourd jugement pèse sur sa vie, — qu’il a mérité de perdre. Était-il ouvertement ligué — avec ceux de Norwége, ou a-t-il appuyé le rebelle — par des secours et des subsides cachés, ou bien a-t-il travaillé — par une double complicité au naufrage de son pays ? je ne sais pas : — mais le crime de haute trahison prouvé et avoué — a causé sa chute. </text:p>
                  <text:p text:style-name="P27"/>
                  <text:p text:style-name="P19">MACBETH<text:span text:style-name="T1">, à part</text:span></text:p>
                  <text:p text:style-name="P18">Glamis, et thane de Cawdor ! — Le plus grand est encore à venir ! </text:p>
                  <text:p text:style-name="P18"><text:span text:style-name="T1">Haut, à Angus.</text:span> </text:p>
                  <text:p text:style-name="P18">Merci pour votre peine. </text:p>
                  <text:p text:style-name="P18"><text:span text:style-name="T1">Bas, à Banquo.</text:span> </text:p>
                  <text:p text:style-name="P23">— <text:span text:style-name="T2">N’espérez-vous pas que vos enfants seront rois, — puisque celles qui m’ont donné le titre de Cawdor — ne leur ont pas promis moins qu’un trône ? </text:span></text:p>
                  <text:p text:style-name="P27"/>
                  <text:p text:style-name="P19">BANQUO</text:p>
                  <text:p text:style-name="P18">Une conviction aussi absolue — pourrait bien élever votre ardeur jusqu’à la couronne, — au-dessus du titre de Cawdor. Mais c’est étrange. — Souvent, pour nous attirer à notre perte, — les instruments des ténèbres nous disent des vérités ; — ils nous séduisent par d’innocentes bagatelles, pour nous pousser en traître — aux conséquences les plus profondes. </text:p>
                  <text:p text:style-name="P18"><text:span text:style-name="T1">À Rosse et à Angus.</text:span> </text:p>
                  <text:p text:style-name="P23">— <text:span text:style-name="T2">Cousins, un mot, je vous prie. </text:span></text:p>
                  <text:p text:style-name="P27"/>
                  <text:p text:style-name="P19">MACBETH<text:span text:style-name="T1">, à part</text:span></text:p>
                  <text:p text:style-name="P18">Deux vérités ont été dites, — heureux prologues à ce drame gros — d’un dénoûment impérial. <text:bookmark text:name="83"/></text:p>
                  <text:p text:style-name="P18"><text:span text:style-name="T1">À Rosse et à Angus.</text:span> </text:p>
                  <text:p text:style-name="P18">Merci, messieurs. </text:p>
                  <text:p text:style-name="P18"><text:span text:style-name="T1">À part.</text:span> </text:p>
                  <text:p text:style-name="P23">— <text:span text:style-name="T2">Cette sollicitation surnaturelle — ne peut être mauvaise, ne peut être bonne… Si elle est mauvaise, — pourquoi m’a-t-elle donné un gage de succès, — en commençant par une vérité ? Je suis thane de Cawdor. — Si elle est bonne, pourquoi cédé-je à une suggestion — dont l’épouvantable image fait que mes cheveux se dressent — et que mon cœur si ferme se heurte à mes côtes, — malgré les lois de la nature ? L’inquiétude présente — est moindre que l’horreur imaginaire. — Ma pensée, où le meurtre n’est encore que fantastique, — ébranle à ce point ma faible nature d’homme, que ses fonctions — sont paralysées par une conjecture : et rien n’est pour moi — que ce qui n’est pas. </text:span></text:p>
                  <text:p text:style-name="P27"/>
                  <text:p text:style-name="P19"><text:soft-page-break/>BANQUO</text:p>
                  <text:p text:style-name="P18">Voyez comme notre compagnon est absorbé. </text:p>
                  <text:p text:style-name="P27"/>
                  <text:p text:style-name="P19">MACBETH</text:p>
                  <text:p text:style-name="P23">— <text:span text:style-name="T2">Si la chance veut me faire roi, en bien, la chance peut me couronner — sans que je m’en mêle. </text:span></text:p>
                  <text:p text:style-name="P27"/>
                  <text:p text:style-name="P19">BANQUO</text:p>
                  <text:p text:style-name="P18">Les honneurs nouveaux se posent sur lui — comme des vêtements encore étrangers : il n’adhéreront à leur moule — que par l’usage. </text:p>
                  <text:p text:style-name="P27"/>
                  <text:p text:style-name="P19">MACBETH</text:p>
                  <text:p text:style-name="P18">Advienne que pourra. — Le temps et l’occasion passent à travers la plus orageuse journée. </text:p>
                  <text:p text:style-name="P27"/>
                  <text:p text:style-name="P19">BANQUO</text:p>
                  <text:p text:style-name="P23">— <text:span text:style-name="T2">Digne Macbeth, nous attendons votre bon plaisir. </text:span></text:p>
                  <text:p text:style-name="P27"/>
                  <text:p text:style-name="P19">MACBETH<text:span text:style-name="T1">, à Rosse et à Angus</text:span></text:p>
                  <text:p text:style-name="P23">— <text:span text:style-name="T2">Excusez-moi : mon sombre cerveau était travaillé — par des choses oubliées. — Bons seigneurs, vos services — sont consignés sur un registre dont je tourne </text:span><text:bookmark text:name="84"/><text:span text:style-name="T2">chaque jour — la feuille pour les lire. Allons vers le roi. </text:span></text:p>
                  <text:p text:style-name="P18"><text:span text:style-name="T1">À Banquo.</text:span> </text:p>
                  <text:p text:style-name="P23">— <text:span text:style-name="T2">Pensez à ce qui est arrivé ; et, dans quelque temps, — après un intérim de réflexions, nous nous parlerons — l’un à l’autre à cœur ouvert. </text:span></text:p>
                  <text:p text:style-name="P27"/>
                  <text:p text:style-name="P19">BANQUO</text:p>
                  <text:p text:style-name="P18">Très-volontiers. </text:p>
                  <text:p text:style-name="P27"/>
                  <text:p text:style-name="P19">MACBETH</text:p>
                  <text:p text:style-name="P23">— <text:span text:style-name="T2">Jusque-là, assez !… Allons, amis ! </text:span></text:p>
                  <text:p text:style-name="P22">Ils sortent.</text:p>
                  <text:p text:style-name="P23"/>
                  <text:p text:style-name="P26"/>
                  <text:h text:style-name="P45" text:outline-level="4"><text:bookmark text:name="Sc.C3.A8ne_IV"/><text:bookmark text:name="Scène_IV"/>Scène IV</text:h>
                  <text:p text:style-name="P26"><text:span text:style-name="T3">[Fores. Une chambre dans le palais. Fanfare.] </text:span><text:bookmark text:name="lien_9"/><text:a xlink:type="simple" xlink:href="https://fr.wikisource.org/wiki/Macbeth/Traduction_Hugo#ancrage_9" text:style-name="Internet_20_link" text:visited-style-name="Visited_20_Internet_20_Link"><text:span text:style-name="T13">(9)</text:span></text:a></text:p>
                  <text:p text:style-name="P23"/>
                  <text:p text:style-name="P21">Entrent Duncan, Malcolm, Donalbain, Lenox et leur suite.</text:p>
                  <text:p text:style-name="P23"/>
                  <text:p text:style-name="P27"/>
                  <text:p text:style-name="P19">DUNCAN</text:p>
                  <text:p text:style-name="P23">— <text:span text:style-name="T2">A-t-on exécuté Cawdor ? Est-ce que — ceux de la commission ne sont pas encore de retour ? </text:span></text:p>
                  <text:p text:style-name="P27"/>
                  <text:p text:style-name="P19">MALCOLM</text:p>
                  <text:p text:style-name="P18">Mon suzerain, — ils ne sont pas encore revenus, mais j’ai parlé — à quelqu’un qui l’a vu mourir. D’après son rapport, — Cawdor a très-franchement avoué sa trahison, — imploré le pardon de votre altesse et montré — un profond repentir ; rien dans sa vie — ne l’honore plus que la façon dont il l’a quittée : il est mort — en homme qui s’était étudié à mourir, — jetant son bien le plus précieux — comme un futile colifichet. </text:p>
                  <text:p text:style-name="P27"><text:soft-page-break/></text:p>
                  <text:p text:style-name="P19">DUNCAN</text:p>
                  <text:p text:style-name="P18">Il n’y a pas d’art — pour découvrir sur le visage les dispositions de l’âme : — c’était un gentilhomme sur qui <text:bookmark text:name="85"/>j’avais fondé — une confiance absolue… Oh ! mon noble cousin ! </text:p>
                  <text:p text:style-name="P21">Entrent Macbeth, Banquo, Rosse et Angus.</text:p>
                  <text:p text:style-name="P18"><text:span text:style-name="T1">À Macbeth.</text:span> </text:p>
                  <text:p text:style-name="P23">— <text:span text:style-name="T2">Le péché de mon ingratitude me — pesait déjà. Tu es si loin en avant — que la reconnaissance volant à tire d’ailes est lente — à te rattraper. Que n’as-tu mérité moins ? — Une juste proportion de remercîments et de récompenses — m’eût été possible. Tout ce qui me reste à dire, — c’est qu’il t’est dû plus que je ne puis te payer. </text:span></text:p>
                  <text:p text:style-name="P27"/>
                  <text:p text:style-name="P19">MACBETH</text:p>
                  <text:p text:style-name="P23">— <text:span text:style-name="T2">L’obéissance et la loyauté que je vous dois — se paient elles-mêmes en agissant. Le rôle de votre altesse — est de recevoir nos devoirs ; et nos devoirs — sont, pour votre trône et pour l’État, des enfants, des serviteurs — qui ne font que le juste en faisant tout — consciencieusement pour votre bonheur et votre gloire. </text:span></text:p>
                  <text:p text:style-name="P27"/>
                  <text:p text:style-name="P19">DUNCAN<text:span text:style-name="T1">, à Macbeth</text:span></text:p>
                  <text:p text:style-name="P18">Sois le bienvenu ici ! — Je viens de te planter, et je travaillerai — à te faire parvenir à la plus haute croissance. </text:p>
                  <text:p text:style-name="P18"><text:span text:style-name="T1">À Banquo.</text:span> </text:p>
                  <text:p text:style-name="P18">Noble Banquo, — toi qui n’as pas moins mérité, et dont les services — doivent être également reconnus, laisse-moi t’embrasser — et te tenir sur mon cœur. </text:p>
                  <text:p text:style-name="P27"/>
                  <text:p text:style-name="P19">BANQUO</text:p>
                  <text:p text:style-name="P18">Si j’y jette racine, — la récolte est pour vous. </text:p>
                  <text:p text:style-name="P27"/>
                  <text:p text:style-name="P19">DUNCAN</text:p>
                  <text:p text:style-name="P18">Ma joie exubérante, — débordant dans sa plénitude, cherche à se déguiser — en larmes de tristesse. Mes fils, mes parents, vous, thanes, — et vous, les plus près d’eux <text:bookmark text:name="86"/>en dignité, sachez — que nous voulons léguer notre empire à — notre aîné, Malcolm, que nous nommons désormais — prince de Cumberland. Ces honneurs, — à lui conférés, ne doivent pas être isolés, — mais les signes nobiliaires brilleront, comme des étoiles, — sur tous ceux qui les méritent. Partons pour Inverness, — et attachez-nous plus étroitement à vous. </text:p>
                  <text:p text:style-name="P27"/>
                  <text:p text:style-name="P19">MACBETH</text:p>
                  <text:p text:style-name="P23">— <text:span text:style-name="T2">Le loisir, que je n’emploie pas pour vous, est fatigue. — Je serai moi-même votre courrier, et je rendrai joyeuse — ma femme à l’annonce de votre approche. — Sur ce, je prends humblement congé de vous. </text:span></text:p>
                  <text:p text:style-name="P27"/>
                  <text:p text:style-name="P19">DUNCAN</text:p>
                  <text:p text:style-name="P18">Mon digne Cawdor ! </text:p>
                  <text:p text:style-name="P27"/>
                  <text:p text:style-name="P19">MACBETH<text:span text:style-name="T1">, à part</text:span></text:p>
                  <text:p text:style-name="P23">— <text:span text:style-name="T2">Le prince de Cumberland ! Voilà une marche — que je dois franchir sous peine de faire une chute, — car elle est en travers de mon chemin. Étoiles, cachez vos feux ! — Que la lumière ne voie </text:span><text:soft-page-break/><text:span text:style-name="T2">pas mes sombres et profonds désirs ! — Que l’œil se ferme sur le geste ! Et pourtant — puissé-je voir accomplie la chose dont l’œil s’effraie ! </text:span></text:p>
                  <text:p text:style-name="P22">Il sort.</text:p>
                  <text:p text:style-name="P23"/>
                  <text:p text:style-name="P27"/>
                  <text:p text:style-name="P19">DUNCAN</text:p>
                  <text:p text:style-name="P23">— <text:span text:style-name="T2">C’est vrai, digne Banquo, il est aussi vaillant que tu le dis. — Je me nourris des éloges qu’il reçoit ; — c’est un banquet pour moi. Suivons-le, lui — dont le zèle nous a devancé pour nous préparer la bienvenue. — C’est un parent sans égal. — </text:span></text:p>
                  <text:p text:style-name="P22">Fanfares. Ils sortent.</text:p>
                  <text:p text:style-name="P23"><text:bookmark text:name="87"/></text:p>
                  <text:p text:style-name="P23"/>
                  <text:p text:style-name="P26"/>
                  <text:h text:style-name="P45" text:outline-level="4"><text:bookmark text:name="Sc.C3.A8ne_V"/><text:bookmark text:name="Scène_V"/>Scène V</text:h>
                  <text:p text:style-name="P26"><text:span text:style-name="T3">[Inverness. Une salle dans le château de Macbeth.] </text:span><text:bookmark text:name="Ret_10"/><text:a xlink:type="simple" xlink:href="https://fr.wikisource.org/wiki/Notes_sur_Macbeth,_le_roi_Jean_et_Richard_III/Traduction_Hugo,_1866#Note_10" text:style-name="Internet_20_link" text:visited-style-name="Visited_20_Internet_20_Link">(10)</text:a></text:p>
                  <text:p text:style-name="P23"/>
                  <text:p text:style-name="P21">Entre Lady Macbeth, lisant une lettre.</text:p>
                  <text:p text:style-name="P23"/>
                  <text:p text:style-name="P27"/>
                  <text:p text:style-name="P19">LADY MACBETH</text:p>
                  <text:p text:style-name="P18">« Elles sont venues à ma rencontre au jour du succès, et j’ai appris par la plus complète révélation qu’elles ont en elles une connaissance plus qu’humaine. Quand je brûlais du désir de les questionner plus à fond, elles sont devenues l’air même, dans lequel elles se sont évanouies. J’étais encore ravi par la surprise quand sont arrivés des messagers du roi qui m’ont proclamé thane de Cawdor, titre dont venaient de me saluer les sœurs fatidiques, en m’ajournant aux temps à venir par ces mots : <text:span text:style-name="T1">Salut à toi, qui seras roi !</text:span> J’ai trouvé bon de te confier cela, compagne chérie de ma grandeur, afin que tu ne perdes pas ta part légitime de joie, dans l’ignorance de la grandeur qui t’est promise. Garde cela dans ton cœur, et adieu ! » </text:p>
                  <text:p text:style-name="P23">— <text:span text:style-name="T2">Tu es Glamis et Cawdor, et tu seras — ce qu’on t’a promis… Mais je me défie de ta nature : — elle est trop pleine du lait de la tendresse humaine — pour que tu saisisses le plus court chemin. Tu veux bien être grand ; — tu as de l’ambition, mais pourvu — qu’elle soit sans malaise. Ce que tu veux hautement, — tu le veux saintement : tu ne voudrais pas tricher, — et tu voudrais bien mal gagner. Ton but, noble Glamis, — te crie : « Fais cela pour m’atteindre. » — Et cela, tu as plutôt peur de le faire — que désir de ne pas le faire. Accours ici, — que je verse mes esprits dans ton oreille, — et que ma langue </text:span><text:bookmark text:name="88"/><text:span text:style-name="T2">valeureuse chasse — tout ce qui t’écarte du cercle d’or — dont le destin et une puissance surnaturelle semblent — avoir couronné. </text:span></text:p>
                  <text:p text:style-name="P21">Entre un serviteur.</text:p>
                  <text:p text:style-name="P18">Quelles nouvelles apportez-vous ? </text:p>
                  <text:p text:style-name="P27"/>
                  <text:p text:style-name="P19">LE SERVITEUR</text:p>
                  <text:p text:style-name="P23">— <text:span text:style-name="T2">Le roi arrive ici ce soir. </text:span></text:p>
                  <text:p text:style-name="P27"/>
                  <text:p text:style-name="P19">LADY MACBETH</text:p>
                  <text:p text:style-name="P18">Tu es fou de dire cela. — Est-ce que ton maître n’est pas avec lui ? Si cela était, — il m’aurait avertie de faire des préparatifs. </text:p>
                  <text:p text:style-name="P27"/>
                  <text:p text:style-name="P19"><text:soft-page-break/>LE SERVITEUR</text:p>
                  <text:p text:style-name="P23">— <text:span text:style-name="T2">La chose est certaine, ne vous en déplaise ; notre thane approche ; — il s’est fait devancer par un de mes camarades, — qui, presque mort d’essoufflement, a eu à peine la force — d’accomplir son message. </text:span></text:p>
                  <text:p text:style-name="P27"/>
                  <text:p text:style-name="P19">LADY MACBETH</text:p>
                  <text:p text:style-name="P18">Qu’on prenne soin de lui : — il apporte une grande nouvelle. </text:p>
                  <text:p text:style-name="P22">Le serviteur sort.</text:p>
                  <text:p text:style-name="P27"/>
                  <text:p text:style-name="P19">LADY MACBETH<text:span text:style-name="T1">, seule, continuant</text:span></text:p>
                  <text:p text:style-name="P18">Le corbeau lui-même s’est enroué — à croasser l’entrée fatale de Duncan — sous mes créneaux. Venez, venez, esprits — qui assistez les pensées meurtrières ! Désexez-moi ici, — et, du crâne au talon, remplissez-moi toute — de la plus atroce cruauté. Épaississez mon sang, — fermez en moi tout accès, tout passage au remords ; — qu’aucun retour compatissant de la nature — n’ébranle ma volonté farouche et ne s’interpose — entre elle et l’exécution ! Venez à mes mamelles de femme, — et changez mon lait en fiel, vous, ministres du meurtre, — quel que soit le lieu où, invisibles substances, — vous aidiez à la violation de la nature. <text:bookmark text:name="89"/>Viens, nuit épaisse, — et enveloppe-toi de la plus sombre fumée de l’enfer : — que mon couteau aigu ne voie pas la blessure qu’il va faire ; — et que le ciel ne puisse pas poindre à travers le linceul des ténèbres, — et me crier : Arrête ! arrête ! </text:p>
                  <text:p text:style-name="P23"/>
                  <text:p text:style-name="P21">Entre Macbeth.</text:p>
                  <text:p text:style-name="P23"/>
                  <text:p text:style-name="P27"/>
                  <text:p text:style-name="P19">LADY MACBETH<text:span text:style-name="T1">, continuant</text:span></text:p>
                  <text:p text:style-name="P18">Grand Glamis ! Digne Cawdor ! — plus grand que tout cela par le salut futur ! Ta lettre m’a transportée au delà — de ce présent ignorant, et je ne sens plus — dans l’instant que l’avenir. </text:p>
                  <text:p text:style-name="P27"/>
                  <text:p text:style-name="P19">MACBETH</text:p>
                  <text:p text:style-name="P18">Mon cher amour, — Duncan arrive ici ce soir. </text:p>
                  <text:p text:style-name="P27"/>
                  <text:p text:style-name="P19">LADY MACBETH</text:p>
                  <text:p text:style-name="P18">Et quand repart-il ? </text:p>
                  <text:p text:style-name="P27"/>
                  <text:p text:style-name="P19">MACBETH</text:p>
                  <text:p text:style-name="P23">— <text:span text:style-name="T2">Demain… C’est son intention. </text:span></text:p>
                  <text:p text:style-name="P27"/>
                  <text:p text:style-name="P19">LADY MACBETH</text:p>
                  <text:p text:style-name="P18">Oh ! jamais — le soleil ne verra ce demain ! — Votre visage, mon thane, est comme un livre où les hommes — peuvent lire d’étranges choses… Pour tromper le monde, — paraissez comme le monde : ayez la cordialité dans le regard, — dans le geste, dans la voix ; ayez l’air de la fleur innocente, — mais soyez le serpent qu’elle couvre. Il faut pourvoir — à celui qui va venir ; et c’est moi que vous chargerez — de dépêcher la grande affaire de cette nuit, — qui, pour toutes les nuits et tous les jours avenir, — nous assurera une autocratie souveraine et l’empire absolu. </text:p>
                  <text:p text:style-name="P27"/>
                  <text:p text:style-name="P19">MACBETH</text:p>
                  <text:p text:style-name="P23">— <text:span text:style-name="T2">Nous en reparlerons. </text:span><text:bookmark text:name="90"/></text:p>
                  <text:p text:style-name="P27"/>
                  <text:p text:style-name="P19"><text:soft-page-break/>LADY MACBETH</text:p>
                  <text:p text:style-name="P18">Ayez seulement le front serein : — il faut toujours craindre de changer de visage. — Pour le reste, laissez-moi faire. </text:p>
                  <text:p text:style-name="P22">Ils sortent.</text:p>
                  <text:p text:style-name="P23"/>
                  <text:p text:style-name="P26"/>
                  <text:h text:style-name="P45" text:outline-level="4"><text:bookmark text:name="Sc.C3.A8ne_VI"/><text:bookmark text:name="Scène_VI"/>Scène VI</text:h>
                  <text:p text:style-name="P21">[Devant le château. Hautbois.]</text:p>
                  <text:p text:style-name="P23"/>
                  <text:p text:style-name="P21">Les serviteurs de Macbeth font la haie. Entrent Duncan, Malcolm, Donalbain, Banquo, Lenox, Macduff, Rosse, Angus et la suite.</text:p>
                  <text:p text:style-name="P23"/>
                  <text:p text:style-name="P27"/>
                  <text:p text:style-name="P19">DUNCAN</text:p>
                  <text:p text:style-name="P23">— <text:span text:style-name="T2">La situation de ce château est charmante : l’air — se recommande légèrement et doucement — à nos sens délicats. </text:span></text:p>
                  <text:p text:style-name="P27"/>
                  <text:p text:style-name="P19">BANQUO</text:p>
                  <text:p text:style-name="P18">Cet hôte de l’été, — le martinet familier des temples prouve, — par sa chère résidence, que l’haleine du ciel — a ici des caresses embaumées ; pas de saillie, de frise, d’arc-boutant, — de coin favorable, où cet oiseau — n’ait suspendu son lit et son berceau fécond. — J’ai observé qu’où cet oiseau habite et multiplie, l’air — est très-pur. </text:p>
                  <text:p text:style-name="P23"/>
                  <text:p text:style-name="P21">Entre Lady Macbeth.</text:p>
                  <text:p text:style-name="P23"/>
                  <text:p text:style-name="P27"/>
                  <text:p text:style-name="P19">DUNCAN</text:p>
                  <text:p text:style-name="P18">Voyez ! voyez ! notre hôtesse honorée ! — L’amour qui nous poursuit a beau nous déranger parfois : — il a toujours nos remerciements, comme amour. C’est vous dire — qu’il vous faut demander à Dieu de nous bénir </text:p>
                  <text:p text:style-name="P18">pour vos peines, — et nous remercier de vous déranger. <text:bookmark text:name="91"/></text:p>
                  <text:p text:style-name="P27"/>
                  <text:p text:style-name="P19">LADY MACBETH</text:p>
                  <text:p text:style-name="P18">Tous nos services, — fussent-ils en tout point doublés et quadruplés, — seraient une pauvre et solitaire offrande, opposés — à cette masse profonde d’honneurs dont — votre majesté accable notre maison. Vos bienfaits passés, — et les dignités récentes que vous y avez ajoutées, — font de nous des ermites voués à prier pour vous. </text:p>
                  <text:p text:style-name="P27"/>
                  <text:p text:style-name="P19">DUNCAN</text:p>
                  <text:p text:style-name="P18">Où est le thane de Cawdor ? — Nous courions après lui, dans l’intention — d’être son maréchal des logis, mais il est bon cavalier, — et son grand amour, aussi excitant que l’éperon, l’a amené — avant nous chez lui. Belle et noble hôtesse, — nous sommes votre hôte cette nuit. </text:p>
                  <text:p text:style-name="P27"/>
                  <text:p text:style-name="P19">LADY MACBETH</text:p>
                  <text:p text:style-name="P18">Vos serviteurs — tiennent leur existence même et tout ce qui est à eux pour un dépôt — dont ils doivent compte à votre altesse, — afin de lui rendre toujours ce qui lui est dû. </text:p>
                  <text:p text:style-name="P27"><text:soft-page-break/></text:p>
                  <text:p text:style-name="P19">DUNCAN</text:p>
                  <text:p text:style-name="P18">Donnez-moi votre main ; — conduisez-moi à mon hôte : nous l’aimons grandement, — et nous lui continuerons nos faveurs. — Hôtesse, avec votre permission ! </text:p>
                  <text:p text:style-name="P22">Ils sortent.</text:p>
                  <text:p text:style-name="P23"/>
                  <text:p text:style-name="P26"/>
                  <text:h text:style-name="P45" text:outline-level="4"><text:bookmark text:name="Sc.C3.A8ne_VII"/><text:bookmark text:name="Scène_VII"/>Scène VII</text:h>
                  <text:p text:style-name="P21">[Une chambre dans le château.]</text:p>
                  <text:p text:style-name="P23"/>
                  <text:p text:style-name="P21">Hautbois et torches. Un écuyer tranchant et des valets, faisant le service et portant des plats, entrent et traversent le théâtre. Puis entre Macbeth.</text:p>
                  <text:p text:style-name="P23"/>
                  <text:p text:style-name="P27"/>
                  <text:p text:style-name="P19">MACBETH</text:p>
                  <text:p text:style-name="P23">— <text:span text:style-name="T2">Si, une fois fait, c’était fini, il serait bon — que ce fût vite fait. Si l’assassinat — pouvait entraver les </text:span><text:bookmark text:name="92"/><text:span text:style-name="T2">conséquences, et par son accomplissement — assurer le succès, si ce coup — pouvait être tout et la fin de tout, ici-bas, — rien qu’ici-bas, sur le sable mouvant de ce monde, — je me jetterais tête baissée dans la vie à venir. Mais ces actes-là — trouvent toujours ici-bas leur sentence. Les leçons sanglantes — que nous enseignons reviennent, une fois apprises, — châtier le précepteur. La justice à la main impartiale — présente le calice empoisonné par nous — à nos propres lèvres… Il est ici sous une double sauvegarde : — d’abord, je suis son parent et son sujet, — deux raisons puissantes contre l’action ; ensuite, je suis son hôte : — à ce titre, je devrais fermer la porte au meurtrier, — et non porter moi-même le couteau. Et puis, ce Duncan — a usé si doucement de son pouvoir, il a été — si pur dans ses hautes fonctions, que ses vertus — emboucheraient la trompette des anges pour dénoncer — le crime damné qui l’aurait fait disparaître ; — et la pitié, pareille à un nouveau-né tout nu, — chevauchant sur l’ouragan, ou à un chérubin céleste — qui monte les coursiers invisibles de l’air, — soufflerait l’horrible action dans les yeux de tous, — jusqu’à noyer le vent dans un déluge de larmes… Je n’ai, — pour presser les flancs de ma volonté, que l’éperon — d’une ambition qui prend trop d’élan — et se laisse désarçonner… Eh bien ! quoi de nouveau ? </text:span></text:p>
                  <text:p text:style-name="P23"/>
                  <text:p text:style-name="P21">Entre Lady Macbeth.</text:p>
                  <text:p text:style-name="P23"/>
                  <text:p text:style-name="P27"/>
                  <text:p text:style-name="P19">LADY MACBETH</text:p>
                  <text:p text:style-name="P23">— <text:span text:style-name="T2">Il a presque soupé : pourquoi avez-vous quitté la salle ? </text:span></text:p>
                  <text:p text:style-name="P27"/>
                  <text:p text:style-name="P19">MACBETH</text:p>
                  <text:p text:style-name="P23">— <text:span text:style-name="T2">M’a-t-il demandé ? </text:span></text:p>
                  <text:p text:style-name="P27"/>
                  <text:p text:style-name="P19">LADY MACBETH</text:p>
                  <text:p text:style-name="P18">Ne le savez-vous pas ? <text:bookmark text:name="93"/></text:p>
                  <text:p text:style-name="P27"/>
                  <text:p text:style-name="P19">MACBETH</text:p>
                  <text:p text:style-name="P23"><text:soft-page-break/>— <text:span text:style-name="T2">Nous n’irons pas plus loin dans cette affaire. — Il vient de m’honorer ; et j’ai acheté — de toutes les classes du peuple une réputation dorée — qu’il convient de porter maintenant dans l’éclat de sa fraîcheur, — et non de jeter sitôt de côté. </text:span></text:p>
                  <text:p text:style-name="P27"/>
                  <text:p text:style-name="P19">LADY MACBETH</text:p>
                  <text:p text:style-name="P23"><text:span text:style-name="T2">Était-elle donc ivre, l’espérance — dans laquelle vous vous drapiez ? s’est-elle endormie depuis ? — et ne fait-elle que se réveiller pour verdir et pâlir ainsi — devant ce qu’elle contemplait si volontiers ? Désormais — je ferai le même cas de ton amour. As-tu peur — d’être dans tes actes et dans ta résolution le même — que dans ton désir ? Voudrais-tu avoir — ce que tu estimes être l’ornement de la vie, — et vivre couard dans ta propre estime, — laissant un </text:span><text:span text:style-name="T3">je n’ose pas</text:span><text:span text:style-name="T2"> suivre un </text:span><text:span text:style-name="T3">je voudrais</text:span><text:span text:style-name="T2">, — comme le pauvre chat de l’adage </text:span><text:bookmark text:name="Ret_11"/><text:a xlink:type="simple" xlink:href="https://fr.wikisource.org/wiki/Notes_sur_Macbeth,_le_roi_Jean_et_Richard_III/Traduction_Hugo,_1866#Note_11" text:style-name="Internet_20_link" text:visited-style-name="Visited_20_Internet_20_Link">(11)</text:a><text:span text:style-name="T2"> ? </text:span></text:p>
                  <text:p text:style-name="P27"/>
                  <text:p text:style-name="P19">MACBETH</text:p>
                  <text:p text:style-name="P18">Paix ! je te prie. — J’ose tout ce qui sied à un homme ; — qui ose au delà n’en est plus un. </text:p>
                  <text:p text:style-name="P27"/>
                  <text:p text:style-name="P19">LADY MACBETH</text:p>
                  <text:p text:style-name="P18">Quelle est donc la bête — qui vous a poussé à me révéler cette affaire ? — Quand vous l’avez osé, vous étiez un homme ; — maintenant, soyez plus que vous n’étiez, vous — n’en serez que plus homme. Ni l’occasion, ni le lieu — ne s’offraient alors, et vous vouliez pourtant les créer tous deux. — Ils se sont créés d’eux-mêmes, et voilà que leur concours — vous anéantit. J’ai allaité, et je sais — combien j’aime tendrement le petit qui me tette : — eh bien, au moment où il souriait à ma face, — j’aurais arraché le bout de mon sein de ses gencives sans os, — et je lui aurais fait jaillir la cervelle, si je l’avais juré comme vous — avez juré ceci ! <text:bookmark text:name="94"/></text:p>
                  <text:p text:style-name="P27"/>
                  <text:p text:style-name="P19">MACBETH</text:p>
                  <text:p text:style-name="P18">Si nous allions échouer ? </text:p>
                  <text:p text:style-name="P27"/>
                  <text:p text:style-name="P19">LADY MACBETH</text:p>
                  <text:p text:style-name="P18">Nous, échouer ? — Chevillez seulement votre courage au point résistant, — et nous n’échouerons pas. Lorsque Duncan sera endormi, — (et le rude voyage d’aujourd’hui va l’inviter bien vite — à un somme profond), j’aurai raison — de ses deux chambellans avec du vin et de l’ale, — à ce point que la mémoire, gardienne de leur cervelle, — ne sera que fumée, et le récipient de leur raison — qu’un alambic. Quand le sommeil du porc — tiendra gisant, comme une mort, leur être submergé, — que ne pourrons-nous, vous et moi, exécuter — sur Duncan sans défense ? Que ne pourrons-nous imputer — à ses officiers, placés là, comme des éponges, pour absorber le crime — de ce grand meurtre ? </text:p>
                  <text:p text:style-name="P27"/>
                  <text:p text:style-name="P19">MACBETH</text:p>
                  <text:p text:style-name="P18">Ne mets au monde que des enfants mâles ! — car ta nature intrépide ne doit former — que des hommes… Ne sera-t-il pas admis par tous, — quand nous aurons marqué de sang ses deux — chambellans endormis et employé leurs propres poignards, — que ce sont eux qui ont fait la chose ? </text:p>
                  <text:p text:style-name="P27"/>
                  <text:p text:style-name="P19">LADY MACBETH</text:p>
                  <text:p text:style-name="P18">Qui osera admettre le contraire, — quand nous ferons rugir notre douleur et nos lamentations — sur sa mort ? </text:p>
                  <text:p text:style-name="P27"/>
                  <text:p text:style-name="P19">MACBETH</text:p>
                  <text:p text:style-name="P18"><text:soft-page-break/>Me voilà résolu : je vais tendre — tous les ressorts de mon être vers cet acte terrible. — Allons, et jouons notre monde par la plus sereine apparence. — Un visage faux doit cacher ce que sait un cœur faux. </text:p>
                  <text:p text:style-name="P22">Ils sortent.</text:p>
                  <text:p text:style-name="P23"><text:bookmark text:name="95"/></text:p>
                  <text:p text:style-name="P26"/>
                  <text:h text:style-name="P45" text:outline-level="4"><text:bookmark text:name="Sc.C3.A8ne_VIII"/><text:bookmark text:name="Scène_VIII"/>Scène VIII</text:h>
                  <text:p text:style-name="P21">[Cour dans l’intérieur du château.]</text:p>
                  <text:p text:style-name="P23"/>
                  <text:p text:style-name="P21">Entrent Banquo et Fléance précédés d’un serviteur portant un flambeau.</text:p>
                  <text:p text:style-name="P23"/>
                  <text:p text:style-name="P27"/>
                  <text:p text:style-name="P19">BANQUO</text:p>
                  <text:p text:style-name="P18">Où en est la nuit, enfant ? </text:p>
                  <text:p text:style-name="P27"/>
                  <text:p text:style-name="P19">FLÉANCE</text:p>
                  <text:p text:style-name="P23">— <text:span text:style-name="T2">La lune est couchée ; je n’ai pas entendu l’horloge. </text:span></text:p>
                  <text:p text:style-name="P27"/>
                  <text:p text:style-name="P19">BANQUO</text:p>
                  <text:p text:style-name="P23">— <text:span text:style-name="T2">Et elle se couche à minuit. </text:span></text:p>
                  <text:p text:style-name="P27"/>
                  <text:p text:style-name="P19">FLÉANCE</text:p>
                  <text:p text:style-name="P18">Je conclus qu’il est plus tard, monsieur. </text:p>
                  <text:p text:style-name="P27"/>
                  <text:p text:style-name="P19">BANQUO</text:p>
                  <text:p text:style-name="P23">— <text:span text:style-name="T2">Tiens ; prends mon épée… Le ciel fait de l’économie, — il a éteint toutes ses chandelles… Emporte ça aussi. — La sommation de la fatigue pèse sur moi comme du plomb, — et pourtant je ne voudrais pas dormir. Puissances miséricordieuses, — réprimez en moi les pensées maudites auxquelles notre nature — donne accès dans le repos !… Donne-moi mon épée. </text:span></text:p>
                  <text:p text:style-name="P22">Entrent Macbeth et un serviteur qui porte un flambeau.</text:p>
                  <text:p text:style-name="P23">— <text:span text:style-name="T2">Qui va là ? </text:span></text:p>
                  <text:p text:style-name="P27"/>
                  <text:p text:style-name="P19">MACBETH</text:p>
                  <text:p text:style-name="P18">Un ami. </text:p>
                  <text:p text:style-name="P27"/>
                  <text:p text:style-name="P19">BANQUO</text:p>
                  <text:p text:style-name="P23">— <text:span text:style-name="T2">Quoi ! monsieur, pas encore au lit ? Le roi est couché. — Il a été d’une bonne humeur rare, et il — a fait de grandes largesses à vos gens. Il présente ce diamant à </text:span><text:bookmark text:name="96"/><text:span text:style-name="T2">votre femme, — comme à la plus aimable hôtesse ; et il s’est retiré — dans un contentement inexprimable. </text:span></text:p>
                  <text:p text:style-name="P27"/>
                  <text:p text:style-name="P19">MACBETH</text:p>
                  <text:p text:style-name="P18">Prise à l’improviste, — notre hospitalité a été assujettie à l’insuffisance ; — sans cela, elle se fût, exercée largement. </text:p>
                  <text:p text:style-name="P27"/>
                  <text:p text:style-name="P19">BANQUO</text:p>
                  <text:p text:style-name="P18">Tout est bien… — J’ai rêvé, la nuit dernière, des trois sœurs fatales : — pour vous elles se sont montrées assez véridiques. </text:p>
                  <text:p text:style-name="P27"><text:soft-page-break/></text:p>
                  <text:p text:style-name="P19">MACBETH</text:p>
                  <text:p text:style-name="P18">Je n’y pense plus. — Cependant, quand nous aurons une heure à notre service, — nous échangerons quelques mots sur cette affaire, — si vous y consentez. </text:p>
                  <text:p text:style-name="P27"/>
                  <text:p text:style-name="P19">BANQUO</text:p>
                  <text:p text:style-name="P18">À votre convenance. </text:p>
                  <text:p text:style-name="P27"/>
                  <text:p text:style-name="P19">MACBETH</text:p>
                  <text:p text:style-name="P23">— <text:span text:style-name="T2">Si vous adhérez à mes vues, le moment venu… vous y gagnerez de l’honneur. </text:span></text:p>
                  <text:p text:style-name="P27"/>
                  <text:p text:style-name="P19">BANQUO</text:p>
                  <text:p text:style-name="P18">Pourvu que je ne le perde pas — en cherchant à l’augmenter, et que je garde toujours — ma conscience libre et ma loyauté nette, — je me laisse conseiller. </text:p>
                  <text:p text:style-name="P27"/>
                  <text:p text:style-name="P19">MACBETH</text:p>
                  <text:p text:style-name="P18">Bonne nuit, en attendant. </text:p>
                  <text:p text:style-name="P27"/>
                  <text:p text:style-name="P19">BANQUO</text:p>
                  <text:p text:style-name="P23">— <text:span text:style-name="T2">Merci, monsieur. Même souhait pour vous. </text:span></text:p>
                  <text:p text:style-name="P22">Sort Banquo.</text:p>
                  <text:p text:style-name="P23"/>
                  <text:p text:style-name="P27"/>
                  <text:p text:style-name="P19">MACBETH</text:p>
                  <text:p text:style-name="P23">— <text:span text:style-name="T2">Va dire à ta maîtresse que, quand ma boisson sera prête, — elle frappe sur la cloche. Va te mettre au lit. </text:span></text:p>
                  <text:p text:style-name="P22">Sort le serviteur.</text:p>
                  <text:p text:style-name="P23"/>
                  <text:p text:style-name="P27"/>
                  <text:p text:style-name="P19">MACBETH</text:p>
                  <text:p text:style-name="P23">— <text:span text:style-name="T2">Est-ce un poignard que je vois là devant moi, — la </text:span><text:bookmark text:name="97"/><text:span text:style-name="T2">poignée vers ma main ? Viens, que je te saisisse ! — Je ne te tiens pas, et pourtant je te vois toujours. — N’es-tu pas, vision fatale, sensible — au toucher, comme à la vue ? ou n’es-tu — qu’un poignard imaginaire, fausse création — émanée d’un cerveau en feu ? — Je te vois pourtant, aussi palpable en apparence — que celui que je tire en ce moment. — Tu m’indiques le chemin que j’allais prendre, — et tu es bien l’instrument que j’allais employer. — Ou mes yeux sont les jouets de mes autres sens, — ou seuls ils les valent tous. Je te vois toujours, — et, sur ta lame et sur ton manche, des gouttes de sang — qui n’y étaient pas tout à l’heure… Mais non, rien de pareil ! — C’est cette sanglante affaire qui prend forme — ainsi à ma vue… Maintenant, sur la moitié de ce monde, — la nature semble morte, et les mauvais rêves abusent — le sommeil sous ses rideaux ; maintenant la sorcellerie offre — ses sacrifices à la pâle Hécate ; et le meurtre hâve, — éveillé en sursaut par le loup, sa sentinelle, — dont le hurlement est son cri d’alerte, s’avance ainsi d’un pas furtif, — avec les allures du ravisseur Tarquin, et marche — à son projet, comme un spectre… Toi, terre solide et ferme, — n’entends point mes pas, quelque chemin qu’ils prennent, de peur que — tes pierres mêmes ne jasent de mon approche, — et ne retirent à ce moment la muette horreur — qui lui va si bien !… Tandis que je menace, l’autre vit. — Les mots jettent un souffle trop froid sur le feu de l’action. </text:span></text:p>
                  <text:p text:style-name="P22">La cloche sonne.</text:p>
                  <text:p text:style-name="P23"><text:soft-page-break/>— <text:span text:style-name="T2">J’y vais, et c’est fait ; la cloche m’invite. — Ne l’entends pas, Duncan, car c’est le glas — qui t’appelle au ciel ou en enfer. </text:span></text:p>
                  <text:p text:style-name="P22">Il sort.</text:p>
                  <text:p text:style-name="P23"><text:bookmark text:name="98"/></text:p>
                  <text:p text:style-name="P23"/>
                  <text:p text:style-name="P21">Entre Lady Macbeth.</text:p>
                  <text:p text:style-name="P23"/>
                  <text:p text:style-name="P27"/>
                  <text:p text:style-name="P19">LADY MACBETH</text:p>
                  <text:p text:style-name="P23">— <text:span text:style-name="T2">Ce qui les a rendus ivres m’a rendue hardie. — Ce qui les a éteints m’a enflammée. Écoutez ! Paix ! — C’est le hibou qui a crié, — fatal carillonneur qui donne le plus sinistre bonsoir… Il est à l’œuvre ; — les portes sont ouvertes, et les grooms gorgés — narguent leur office par des ronflements. — J’ai drogué leur potion du soir </text:span><text:bookmark text:name="Ret_12"/><text:a xlink:type="simple" xlink:href="https://fr.wikisource.org/wiki/Notes_sur_Macbeth,_le_roi_Jean_et_Richard_III/Traduction_Hugo,_1866#Note_12" text:style-name="Internet_20_link" text:visited-style-name="Visited_20_Internet_20_Link">(12)</text:a><text:span text:style-name="T2">, — si bien que la mort et la nature disputent entre elles — s’ils vivent ou s’ils meurent. </text:span></text:p>
                  <text:p text:style-name="P27"/>
                  <text:p text:style-name="P26"><text:span text:style-name="T2">MACBETH</text:span><text:span text:style-name="T3">, apparaissant au fond du théâtre. </text:span><text:bookmark text:name="Ret_13"/><text:a xlink:type="simple" xlink:href="https://fr.wikisource.org/wiki/Notes_sur_Macbeth,_le_roi_Jean_et_Richard_III/Traduction_Hugo,_1866#Note_13" text:style-name="Internet_20_link" text:visited-style-name="Visited_20_Internet_20_Link">(13)</text:a></text:p>
                  <text:p text:style-name="P18">Qui est là ? … Holà ! </text:p>
                  <text:p text:style-name="P22">Il disparaît.</text:p>
                  <text:p text:style-name="P23"/>
                  <text:p text:style-name="P27"/>
                  <text:p text:style-name="P19">LADY MACBETH</text:p>
                  <text:p text:style-name="P23">— <text:span text:style-name="T2">Hélas ! j’ai peur qu’ils ne se soient éveillés — et que ce ne soit pas fait : la tentative, sans le succès, — nous perd. Écoutons. J’avais disposé leurs poignards : — il a dû forcément les trouver… S’il n’avait pas ressemblé — dans son sommeil à mon père, j’aurais fait la chose… Mon mari ! </text:span></text:p>
                  <text:p text:style-name="P23"/>
                  <text:p text:style-name="P21">Entre Macbeth.</text:p>
                  <text:p text:style-name="P23"/>
                  <text:p text:style-name="P27"/>
                  <text:p text:style-name="P19">MACBETH</text:p>
                  <text:p text:style-name="P23">— <text:span text:style-name="T2">J’ai fait l’action… N’as-tu pas entendu un bruit ? </text:span></text:p>
                  <text:p text:style-name="P27"/>
                  <text:p text:style-name="P19">LADY MACBETH</text:p>
                  <text:p text:style-name="P23">— <text:span text:style-name="T2">J’ai entendu le hibou huer et le grillon crier. — N’avez-vous pas parlé ? </text:span></text:p>
                  <text:p text:style-name="P27"/>
                  <text:p text:style-name="P19">MACBETH</text:p>
                  <text:p text:style-name="P18">Quand ? </text:p>
                  <text:p text:style-name="P27"/>
                  <text:p text:style-name="P19">LADY MACBETH</text:p>
                  <text:p text:style-name="P18">À l’instant même. </text:p>
                  <text:p text:style-name="P27"/>
                  <text:p text:style-name="P19">MACBETH</text:p>
                  <text:p text:style-name="P23">— <text:span text:style-name="T2">Quand je descendais ? </text:span><text:bookmark text:name="99"/></text:p>
                  <text:p text:style-name="P27"/>
                  <text:p text:style-name="P19">LADY MACBETH</text:p>
                  <text:p text:style-name="P18">Oui. </text:p>
                  <text:p text:style-name="P27"/>
                  <text:p text:style-name="P19">MACBETH</text:p>
                  <text:p text:style-name="P18"><text:soft-page-break/>Écoute ! — Qui couche dans la seconde chambre ? </text:p>
                  <text:p text:style-name="P27"/>
                  <text:p text:style-name="P19">LADY MACBETH</text:p>
                  <text:p text:style-name="P18">Donalbain. </text:p>
                  <text:p text:style-name="P27"/>
                  <text:p text:style-name="P19">MACBETH<text:span text:style-name="T1">, regardant ses mains</text:span></text:p>
                  <text:p text:style-name="P23">— <text:span text:style-name="T2">Voilà un triste spectacle. </text:span></text:p>
                  <text:p text:style-name="P27"/>
                  <text:p text:style-name="P19">LADY MACBETH</text:p>
                  <text:p text:style-name="P23">— <text:span text:style-name="T2">Niaise idée, de dire : triste spectacle ! </text:span></text:p>
                  <text:p text:style-name="P27"/>
                  <text:p text:style-name="P19">MACBETH</text:p>
                  <text:p text:style-name="P23">— <text:span text:style-name="T2">Il y en a un qui a ri dans son sommeil et un qui a crié : Au meurtre ! — Si bien qu’ils se sont éveillés l’un l’autre. Je me suis arrêté en les écoutant ; — mais ils ont dit leurs prières, et se sont remis — à dormir. </text:span></text:p>
                  <text:p text:style-name="P27"/>
                  <text:p text:style-name="P19">LADY MACBETH</text:p>
                  <text:p text:style-name="P18">Ils sont tous deux logés ensemble. </text:p>
                  <text:p text:style-name="P27"/>
                  <text:p text:style-name="P19">MACBETH</text:p>
                  <text:p text:style-name="P23">— <text:span text:style-name="T2">L’un a crié : Dieu nous bénisse ! et l’autre : Amen ! — comme s’ils m’avaient vu avec ces mains de bourreau. — Écoutant leur frayeur, je n’ai pu dire : Amen ! — quand ils ont dit : Dieu nous bénisse ! </text:span></text:p>
                  <text:p text:style-name="P27"/>
                  <text:p text:style-name="P19">LADY MACBETH</text:p>
                  <text:p text:style-name="P18">Ne vous préoccupez pas tant de cela. </text:p>
                  <text:p text:style-name="P27"/>
                  <text:p text:style-name="P19">MACBETH</text:p>
                  <text:p text:style-name="P23">— <text:span text:style-name="T2">Mais pourquoi n’ai-je pas pu prononcer Amen ? — J’avais le plus grand besoin de bénédiction, et le mot Amen — s’est arrêté dans ma gorge ! </text:span></text:p>
                  <text:p text:style-name="P27"/>
                  <text:p text:style-name="P19">LADY MACBETH</text:p>
                  <text:p text:style-name="P18">On ne doit pas penser à ces actions-là — de cette façon ; ce serait à nous rendre fous. </text:p>
                  <text:p text:style-name="P27"/>
                  <text:p text:style-name="P19">MACBETH</text:p>
                  <text:p text:style-name="P23">— <text:span text:style-name="T2">Il m’a semblé entendre une voix crier : « Ne dors plus ! — Macbeth a tué le sommeil ! » Le sommeil </text:span><text:bookmark text:name="100"/><text:span text:style-name="T2">innocent, — le sommeil qui démêle l’écheveau embrouillé du souci, — le sommeil, mort de la vie de chaque jour, bain du labeur douloureux, — baume des âmes blessées, second service de la grande nature, — aliment suprême du banquet de la vie ! </text:span></text:p>
                  <text:p text:style-name="P27"/>
                  <text:p text:style-name="P19">LADY MACBETH</text:p>
                  <text:p text:style-name="P18">Que voulez-vous dire ? </text:p>
                  <text:p text:style-name="P27"/>
                  <text:p text:style-name="P19">MACBETH</text:p>
                  <text:p text:style-name="P23">— <text:span text:style-name="T2">Et cette voix criait toujours par toute la maison : Ne dors plus ! — Glamis a tué le sommeil ; et aussi Cawdor — ne dormira plus, Macbeth ne dormira plus ! </text:span></text:p>
                  <text:p text:style-name="P27"/>
                  <text:p text:style-name="P19"><text:soft-page-break/>LADY MACBETH</text:p>
                  <text:p text:style-name="P23">— <text:span text:style-name="T2">Qui donc criait ainsi ? Ah ! digne thane, — vous ébranlez votre noble énergie par ces réflexions — d’un cerveau malade. Allez chercher de l’eau, — et lavez votre main de cette tache accusatrice. — Pourquoi n’avez-vous pas laissé à leur place ces poignards ? — Il faut qu’ils restent là-haut : allez les reporter ; et barbouillez — de sang les chambellans endormis. </text:span></text:p>
                  <text:p text:style-name="P27"/>
                  <text:p text:style-name="P19">MACBETH</text:p>
                  <text:p text:style-name="P18">Je n’irai plus ; — j’ai peur de penser à ce que j’ai fait. — Regarder cela encore ! je n’ose pas ! </text:p>
                  <text:p text:style-name="P27"/>
                  <text:p text:style-name="P19">LADY MACBETH</text:p>
                  <text:p text:style-name="P18">Faible de volonté ! — Donne-moi les poignards. Les dormants et les morts — ne sont que des images ; c’est l’œil de l’enfance — qui s’effraie d’un diable peint. S’il saigne, — je dorerai de son sang la figure de ses gens, — car il faut qu’ils semblent coupables. </text:p>
                  <text:p text:style-name="P18"><text:span text:style-name="T1">Elle sort. On entend frapper derrière le théâtre.</text:span> </text:p>
                  <text:p text:style-name="P23"/>
                  <text:p text:style-name="P27"/>
                  <text:p text:style-name="P19">MACBETH</text:p>
                  <text:p text:style-name="P18">De quel côté frappe-t-on ? — Dans quel état suis-je donc, que le moindre bruit m’épouvante ? </text:p>
                  <text:p text:style-name="P22">Regardant ses mains.</text:p>
                  <text:p text:style-name="P23">— <text:span text:style-name="T2">Quelles sont ces mains-là ? Ah ! elles m’arrachent </text:span><text:bookmark text:name="101"/><text:span text:style-name="T2">les yeux ! — Tout l’océan du grand Neptune suffira-t-il à laver — ce sang de ma main ? Non, c’est plutôt ma main — qui donnerait son incarnat aux vagues innombrables, — en faisant de l’eau verte un flot rouge. </text:span></text:p>
                  <text:p text:style-name="P23"/>
                  <text:p text:style-name="P21">Rentre Lady Macbeth.</text:p>
                  <text:p text:style-name="P23"/>
                  <text:p text:style-name="P27"/>
                  <text:p text:style-name="P19">LADY MACBETH</text:p>
                  <text:p text:style-name="P23">— <text:span text:style-name="T2">Mes mains ont la couleur des vôtres ; mais j’aurais honte — d’avoir le cœur aussi blême. </text:span></text:p>
                  <text:p text:style-name="P18"><text:span text:style-name="T1">On frappe.</text:span> </text:p>
                  <text:p text:style-name="P18">J’entends frapper — à l’entrée du sud. Retirons-nous dans notre chambre. — Un peu d’eau va nous laver de cette action. — Comme c’est donc aisé ! Votre résolution — vous a laissé en route. </text:p>
                  <text:p text:style-name="P18"><text:span text:style-name="T1">On frappe.</text:span> </text:p>
                  <text:p text:style-name="P18">Écoutez ! on frappe encore. — Mettez votre robe de nuit, de peur qu’un accident ne nous appelle — et ne montre que nous avons veillé. Ne vous perdez pas — si misérablement dans vos pensées. </text:p>
                  <text:p text:style-name="P27"/>
                  <text:p text:style-name="P19">MACBETH</text:p>
                  <text:p text:style-name="P23">— <text:span text:style-name="T2">Connaître ce que j’ai fait ! Mieux vaudrait ne plus me connaître ! </text:span></text:p>
                  <text:p text:style-name="P18"><text:span text:style-name="T1">On frappe.</text:span> </text:p>
                  <text:p text:style-name="P23">— <text:span text:style-name="T2">Éveille Duncan avec ton tapage ! Je voudrais que tu le pusses. — </text:span></text:p>
                  <text:p text:style-name="P22">Ils sortent.</text:p>
                  <text:p text:style-name="P21">Entre un portier.</text:p>
                  <text:p text:style-name="P18"><text:span text:style-name="T1">On frappe derrière le théâtre.</text:span> </text:p>
                  <text:p text:style-name="P23"/>
                  <text:p text:style-name="P27"/>
                  <text:p text:style-name="P19">LE PORTIER</text:p>
                  <text:p text:style-name="P18">Voilà qui s’appelle frapper ! Un homme qui serait portier de l’enfer serait habitué à tourner la clef ! </text:p>
                  <text:p text:style-name="P18"><text:soft-page-break/><text:span text:style-name="T1">On frappe.</text:span> </text:p>
                  <text:p text:style-name="P18">Frappe, frappe, frappe !… Qui est là, au nom de <text:bookmark text:name="102"/>Belzébuth ?… C’est un fermier qui s’est pendu à force d’attendre une bonne récolte… Il fallait venir à l’heure ; mettez-vous force mouchoirs autour de vous ; car vous allez suer ici pour la peine. </text:p>
                  <text:p text:style-name="P18"><text:span text:style-name="T1">On frappe.</text:span> </text:p>
                  <text:p text:style-name="P18">Frappe, frappe : qui est là, au nom de l’autre diable ? Ma foi, ce doit être un casuiste qui pouvait jurer indifféremment par un des plateaux contre l’autre, et qui, après avoir commis suffisamment de trahisons pour l’amour de Dieu, n’a pas pu cependant équivoquer avec le ciel. Oh ! entrez, maître casuiste. </text:p>
                  <text:p text:style-name="P18"><text:span text:style-name="T1">On frappe.</text:span> </text:p>
                  <text:p text:style-name="P18">Frappe, frappe, frappe : qui est là ? Ma foi, c’est un tailleur anglais venu ici pour avoir volé sur un haut de chausses français. Entrez, tailleur, vous pourrez chauffer ici votre carreau. </text:p>
                  <text:p text:style-name="P18"><text:span text:style-name="T1">On frappe.</text:span> </text:p>
                  <text:p text:style-name="P18">Frappe, frappe. Jamais en repos ! Qui êtes-vous ?… Décidément, cette place est trop froide pour un enfer. Je ne veux plus faire le portier du diable. Je serais censé devoir ouvrir aux gens de toutes professions qui s’en vont par un chemin fleuri de primevères au feu de joie éternel. </text:p>
                  <text:p text:style-name="P18"><text:span text:style-name="T1">On frappe.</text:span> </text:p>
                  <text:p text:style-name="P18">Tout à l’heure, tout à l’heure. N’oubliez pas le portier, je vous prie. </text:p>
                  <text:p text:style-name="P22">Il ouvre la porte.</text:p>
                  <text:p text:style-name="P23"/>
                  <text:p text:style-name="P21">Macduff et Lenox entrent.</text:p>
                  <text:p text:style-name="P23"/>
                  <text:p text:style-name="P27"/>
                  <text:p text:style-name="P19">MACDUFF</text:p>
                  <text:p text:style-name="P23">— <text:span text:style-name="T2">Il était donc bien tard, l’ami, quand tu t’es mis au </text:span></text:p>
                  <text:p text:style-name="P18">lit, — que tu restes couché si tard ? — <text:bookmark text:name="103"/></text:p>
                  <text:p text:style-name="P27"/>
                  <text:p text:style-name="P19">LE PORTIER</text:p>
                  <text:p text:style-name="P18">Ma foi, monsieur, nous avons fait des libations jusqu’au second chant du coq ; et le boire, monsieur, est le grand provocateur de trois choses. </text:p>
                  <text:p text:style-name="P27"/>
                  <text:p text:style-name="P19">MACDUFF</text:p>
                  <text:p text:style-name="P18">Quelles sont les trois choses que le boire provoque spécialement ? </text:p>
                  <text:p text:style-name="P27"/>
                  <text:p text:style-name="P19">LE PORTIER</text:p>
                  <text:p text:style-name="P18">Dame, monsieur, le nez rouge, le sommeil et l’urine. Quant à la paillardise, monsieur, il la provoque et la réprime ; il provoque le désir et empêche l’exécution. On peut donc dire que le boire excessif est le casuiste de la paillardise : il la crée et la détruit ; il l’excite et la dissipe ; il la stimule et la décourage ; il la met en train et pas en train ; pour conclusion, il la mène à un sommeil équivoque et l’abandonne, en lui donnant le démenti. </text:p>
                  <text:p text:style-name="P27"/>
                  <text:p text:style-name="P19">MACDUFF</text:p>
                  <text:p text:style-name="P18">Je crois que le boire t’a donné un démenti la nuit dernière. </text:p>
                  <text:p text:style-name="P27"/>
                  <text:p text:style-name="P19">LE PORTIER</text:p>
                  <text:p text:style-name="P18"><text:soft-page-break/>Oui, monsieur, un démenti par la gorge, mais je le lui ai bien rendu ; car, étant, je crois, plus fort que lui, bien qu’il m’ait tenu quelque temps les jambes, j’ai trouvé moyen de m’en débarrasser. </text:p>
                  <text:p text:style-name="P27"/>
                  <text:p text:style-name="P19">MACDUFF</text:p>
                  <text:p text:style-name="P23">— <text:span text:style-name="T2">Ton maître est-il levé ? — Nos coups de marteau l’ont éveillé. Le voici. </text:span></text:p>
                  <text:p text:style-name="P23"/>
                  <text:p text:style-name="P21">Macbeth entre</text:p>
                  <text:p text:style-name="P23"/>
                  <text:p text:style-name="P27"/>
                  <text:p text:style-name="P19">LENOX</text:p>
                  <text:p text:style-name="P23">— <text:span text:style-name="T2">Bonjour, noble seigneur. </text:span></text:p>
                  <text:p text:style-name="P27"/>
                  <text:p text:style-name="P19">MACBETH</text:p>
                  <text:p text:style-name="P18">Bonjour à tous deux. <text:bookmark text:name="104"/></text:p>
                  <text:p text:style-name="P27"/>
                  <text:p text:style-name="P19">MACDUFF</text:p>
                  <text:p text:style-name="P23">— <text:span text:style-name="T2">Le roi est-il levé, digne thane ? </text:span></text:p>
                  <text:p text:style-name="P27"/>
                  <text:p text:style-name="P19">MACBETH</text:p>
                  <text:p text:style-name="P18">Pas encore. </text:p>
                  <text:p text:style-name="P27"/>
                  <text:p text:style-name="P19">MACDUFF</text:p>
                  <text:p text:style-name="P23">— <text:span text:style-name="T2">Il m’a ordonné de venir le voir de bon matin ; — j’ai presque laissé échapper l’heure. </text:span></text:p>
                  <text:p text:style-name="P27"/>
                  <text:p text:style-name="P19">MACBETH</text:p>
                  <text:p text:style-name="P18">Je vais vous mener à lui. </text:p>
                  <text:p text:style-name="P27"/>
                  <text:p text:style-name="P19">MACDUFF</text:p>
                  <text:p text:style-name="P23">— <text:span text:style-name="T2">C’est un dérangement plein de charme pour vous, je le sais ; — mais pourtant c’en est un. </text:span></text:p>
                  <text:p text:style-name="P27"/>
                  <text:p text:style-name="P19">MACBETH</text:p>
                  <text:p text:style-name="P23">— <text:span text:style-name="T2">Le plaisir d’un travail en guérit la peine. — Voici la porte. </text:span></text:p>
                  <text:p text:style-name="P27"/>
                  <text:p text:style-name="P19">MACDUFF</text:p>
                  <text:p text:style-name="P18">Je prendrai la liberté d’entrer ; — car c’est une prescription de mon service. </text:p>
                  <text:p text:style-name="P22">Sort Macduff.</text:p>
                  <text:p text:style-name="P23"/>
                  <text:p text:style-name="P27"/>
                  <text:p text:style-name="P19">LENOX</text:p>
                  <text:p text:style-name="P18">Le roi s’en va-t-il — d’ici aujourd’hui ? </text:p>
                  <text:p text:style-name="P27"/>
                  <text:p text:style-name="P19">MACBETH</text:p>
                  <text:p text:style-name="P18">Oui… il l’a ainsi décidé. </text:p>
                  <text:p text:style-name="P27"/>
                  <text:p text:style-name="P19">LENOX</text:p>
                  <text:p text:style-name="P23">— <text:span text:style-name="T2">La nuit a été tumultueuse. Là où nous couchions. — les cheminées ont été renversées par le vent ; on a, dit-on, — entendu des lamentations dans l’air, d’étranges cris de mort — et des voix </text:span><text:soft-page-break/><text:span text:style-name="T2">prophétisant avec un accent terrible — d’affreux embrasements et des événements confus — qui couvent une époque de calamités. L’oiseau obscur — a glapi toute la nuit. On dit même que la terre — avait la fièvre et a tremblé. </text:span><text:bookmark text:name="105"/></text:p>
                  <text:p text:style-name="P27"/>
                  <text:p text:style-name="P19">MACBETH</text:p>
                  <text:p text:style-name="P18">Ç’a été une rude nuit. </text:p>
                  <text:p text:style-name="P27"/>
                  <text:p text:style-name="P19">LENOX</text:p>
                  <text:p text:style-name="P23">— <text:span text:style-name="T2">Ma jeune mémoire ne m’en rappelle pas — une pareille. </text:span></text:p>
                  <text:p text:style-name="P23"/>
                  <text:p text:style-name="P21">Rentre Macduff.</text:p>
                  <text:p text:style-name="P23"/>
                  <text:p text:style-name="P27"/>
                  <text:p text:style-name="P19">MACDUFF</text:p>
                  <text:p text:style-name="P23">— <text:span text:style-name="T2">Ô horreur ! horreur ! horreur ! Il n’est ni langue ni cœur — qui puisse te concevoir ou te nommer ! </text:span></text:p>
                  <text:p text:style-name="P27"/>
                  <text:p text:style-name="P19">MACBETH ET LENOX</text:p>
                  <text:p text:style-name="P18">Qu’y-a-t-il ? </text:p>
                  <text:p text:style-name="P27"/>
                  <text:p text:style-name="P19">MACDUFF</text:p>
                  <text:p text:style-name="P23">— <text:span text:style-name="T2">Le chaos vient de faire son chef-d’œuvre. — Le meurtre le plus sacrilége a ouvert par effraction — le temple sacré du Seigneur et en a volé — la vie qui l’animait. </text:span></text:p>
                  <text:p text:style-name="P27"/>
                  <text:p text:style-name="P19">MACBETH</text:p>
                  <text:p text:style-name="P18">Que dites-vous ? la vie ? </text:p>
                  <text:p text:style-name="P27"/>
                  <text:p text:style-name="P19">LENOX</text:p>
                  <text:p text:style-name="P23">— <text:span text:style-name="T2">Voulez-vous parler de sa majesté ? </text:span></text:p>
                  <text:p text:style-name="P27"/>
                  <text:p text:style-name="P19">MACDUFF</text:p>
                  <text:p text:style-name="P23">— <text:span text:style-name="T2">Entrez dans la chambre et aveuglez-vous — devant une nouvelle Gorgone… Ne me dites pas de parler ; — voyez, et alors parlez vous-mêmes. </text:span></text:p>
                  <text:p text:style-name="P22">Sortent Macbeth et Lenox.</text:p>
                  <text:p text:style-name="P18">Éveillez-vous ! Éveillez-vous ! — Sonnez la cloche d’alarme… Au meurtre ! trahison ! — Banquo ! Donalbain ! Malcolm ! éveillez-vous ! — Secouez sur le duvet ce sommeil, contrefaçon de la mort, — et regardez la mort elle-même… Debout, debout, et voyez — l’image du jugement dernier… Malcolm ! Banquo ! — levez-vous comme de vos tombeaux et avancez comme des spectres — pour être à l’avenant de cette horreur !… Sonnez la cloche. </text:p>
                  <text:p text:style-name="P22">La cloche sonne.</text:p>
                  <text:p text:style-name="P23"><text:bookmark text:name="106"/></text:p>
                  <text:p text:style-name="P21">Entre Lady Macbeth.</text:p>
                  <text:p text:style-name="P23"/>
                  <text:p text:style-name="P27"/>
                  <text:p text:style-name="P19">LADY MACBETH</text:p>
                  <text:p text:style-name="P18">Que se passe-t-il ? — Pourquoi cette fanfare sinistre convoque-t-elle — les dormeurs de la maison ? parlez ! parlez ! </text:p>
                  <text:p text:style-name="P27"><text:soft-page-break/></text:p>
                  <text:p text:style-name="P19">MACDUFF</text:p>
                  <text:p text:style-name="P18">Ô gentille dame ! — vous n’êtes pas faite pour entendre ce que je puis dire… — Ce récit, fait à l’oreille d’une femme, — la blesserait mortellement… </text:p>
                  <text:p text:style-name="P21">Entre Banquo.</text:p>
                  <text:p text:style-name="P18">Ô Banquo ! Banquo ! — notre royal maître assassiné ! </text:p>
                  <text:p text:style-name="P27"/>
                  <text:p text:style-name="P19">LADY MACBETH</text:p>
                  <text:p text:style-name="P18">Quel malheur ! hélas ! — dans notre maison ! </text:p>
                  <text:p text:style-name="P27"/>
                  <text:p text:style-name="P19">BANQUO</text:p>
                  <text:p text:style-name="P18">Malheur trop cruel, n’importe où. — Cher Duffe, démens-toi, par grâce, — et dis que cela n’est pas. </text:p>
                  <text:p text:style-name="P23"/>
                  <text:p text:style-name="P21">Rentrent Macbeth et Lenox.</text:p>
                  <text:p text:style-name="P23"/>
                  <text:p text:style-name="P27"/>
                  <text:p text:style-name="P19">MACBETH</text:p>
                  <text:p text:style-name="P23">— <text:span text:style-name="T2">Que ne suis-je mort une heure avant cet événement ! — j’aurais eu une vie bénie. Dès cet instant, — il n’y a plus rien de sérieux dans ce monde mortel : — tout n’est que hochet. La gloire et la grâce sont mortes ; — le vin de la vie est tiré, et la lie seule — reste à cette cave pompeuse. </text:span></text:p>
                  <text:p text:style-name="P23"/>
                  <text:p text:style-name="P21">Entrent Malcolm et Donalbain.</text:p>
                  <text:p text:style-name="P23"/>
                  <text:p text:style-name="P27"/>
                  <text:p text:style-name="P19">DONALBAIN</text:p>
                  <text:p text:style-name="P23">— <text:span text:style-name="T2">Quel malheur y a-t-il ? </text:span><text:bookmark text:name="107"/></text:p>
                  <text:p text:style-name="P27"/>
                  <text:p text:style-name="P19">MACBETH</text:p>
                  <text:p text:style-name="P18">Vous existez, et vous ne le savez pas ! — la fontaine primitive et suprême de votre sang — est tarie, tarie dans sa source. </text:p>
                  <text:p text:style-name="P27"/>
                  <text:p text:style-name="P19">MACDUFF</text:p>
                  <text:p text:style-name="P23">— <text:span text:style-name="T2">Votre royal père est assassiné. </text:span></text:p>
                  <text:p text:style-name="P27"/>
                  <text:p text:style-name="P19">MALCOLM</text:p>
                  <text:p text:style-name="P18">Oh ! par qui ? </text:p>
                  <text:p text:style-name="P27"/>
                  <text:p text:style-name="P19">LENOX</text:p>
                  <text:p text:style-name="P23">— <text:span text:style-name="T2">Par les gens de sa chambre, suivant toute apparence. — Leurs mains et leurs visages étaient tout empourprés de sang, — ainsi que leurs poignards que nous avons trouvés, non essuyés, — sur leur oreiller. — Ils avaient l’œil fixe, et étaient effarés. À les voir, — on ne leur eût confié la vie de personne. </text:span></text:p>
                  <text:p text:style-name="P27"/>
                  <text:p text:style-name="P19">MACBETH</text:p>
                  <text:p text:style-name="P23">— <text:span text:style-name="T2">Oh ! pourtant je me repens du mouvement de fureur — qui me les a fait tuer ! </text:span></text:p>
                  <text:p text:style-name="P27"/>
                  <text:p text:style-name="P19">MACDUFF</text:p>
                  <text:p text:style-name="P18"><text:soft-page-break/>Pourquoi les avez-vous tués ? </text:p>
                  <text:p text:style-name="P27"/>
                  <text:p text:style-name="P19">MACBETH</text:p>
                  <text:p text:style-name="P23">— <text:span text:style-name="T2">Qui peut être sage et éperdu, calme et furieux, — loyal et neutre à la fois ? Personne. — La précipitation de mon dévouement violent — a devancé la raison plus lente. Ici gisait Duncan ; — sa peau argentine était lamée de son sang vermeil, — et ses blessures béantes semblaient une brèche à la nature faite — pour l’entrée dévastatrice de la ruine. Là étaient les meurtriers, — teints des couleurs de leur métier, leurs poignards — ayant une gaîne monstrueuse de caillots. Quel est donc l’être qui, — ayant un cœur pour aimer et du courage au cœur, — eût pu s’empêcher de prouver alors son amour ? </text:span></text:p>
                  <text:p text:style-name="P27"/>
                  <text:p text:style-name="P19">LADY MACBETH</text:p>
                  <text:p text:style-name="P18">À l’aide ! Emmenez-moi d’ici. <text:bookmark text:name="108"/></text:p>
                  <text:p text:style-name="P27"/>
                  <text:p text:style-name="P19">MACDUFF</text:p>
                  <text:p text:style-name="P23">— <text:span text:style-name="T2">Prenez soin de madame. </text:span></text:p>
                  <text:p text:style-name="P27"/>
                  <text:p text:style-name="P19">MALCOLM</text:p>
                  <text:p text:style-name="P18">Pourquoi gardons-nous le silence, — nous qui avons tout droit de revendiquer cette cause comme la nôtre ? </text:p>
                  <text:p text:style-name="P27"/>
                  <text:p text:style-name="P19">DONALBAIN</text:p>
                  <text:p text:style-name="P23">— <text:span text:style-name="T2">Pourquoi parlerions-nous ici — où la fatalité, cachée dans un trou de vrille, — peut se ruer sur nous et nous accabler ? Fuyons ; nos larmes — ne sont pas encore brassées. </text:span></text:p>
                  <text:p text:style-name="P27"/>
                  <text:p text:style-name="P19">MALCOLM</text:p>
                  <text:p text:style-name="P18">Et notre désespoir — n’est pas en mesure d’agir. </text:p>
                  <text:p text:style-name="P27"/>
                  <text:p text:style-name="P19">BANQUO</text:p>
                  <text:p text:style-name="P18">Prenez soin de madame. </text:p>
                  <text:p text:style-name="P22">On emporte lady Macbeth.</text:p>
                  <text:p text:style-name="P23">— <text:span text:style-name="T2">Puis, quand nous aurons couvert nos frêles nudités, — ainsi exposés à un froid dangereux, réunissons-nous, — et questionnons ce sanglant exploit — pour le mieux connaître. Les craintes et les doutes nous agitent. — Moi, je me mets dans la main immense de Dieu, et de là — je combats les prétentions encore ignorées — d’une criminelle trahison. </text:span></text:p>
                  <text:p text:style-name="P27"/>
                  <text:p text:style-name="P19">MACDUFF</text:p>
                  <text:p text:style-name="P18">Et moi aussi. </text:p>
                  <text:p text:style-name="P27"/>
                  <text:p text:style-name="P19">TOUS</text:p>
                  <text:p text:style-name="P18">Et nous tous. </text:p>
                  <text:p text:style-name="P27"/>
                  <text:p text:style-name="P19">MACBETH</text:p>
                  <text:p text:style-name="P23">— <text:span text:style-name="T2">Revêtons vite un appareil viril, — et réunissons-nous dans la grande salle. </text:span></text:p>
                  <text:p text:style-name="P27"/>
                  <text:p text:style-name="P19">TOUS</text:p>
                  <text:p text:style-name="P18">C’est convenu. </text:p>
                  <text:p text:style-name="P22"><text:soft-page-break/>Tous sortent, excepté Malcolm et Donalbain.</text:p>
                  <text:p text:style-name="P23"/>
                  <text:p text:style-name="P27"/>
                  <text:p text:style-name="P19">MALCOLM</text:p>
                  <text:p text:style-name="P23">— <text:span text:style-name="T2">Que voulez-vous faire ? Ne nous associons pas avec </text:span><text:bookmark text:name="109"/><text:span text:style-name="T2">eux : — faire montre d’une douleur non sentie est un rôle — aisé pour l’homme faux. J’irai en Angleterre. </text:span></text:p>
                  <text:p text:style-name="P27"/>
                  <text:p text:style-name="P19">DONALBAIN</text:p>
                  <text:p text:style-name="P23">— <text:span text:style-name="T2">Moi, en Irlande. En séparant nos fortunes, — nous serons plus en sûreté. Où nous sommes, — il y a des poignards dans les sourires : le plus près de notre sang — est le plus près de le verser. </text:span></text:p>
                  <text:p text:style-name="P27"/>
                  <text:p text:style-name="P19">MALCOLM</text:p>
                  <text:p text:style-name="P18">La flèche meurtrière qui a été lancée — n’a pas encore atteint le but : et le parti le plus sûr pour nous — est de nous mettre hors de portée. Ainsi, à cheval ! — ne soyons pas scrupuleux sur les adieux, — mais esquivons-nous. Le vol qui consiste à se dérober — est permis quand il n’y a plus de merci à attendre. </text:p>
                  <text:p text:style-name="P22">Ils sortent.</text:p>
                  <text:p text:style-name="P23"/>
                  <text:p text:style-name="P26"/>
                  <text:h text:style-name="P45" text:outline-level="4"><text:bookmark text:name="Sc.C3.A8ne_IX"/><text:bookmark text:name="Scène_IX"/>Scène IX</text:h>
                  <text:p text:style-name="P21">[Aux abords du château.]</text:p>
                  <text:p text:style-name="P23"/>
                  <text:p text:style-name="P21">Entre Rosse et un Vieillard.</text:p>
                  <text:p text:style-name="P23"/>
                  <text:p text:style-name="P27"/>
                  <text:p text:style-name="P19">LE VIEILLARD</text:p>
                  <text:p text:style-name="P23">— <text:span text:style-name="T2">J’ai la mémoire nette de soixante-dix années ; — dans l’espace de ce temps, j’ai vu — des heures terribles et des choses étranges ; mais cette nuit sinistre — rend puéril tout ce que j’ai vu. </text:span></text:p>
                  <text:p text:style-name="P27"/>
                  <text:p text:style-name="P19">ROSSE</text:p>
                  <text:p text:style-name="P18">Ah ! bon père, — tu vois, les cieux, troublés par l’acte de l’homme, — en menacent le sanglant théâtre. D’après l’horloge, il est jour, — et pourtant une nuit noire étouffe le flambeau voyageur. — Est-ce le triomphe de la nuit ou la honte du jour — qui fait que les ténèbres <text:bookmark text:name="110"/>ensevelissent la terre, — quand la lumière vivante devrait la baiser au front ? </text:p>
                  <text:p text:style-name="P27"/>
                  <text:p text:style-name="P19">LE VIEILLARD</text:p>
                  <text:p text:style-name="P18">Cela est contre nature, — comme l’action qui a été commise. Mardi dernier, — un faucon, planant dans toute la fierté de son essor, — a été saisi au vol et tué par un hibou chasseur de souris. </text:p>
                  <text:p text:style-name="P27"/>
                  <text:p text:style-name="P19">ROSSE</text:p>
                  <text:p text:style-name="P23">— <text:span text:style-name="T2">Et, chose étrange et certaine, les chevaux de Duncan, — si beaux, si agiles, ces mignons de leur race, — sont redevenus sauvages, ont brisé leurs stalles et se sont échappés, — résistant à toute obéissance comme s’ils allaient — faire la guerre à l’homme. </text:span></text:p>
                  <text:p text:style-name="P27"/>
                  <text:p text:style-name="P19">LE VIEILLARD</text:p>
                  <text:p text:style-name="P18">On dit qu’ils se sont mangés. </text:p>
                  <text:p text:style-name="P27"/>
                  <text:p text:style-name="P19"><text:soft-page-break/>ROSSE</text:p>
                  <text:p text:style-name="P23">— <text:span text:style-name="T2">Oui, au grand étonnement de mes yeux, — je l’ai vu. Voici le bon Macduff. </text:span></text:p>
                  <text:p text:style-name="P21">Entre Macduff.</text:p>
                  <text:p text:style-name="P23">— <text:span text:style-name="T2">Comment va le monde à présent, monsieur ? </text:span></text:p>
                  <text:p text:style-name="P27"/>
                  <text:p text:style-name="P19">MACDUFF</text:p>
                  <text:p text:style-name="P18">Quoi ! ne le voyez-vous pas ? </text:p>
                  <text:p text:style-name="P27"/>
                  <text:p text:style-name="P19">ROSSE</text:p>
                  <text:p text:style-name="P23">— <text:span text:style-name="T2">Sait-on qui a commis cette action plus que sanglante ? </text:span></text:p>
                  <text:p text:style-name="P27"/>
                  <text:p text:style-name="P19">MACDUFF</text:p>
                  <text:p text:style-name="P23">— <text:span text:style-name="T2">Ceux que Macbeth a tués. </text:span></text:p>
                  <text:p text:style-name="P27"/>
                  <text:p text:style-name="P19">ROSSE</text:p>
                  <text:p text:style-name="P18">Hélas ! — À quel avantage pouvaient-ils prétendre ? </text:p>
                  <text:p text:style-name="P27"/>
                  <text:p text:style-name="P19">MACDUFF</text:p>
                  <text:p text:style-name="P18">Ils ont été subornés ; — Malcolm et Donalbain, les <text:bookmark text:name="111"/>deux fils du roi, — se sont dérobés et enfuis : ce qui jette sur eux — les soupçons. </text:p>
                  <text:p text:style-name="P27"/>
                  <text:p text:style-name="P19">ROSSE</text:p>
                  <text:p text:style-name="P18">Encore une chose contre nature ! — Ô ambition désordonnée, qui dévores ainsi — la suprême ressource de ta propre existence !… Alors il est probable — que la souveraineté va échoir à Macbeth. </text:p>
                  <text:p text:style-name="P27"/>
                  <text:p text:style-name="P19">MACDUFF</text:p>
                  <text:p text:style-name="P23">— <text:span text:style-name="T2">Il est déjà proclamé et parti pour Scone </text:span><text:bookmark text:name="Ret_14"/><text:a xlink:type="simple" xlink:href="https://fr.wikisource.org/wiki/Notes_sur_Macbeth,_le_roi_Jean_et_Richard_III/Traduction_Hugo,_1866#Note_14" text:style-name="Internet_20_link" text:visited-style-name="Visited_20_Internet_20_Link">(14)</text:a><text:span text:style-name="T2"> — où il doit être couronné. </text:span></text:p>
                  <text:p text:style-name="P27"/>
                  <text:p text:style-name="P19">ROSSE</text:p>
                  <text:p text:style-name="P18">Où est le corps de Duncan ? </text:p>
                  <text:p text:style-name="P27"/>
                  <text:p text:style-name="P19">MACDUFF</text:p>
                  <text:p text:style-name="P23">— <text:span text:style-name="T2">Il a été transporté à Colmeskill </text:span><text:bookmark text:name="Ret_15"/><text:a xlink:type="simple" xlink:href="https://fr.wikisource.org/wiki/Notes_sur_Macbeth,_le_roi_Jean_et_Richard_III/Traduction_Hugo,_1866#Note_15" text:style-name="Internet_20_link" text:visited-style-name="Visited_20_Internet_20_Link">(15)</text:a><text:span text:style-name="T2">, — au sanctuaire où sont gardés les os — de ses prédécesseurs. </text:span></text:p>
                  <text:p text:style-name="P27"/>
                  <text:p text:style-name="P19">ROSSE</text:p>
                  <text:p text:style-name="P18">Allez-vous à Scone ? </text:p>
                  <text:p text:style-name="P27"/>
                  <text:p text:style-name="P19">MACDUFF</text:p>
                  <text:p text:style-name="P23">— <text:span text:style-name="T2">Non, cousin, je vais à Fife. </text:span></text:p>
                  <text:p text:style-name="P27"/>
                  <text:p text:style-name="P19">ROSSE</text:p>
                  <text:p text:style-name="P18">C’est bien, j’irai à Scone. </text:p>
                  <text:p text:style-name="P27"/>
                  <text:p text:style-name="P19">MACDUFF</text:p>
                  <text:p text:style-name="P23"><text:soft-page-break/>— <text:span text:style-name="T2">Soit ! Puissiez-vous y voir les choses se bien passer !… Adieu ! — J’ai peur que nos manteaux neufs ne soient moins commodes que nos vieux. </text:span></text:p>
                  <text:p text:style-name="P27"/>
                  <text:p text:style-name="P19">ROSSE<text:span text:style-name="T1">, au vieillard.</text:span></text:p>
                  <text:p text:style-name="P23">— <text:span text:style-name="T2">Adieu, mon père. </text:span></text:p>
                  <text:p text:style-name="P27"/>
                  <text:p text:style-name="P19">LE VIEILLARD</text:p>
                  <text:p text:style-name="P23">— <text:span text:style-name="T2">Que la bénédiction de Dieu soit avec vous et avec tous ceux — qui veulent changer le mal en bien et les ennemis en amis ! </text:span></text:p>
                  <text:p text:style-name="P22">Ils sortent.</text:p>
                  <text:p text:style-name="P23"><text:bookmark text:name="112"/></text:p>
                  <text:p text:style-name="P26"/>
                  <text:h text:style-name="P45" text:outline-level="4"><text:bookmark text:name="Sc.C3.A8ne_X"/><text:bookmark text:name="Scène_X"/>Scène X</text:h>
                  <text:p text:style-name="P21">[Fores. Une salle dans le palais.]</text:p>
                  <text:p text:style-name="P23"/>
                  <text:p text:style-name="P21">Entre Banquo.</text:p>
                  <text:p text:style-name="P23"/>
                  <text:p text:style-name="P27"/>
                  <text:p text:style-name="P19">BANQUO</text:p>
                  <text:p text:style-name="P23">— <text:span text:style-name="T2">Roi ! Cawdor ! Glamis ! tu possèdes maintenant tout — ce que t’avaient promis les femmes fatidiques ; et j’ai peur — que tu n’aies joué dans ce but un jeu bien sinistre. Cependant elles ont dit — que ta postérité n’hériterait pas de tout cela, — et que, moi, je serais la racine et le père — d’une foule de rois. Si la vérité est sortie de leur bouche, — ainsi que leurs prophéties sur toi, Macbeth, en sont la preuve éclatante, — pourquoi, véridiques à ton égard, — ne pourraient-elles pas aussi bien être des oracles pour moi — et autoriser mon espoir ? Mais, chut ! taisons-nous. </text:span></text:p>
                  <text:p text:style-name="P23"/>
                  <text:p text:style-name="P21">Fanfares. Entrent Macbeth, en costume de roi, Lady Macbeth, en costume de reine, Lenox, Rosse, seigneurs, dames et gens de la suite.</text:p>
                  <text:p text:style-name="P23"/>
                  <text:p text:style-name="P27"/>
                  <text:p text:style-name="P19">MACBETH</text:p>
                  <text:p text:style-name="P23">— <text:span text:style-name="T2">Voici notre principal convive. </text:span></text:p>
                  <text:p text:style-name="P27"/>
                  <text:p text:style-name="P19">LADY MACBETH</text:p>
                  <text:p text:style-name="P18">S’il avait été oublié, — c’eût été dans cette grande fête un vide — qui eût tout déparé. </text:p>
                  <text:p text:style-name="P27"/>
                  <text:p text:style-name="P19">MACBETH</text:p>
                  <text:p text:style-name="P23">— <text:span text:style-name="T2">Nous donnons ce soir un souper solennel, seigneur ; — et j’y sollicite votre présence. </text:span></text:p>
                  <text:p text:style-name="P27"/>
                  <text:p text:style-name="P19">BANQUO</text:p>
                  <text:p text:style-name="P18">Que votre altesse — me commande. Mon obéissance <text:bookmark text:name="113"/>— est pour toujours attachée à elle par des liens — indissolubles. </text:p>
                  <text:p text:style-name="P27"/>
                  <text:p text:style-name="P19">MACBETH</text:p>
                  <text:p text:style-name="P23">— <text:span text:style-name="T2">Montez-vous à cheval cette après-midi ? </text:span></text:p>
                  <text:p text:style-name="P27"/>
                  <text:p text:style-name="P19">BANQUO</text:p>
                  <text:p text:style-name="P18"><text:soft-page-break/>Oui, mon bon seigneur. </text:p>
                  <text:p text:style-name="P27"/>
                  <text:p text:style-name="P19">MACBETH</text:p>
                  <text:p text:style-name="P23">— <text:span text:style-name="T2">Sans cela nous vous aurions demandé vos avis, — qui ont toujours été graves et heureux, — en tenant conseil aujourd’hui ; mais nous les prendrons demain. — Irez-vous loin ? </text:span></text:p>
                  <text:p text:style-name="P27"/>
                  <text:p text:style-name="P19">BANQUO</text:p>
                  <text:p text:style-name="P23">— <text:span text:style-name="T2">Assez loin, monseigneur, pour remplir le temps — d’ici au souper. Si mon cheval ne marche pas très-bien, — il faudra que j’emprunte à la nuit — une ou deux de ses heures sombres. </text:span></text:p>
                  <text:p text:style-name="P27"/>
                  <text:p text:style-name="P19">MACBETH</text:p>
                  <text:p text:style-name="P18">Ne manquez pas à notre fête. </text:p>
                  <text:p text:style-name="P27"/>
                  <text:p text:style-name="P19">BANQUO</text:p>
                  <text:p text:style-name="P23">— <text:span text:style-name="T2">Monseigneur, je n’y manquerai pas. </text:span></text:p>
                  <text:p text:style-name="P27"/>
                  <text:p text:style-name="P19">MACBETH</text:p>
                  <text:p text:style-name="P23">— <text:span text:style-name="T2">Nous apprenons que nos sanguinaires cousins sont réfugiés, — l’un en Angleterre, l’autre en Irlande ; pour ne pas avouer — leur cruel parricide, ils en imposent à ceux qui les écoutent — par des inventions étranges. Mais nous en parlerons demain, — ainsi que des affaires d’État qui réclament également — notre réunion. Vite à cheval, vous, et adieu — jusqu’à votre retour, ce soir ! Fléance va-t-il avec vous ? </text:span></text:p>
                  <text:p text:style-name="P27"/>
                  <text:p text:style-name="P19">BANQUO</text:p>
                  <text:p text:style-name="P23">— <text:span text:style-name="T2">Oui, mon bon seigneur : le temps nous presse. </text:span></text:p>
                  <text:p text:style-name="P27"/>
                  <text:p text:style-name="P19">MACBETH</text:p>
                  <text:p text:style-name="P23">— <text:span text:style-name="T2">Je vous souhaite des chevaux vifs et sûrs ; — et je vous recommande à leurs croupes. — Bon voyage ! </text:span></text:p>
                  <text:p text:style-name="P22">Sort Banquo.</text:p>
                  <text:p text:style-name="P23"><text:bookmark text:name="114"/>— <text:span text:style-name="T2">Que chacun soit maître de son temps — jusqu’à sept heures du soir ; pour que la société — n’en soit que mieux venue près de nous, nous resterons seul — jusqu’au souper. Jusque-là, que Dieu soit avec vous ! </text:span></text:p>
                  <text:p text:style-name="P22">Sortent lady Macbeth, les seigneurs, les dames, etc.</text:p>
                  <text:p text:style-name="P23"/>
                  <text:p text:style-name="P27"/>
                  <text:p text:style-name="P19">MACBETH<text:span text:style-name="T1">, à un serviteur</text:span></text:p>
                  <text:p text:style-name="P23">— <text:span text:style-name="T2">Drôle, un mot ! Ces hommes attendent-ils nos ordres ? </text:span></text:p>
                  <text:p text:style-name="P27"/>
                  <text:p text:style-name="P19">LE SERVITEUR</text:p>
                  <text:p text:style-name="P23">— <text:span text:style-name="T2">Ils sont là, monseigneur, à la porte du palais. </text:span></text:p>
                  <text:p text:style-name="P27"/>
                  <text:p text:style-name="P19">MACBETH</text:p>
                  <text:p text:style-name="P23">— <text:span text:style-name="T2">Amène-les devant nous. </text:span></text:p>
                  <text:p text:style-name="P22">Sort le serviteur.</text:p>
                  <text:p text:style-name="P18">Être ceci n’est rien ; — il faut l’être sûrement. Nos craintes se fixent — profondément sur Banquo : dans sa royale nature — règne tout ce qui est redoutable. Il est homme à oser beaucoup ; — et à la <text:soft-page-break/>trempe intrépide de son âme — il joint une sagesse qui guide sa valeur — à une action sûre. Il est le seul — dont je redoute l’existence, et mon génie — est dominé par le sien, comme, dit-on, — Marc-Antoine l’était par César. Il a apostrophé les sœurs, — quand elles m’ont décerné le nom de roi, — et il les a sommées de lui parler. Alors, d’une voix prophétique, — elles l’ont salué père d’une lignée de rois ! — Elles m’ont placé sur la tête une couronne infructueuse — et mis au poing un sceptre stérile, — que doit m’arracher une main étrangère, — puisque nul fils ne doit me succéder. S’il en est ainsi, — c’est pour les enfants de Banquo que j’ai souillé mon âme, — pour eux que j’ai assassiné le gracieux Duncan, — pour eux que j’ai versé le remords dans la coupe de mon repos, — pour eux seuls ! Mon éternel joyau, — je l’ai donné à l’ennemi commun du genre humain — pour les faire rois ! pour faire rois les rejetons de Banquo ! — Ah ! viens <text:bookmark text:name="115"/>plutôt dans la lice, fatalité, — et jette-moi un défi à outrance ! … Qui est là ?… </text:p>
                  <text:p text:style-name="P21">Rentre le serviteur suivi de deux assassins.</text:p>
                  <text:p text:style-name="P23">— <text:span text:style-name="T2">Maintenant retourne à la porte et restes-y jusqu’à ce que nous appelions. </text:span></text:p>
                  <text:p text:style-name="P22">Sort le serviteur.</text:p>
                  <text:p text:style-name="P23">— <text:span text:style-name="T2">N’est-ce pas hier que nous nous sommes parlé ? </text:span></text:p>
                  <text:p text:style-name="P27"/>
                  <text:p text:style-name="P19">PREMIER ASSASSIN</text:p>
                  <text:p text:style-name="P23">— <text:span text:style-name="T2">C’était hier, s’il plaît à votre altesse. </text:span></text:p>
                  <text:p text:style-name="P27"/>
                  <text:p text:style-name="P19">MACBETH</text:p>
                  <text:p text:style-name="P18">Eh bien, maintenant — avez-vous réfléchi à mes paroles ? Sachez — que c’est lui qui jusqu’ici vous a relégués — dans une si humble fortune, tandis que vous en accusiez — notre innocente personne. Je vous l’ai démontré — dans notre dernier entretien. Je vous ai prouvé — comment vous avez été dupés, contrecarrés, quels étaient les instruments, — qui les employait, et mille autres choses qui feraient — dire à une moitié d’âme, à un entendement fêlé : — « Voilà ce qu’a fait Banquo. » </text:p>
                  <text:p text:style-name="P27"/>
                  <text:p text:style-name="P19">PREMIER ASSASSIN</text:p>
                  <text:p text:style-name="P18">Vous nous l’avez fait connaître. </text:p>
                  <text:p text:style-name="P27"/>
                  <text:p text:style-name="P19">MACBETH</text:p>
                  <text:p text:style-name="P23">— <text:span text:style-name="T2">Oui ; et j’en suis venu ainsi à ce qui est maintenant — l’objet de notre seconde entrevue. Croyez-vous — la patience à ce point dominante dans votre nature — que vous puissiez laisser passer cela ? Êtes-vous évangéliques — au point de prier pour ce brave homme et sa postérité, — lui dont la lourde main vous a courbés vers la tombe — et à jamais appauvris ? </text:span></text:p>
                  <text:p text:style-name="P27"/>
                  <text:p text:style-name="P19">PREMIER ASSASSIN</text:p>
                  <text:p text:style-name="P18">Nous sommes hommes, mon suzerain. <text:bookmark text:name="116"/></text:p>
                  <text:p text:style-name="P27"/>
                  <text:p text:style-name="P19">MACBETH</text:p>
                  <text:p text:style-name="P23">— <text:span text:style-name="T2">Oui, vous passez pour hommes dans le catalogue ; — de même que les limiers, les lévriers, les métis, les épagneuls, les mâtins, — les barbets, les caniches, les chiens-loups, sont désignés tous — sous le nom de chiens ; mais un classement supérieur — distingue le chien agile, le lent, le subtil, — le chien de garde, le chien de chasse, chacun — selon les qualités que la bienfaisante nature — lui a départies et qui lui font donner — un titre particulier dans la liste — où tous sont communément inscrits. Il en est de même des hommes. — Eh bien, si vous avez une place à part dans le classement, — en dehors des rangs infimes de l’humanité, dites le ; — et alors je confierai à </text:span><text:soft-page-break/><text:span text:style-name="T2">vos consciences un projet — dont l’exécution fera disparaître votre ennemi — et vous attachera notre cœur et notre affection, — sa vie nous faisant à nous-même une santé languissante — que rétablirait sa mort. </text:span></text:p>
                  <text:p text:style-name="P27"/>
                  <text:p text:style-name="P19">DEUXIÈME ASSASSIN</text:p>
                  <text:p text:style-name="P18">Je suis un homme, mon suzerain, — que les coups avilissants et les rebuffades du monde — ont tellement exaspéré, que je ferais n’importe — quoi pour braver le monde. </text:p>
                  <text:p text:style-name="P27"/>
                  <text:p text:style-name="P19">PREMIER ASSASSIN</text:p>
                  <text:p text:style-name="P18">Et moi, un homme — tellement accablé de désastres, tellement surmené par la fortune, — que je jouerais ma vie sur un hasard — pour l’améliorer ou la perdre. </text:p>
                  <text:p text:style-name="P27"/>
                  <text:p text:style-name="P19">MACBETH</text:p>
                  <text:p text:style-name="P18">Vous savez — tous deux que Banquo était votre ennemi. </text:p>
                  <text:p text:style-name="P27"/>
                  <text:p text:style-name="P19">DEUXIÈME ASSASSIN</text:p>
                  <text:p text:style-name="P18">C’est vrai, monseigneur. </text:p>
                  <text:p text:style-name="P27"/>
                  <text:p text:style-name="P19">MACBETH</text:p>
                  <text:p text:style-name="P23">— <text:span text:style-name="T2">Il est aussi le mien, et avec une si sanglante hostilité — que chaque minute de son existence est un coup </text:span><text:bookmark text:name="117"/><text:span text:style-name="T2">— qui menace ma vie. Je pourrais — le balayer de ma vue de vive force, — et mettre la chose sur le compte de ma volonté ; mais je ne dois pas le faire, — par égard pour plusieurs de mes amis qui sont aussi les siens, — et dont je puis garder l’affection pour peu que je pleure la chute — de celui que j’aurai moi-même renversé. Voilà pourquoi — je réclame affectueusement votre assistance, — voulant masquer l’affaire aux regards de tous, — pour maintes raisons puissantes. </text:span></text:p>
                  <text:p text:style-name="P27"/>
                  <text:p text:style-name="P19">DEUXIÈME ASSASSIN</text:p>
                  <text:p text:style-name="P18">Nous exécuterons, — monseigneur, ce que vous nous commanderez. </text:p>
                  <text:p text:style-name="P27"/>
                  <text:p text:style-name="P19">PREMIER ASSASSIN</text:p>
                  <text:p text:style-name="P18">Dussent nos vies… </text:p>
                  <text:p text:style-name="P27"/>
                  <text:p text:style-name="P19">MACBETH</text:p>
                  <text:p text:style-name="P23">— <text:span text:style-name="T2">Votre ardeur rayonne en vous. Dans une heure, au plus, — je vous désignerai le lieu où vous vous posterez, — je vous ferai connaître le meilleur moment pour l’embuscade, — l’instant suprême. Il faut que ce soit fait ce soir, — à une certaine distance du palais, avec cette idée constante — que j’ai besoin de rester pur. Et — (pour qu’il n’y ait ni accroc ni pièce à l’ouvrage) — Fléance, son fils, qui l’accompagne, — et dont l’absence m’est aussi essentielle — que celle du père, devra embrasser, comme lui, la destinée — de cette heure sombre. Consultez ensemble vos résolutions ; — je reviens à vous dans un instant. </text:span></text:p>
                  <text:p text:style-name="P27"/>
                  <text:p text:style-name="P19">DEUXIÈME ASSASSIN</text:p>
                  <text:p text:style-name="P18">Nous sommes résolus, monseigneur. </text:p>
                  <text:p text:style-name="P27"/>
                  <text:p text:style-name="P19">MACBETH</text:p>
                  <text:p text:style-name="P23">— <text:span text:style-name="T2">Je vous rejoins immédiatement ; restez dans le palais. — L’affaire est conclue… Banquo, si ton âme envolée — doit trouver le ciel, elle le trouvera ce soir. </text:span></text:p>
                  <text:p text:style-name="P22"><text:soft-page-break/>Ils sortent.</text:p>
                  <text:p text:style-name="P23"><text:bookmark text:name="118"/></text:p>
                  <text:p text:style-name="P26"/>
                  <text:h text:style-name="P45" text:outline-level="4"><text:bookmark text:name="Sc.C3.A8ne_XI"/><text:bookmark text:name="Scène_XI"/>Scène XI</text:h>
                  <text:p text:style-name="P21">[Une autre salle du palais.]</text:p>
                  <text:p text:style-name="P23"/>
                  <text:p text:style-name="P21">Entrent Lady Macbeth et un serviteur.</text:p>
                  <text:p text:style-name="P23"/>
                  <text:p text:style-name="P27"/>
                  <text:p text:style-name="P19">LADY MACBETH</text:p>
                  <text:p text:style-name="P23">— <text:span text:style-name="T2">Banquo a-t-il quitté la cour ? </text:span></text:p>
                  <text:p text:style-name="P27"/>
                  <text:p text:style-name="P19">LE SERVITEUR</text:p>
                  <text:p text:style-name="P23">— <text:span text:style-name="T2">Oui, madame, mais il revient ce soir. </text:span></text:p>
                  <text:p text:style-name="P27"/>
                  <text:p text:style-name="P19">LADY MACBETH</text:p>
                  <text:p text:style-name="P23">— <text:span text:style-name="T2">Va prévenir le roi que j’attends son bon plaisir — pour lui dire quelques mots. </text:span></text:p>
                  <text:p text:style-name="P27"/>
                  <text:p text:style-name="P19">LE SERVITEUR</text:p>
                  <text:p text:style-name="P18">J’y vais, madame. </text:p>
                  <text:p text:style-name="P22">Sort le serviteur.</text:p>
                  <text:p text:style-name="P27"/>
                  <text:p text:style-name="P19">LADY MACBETH</text:p>
                  <text:p text:style-name="P23">— <text:span text:style-name="T2">On a dépensé tout pour ne rien avoir, — quand on a obtenu son désir sans satisfaction. — Mieux vaut être celui qu’on détruit — que de vivre par sa destruction dans une joie pleine de doutes. </text:span></text:p>
                  <text:p text:style-name="P21">Entre Macbeth.</text:p>
                  <text:p text:style-name="P23">— <text:span text:style-name="T2">Qu’avez-vous, monseigneur ? Pourquoi restez-vous seul, — faisant vos compagnes des plus tristes rêveries, — et nourrissant des pensées qui auraient bien dû mourir — avec ceux auxquels elles pensent ? Les choses sans remède — ne valent plus la réflexion : ce qui est fait est fait. </text:span></text:p>
                  <text:p text:style-name="P27"/>
                  <text:p text:style-name="P19">MACBETH</text:p>
                  <text:p text:style-name="P23">— <text:span text:style-name="T2">Nous avons entamé, mais non tué, le serpent. — Il rejoindra ses tronçons et redeviendra lui-même, et notre </text:span><text:bookmark text:name="119"/><text:span text:style-name="T2">haine misérable — sera comme auparavant exposée à ses morsures. — Mais — puissions-nous voir craquer la machine des choses et s’abîmer les deux mondes, — plutôt que de manger toujours dans la crainte et de dormir — dans l’affliction de ces rêves terribles — qui nous agitent chaque nuit ! Mieux vaudrait être avec le mort — que nous avons envoyé reposer pour gagner notre repos, — que d’être soumis par la torture de l’esprit — à une infatigable angoisse. Duncan est dans son tombeau : — après la fièvre convulsive de cette vie, il dort bien ; — la trahison a tout épuisé contre lui ; l’acier, le poison, — la perfidie domestique, l’invasion étrangère, rien — ne peut le toucher désormais. </text:span></text:p>
                  <text:p text:style-name="P27"/>
                  <text:p text:style-name="P19">LADY MACBETH</text:p>
                  <text:p text:style-name="P18">Allons ! — Mon doux seigneur, déridez ce front renfrogné, — soyez serein et enjoué ce soir au milieu de vos convives. </text:p>
                  <text:p text:style-name="P27"/>
                  <text:p text:style-name="P19">MACBETH</text:p>
                  <text:p text:style-name="P23"><text:soft-page-break/>— <text:span text:style-name="T2">Je le serai, mon amour ; et vous, soyez de même, je vous prie. — Que vos attentions se concentrent sur Banquo ; — conférez-lui la prééminence par vos regards et par vos paroles. — Temps d’inquiétude, où il nous faut laver nos honneurs au torrent des flatteries, — et faire de notre face le masque de notre cœur, — pour le déguiser ! </text:span></text:p>
                  <text:p text:style-name="P27"/>
                  <text:p text:style-name="P19">LADY MACBETH</text:p>
                  <text:p text:style-name="P18">Ne pensez plus à cela. </text:p>
                  <text:p text:style-name="P27"/>
                  <text:p text:style-name="P19">MACBETH</text:p>
                  <text:p text:style-name="P23">— <text:span text:style-name="T2">Oh ! pleine de scorpions est mon âme, chère femme ! — Tu sais que Banquo et son Fléance vivent. </text:span></text:p>
                  <text:p text:style-name="P27"/>
                  <text:p text:style-name="P19">LADY MACBETH</text:p>
                  <text:p text:style-name="P23">— <text:span text:style-name="T2">Mais l’image de l’humanité n’est pas éternelle en eux. </text:span><text:bookmark text:name="120"/></text:p>
                  <text:p text:style-name="P27"/>
                  <text:p text:style-name="P19">MACBETH</text:p>
                  <text:p text:style-name="P23">— <text:span text:style-name="T2">Oui, il y a là une consolation : ils sont attaquables. — Sois donc joyeuse. Avant que la chauve-souris ait fait à tire d’ailes — son tour de cloître, avant qu’à l’appel de la noire Hécate, — l’escarbot aux ailes d’écaillé ait de ses bourdonnements sourds — sonné le carillon somnolent du soir, il sera fait — une action d’un formidable éclat. </text:span></text:p>
                  <text:p text:style-name="P27"/>
                  <text:p text:style-name="P19">LADY MACBETH</text:p>
                  <text:p text:style-name="P18">Quelle action ? </text:p>
                  <text:p text:style-name="P27"/>
                  <text:p text:style-name="P19">MACBETH</text:p>
                  <text:p text:style-name="P23">— <text:span text:style-name="T2">Ah ! chère poule, sois innocente de la confidence — jusqu’à ce que tu applaudisses à l’exécution… Viens, noir fauconnier de la nuit, — bande les yeux sensibles du jour compatissant, — et, de ta main sanglante et invisible, — arrache et mets en pièces le fil de cette grande existence — qui me fait pâlir !… La lumière s’obscurcit, et le corbeau — vole vers son bois favori ; — les bonnes créatures du jour commencent à s’assoupir et à dormir, — tandis que les noirs agents de la nuit se dressent vers leur proie. — Tu t’étonnes de mes paroles ; mais sois tranquille : — les choses que le mal a commencées se consolident par le mal. — Sur ce, viens avec moi, je t’en prie. </text:span></text:p>
                  <text:p text:style-name="P22">Ils sortent.</text:p>
                  <text:p text:style-name="P23"/>
                  <text:p text:style-name="P26"/>
                  <text:h text:style-name="P45" text:outline-level="4"><text:bookmark text:name="Sc.C3.A8ne_XII"/><text:bookmark text:name="Scène_XII"/>Scène XII</text:h>
                  <text:p text:style-name="P21">[Une avenue conduisant à la porte d’entrée du palais.]</text:p>
                  <text:p text:style-name="P23"/>
                  <text:p text:style-name="P21">Entrent trois assassins.</text:p>
                  <text:p text:style-name="P23"/>
                  <text:p text:style-name="P27"/>
                  <text:p text:style-name="P19">PREMIER ASSASSIN</text:p>
                  <text:p text:style-name="P23">— <text:span text:style-name="T2">Mais qui t’a dit de te joindre à nous ? </text:span></text:p>
                  <text:p text:style-name="P27"/>
                  <text:p text:style-name="P19">TROISIÈME ASSASSIN</text:p>
                  <text:p text:style-name="P18">Macbeth. <text:bookmark text:name="121"/></text:p>
                  <text:p text:style-name="P27"/>
                  <text:p text:style-name="P19"><text:soft-page-break/>DEUXIÈME ASSASSIN</text:p>
                  <text:p text:style-name="P23">— <text:span text:style-name="T2">Nous n’avons pas à nous méfier de lui, puisqu’il nous indique — notre tâche, et tout ce que nous avons à faire, — avec une précision parfaite. </text:span></text:p>
                  <text:p text:style-name="P27"/>
                  <text:p text:style-name="P19">PREMIER ASSASSIN</text:p>
                  <text:p text:style-name="P18">Reste donc avec nous. — Le couchant est encore rayé de quelques lueurs du jour. — C’est l’heure où le voyageur attardé presse les éperons — pour gagner à temps l’auberge ; et voici qu’approche — le personnage que nous guettons. </text:p>
                  <text:p text:style-name="P27"/>
                  <text:p text:style-name="P19">TROISIÈME ASSASSIN</text:p>
                  <text:p text:style-name="P18">Écoutez ! j’entends les chevaux. </text:p>
                  <text:p text:style-name="P27"/>
                  <text:p text:style-name="P19">BANQUO<text:span text:style-name="T1">, derrière le théâtre</text:span></text:p>
                  <text:p text:style-name="P18">Éclairez-nous là ! hé ! </text:p>
                  <text:p text:style-name="P27"/>
                  <text:p text:style-name="P19">DEUXIÈME ASSASSIN</text:p>
                  <text:p text:style-name="P18">Alors c’est lui : tous — les autres invités qu’on attendait — sont déjà au palais. </text:p>
                  <text:p text:style-name="P27"/>
                  <text:p text:style-name="P19">PREMIER ASSASSIN</text:p>
                  <text:p text:style-name="P18">Ses chevaux s’en retournent. </text:p>
                  <text:p text:style-name="P27"/>
                  <text:p text:style-name="P19">TROISIÈME ASSASSIN</text:p>
                  <text:p text:style-name="P23">— <text:span text:style-name="T2">À près d’un mille d’ici ; mais il a l’habitude, — comme tout le monde, d’aller d’ici à la porte du palais — en se promenant. </text:span></text:p>
                  <text:p text:style-name="P23"/>
                  <text:p text:style-name="P21">Entrent Banquo et Fléance, précédés d’un serviteur portant une torche.</text:p>
                  <text:p text:style-name="P23"/>
                  <text:p text:style-name="P27"/>
                  <text:p text:style-name="P19">DEUXIÈME ASSASSIN</text:p>
                  <text:p text:style-name="P18">Une lumière ! une lumière ! </text:p>
                  <text:p text:style-name="P27"/>
                  <text:p text:style-name="P19">TROISIÈME ASSASSIN</text:p>
                  <text:p text:style-name="P18">C’est lui. </text:p>
                  <text:p text:style-name="P27"/>
                  <text:p text:style-name="P19">PREMIER ASSASSIN</text:p>
                  <text:p text:style-name="P23">— <text:span text:style-name="T2">Tenons ferme. </text:span></text:p>
                  <text:p text:style-name="P27"/>
                  <text:p text:style-name="P19">BANQUO</text:p>
                  <text:p text:style-name="P18">Il y aura de la pluie ce soir. <text:bookmark text:name="122"/></text:p>
                  <text:p text:style-name="P27"/>
                  <text:p text:style-name="P19">PREMIER ASSASSIN</text:p>
                  <text:p text:style-name="P18">Qu’elle tombe ! </text:p>
                  <text:p text:style-name="P22">Il attaque Banquo.</text:p>
                  <text:p text:style-name="P23"/>
                  <text:p text:style-name="P27"/>
                  <text:p text:style-name="P19">BANQUO</text:p>
                  <text:p text:style-name="P23">— <text:span text:style-name="T2">Oh ! trahison ! Fuis, bon Fléance, fuis, fuis, fuis ; — tu peux me venger. Ô misérable ! </text:span></text:p>
                  <text:p text:style-name="P25"><text:soft-page-break/><text:span text:style-name="T3">Il meurt. Fléance </text:span><text:bookmark text:name="Ret_16"/><text:a xlink:type="simple" xlink:href="https://fr.wikisource.org/wiki/Notes_sur_Macbeth,_le_roi_Jean_et_Richard_III/Traduction_Hugo,_1866#Note_16" text:style-name="Internet_20_link" text:visited-style-name="Visited_20_Internet_20_Link">(16)</text:a><text:span text:style-name="T3"> et le serviteur s’échappent.</text:span></text:p>
                  <text:p text:style-name="P23"/>
                  <text:p text:style-name="P27"/>
                  <text:p text:style-name="P19">TROISIÈME ASSASSIN</text:p>
                  <text:p text:style-name="P23">— <text:span text:style-name="T2">Qui a éteint la lumière ? </text:span></text:p>
                  <text:p text:style-name="P27"/>
                  <text:p text:style-name="P19">PREMIER ASSASSIN</text:p>
                  <text:p text:style-name="P18">N’était-ce pas le plus sûr ? </text:p>
                  <text:p text:style-name="P27"/>
                  <text:p text:style-name="P19">TROISIÈME ASSASSIN</text:p>
                  <text:p text:style-name="P23">— <text:span text:style-name="T2">Il n’y en a qu’un de tombé ; le fils s’est échappé. </text:span></text:p>
                  <text:p text:style-name="P27"/>
                  <text:p text:style-name="P19">DEUXIÈME ASSASSIN</text:p>
                  <text:p text:style-name="P23">— <text:span text:style-name="T2">Nous avons manqué la plus belle moitié de notre affaire. </text:span></text:p>
                  <text:p text:style-name="P27"/>
                  <text:p text:style-name="P19">PREMIER ASSASSIN</text:p>
                  <text:p text:style-name="P23">— <text:span text:style-name="T2">Allons toujours dire ce qu’il y a de fait. </text:span></text:p>
                  <text:p text:style-name="P22">Ils sortent.</text:p>
                  <text:p text:style-name="P23"/>
                  <text:p text:style-name="P26"/>
                  <text:h text:style-name="P45" text:outline-level="4"><text:bookmark text:name="Sc.C3.A8ne_XIII"/><text:bookmark text:name="Scène_XIII"/>Scène XIII</text:h>
                  <text:p text:style-name="P21">[La grande salle du palais. Un banquet est préparé.]</text:p>
                  <text:p text:style-name="P23"/>
                  <text:p text:style-name="P21">Entrent Macbeth, Lady Macbeth, Rosse, Lenox, des Seigneurs, des gens de service.</text:p>
                  <text:p text:style-name="P23"/>
                  <text:p text:style-name="P27"/>
                  <text:p text:style-name="P19">MACBETH</text:p>
                  <text:p text:style-name="P23">— <text:span text:style-name="T2">Vous connaissez vos rangs respectifs, prenez vos places ; pour premier mot — et pour dernier, cordiale bienvenue à tous ! </text:span></text:p>
                  <text:p text:style-name="P27"/>
                  <text:p text:style-name="P19">LES SEIGNEURS</text:p>
                  <text:p text:style-name="P18">Merci à votre majesté ! <text:bookmark text:name="123"/></text:p>
                  <text:p text:style-name="P27"/>
                  <text:p text:style-name="P19">MACBETH</text:p>
                  <text:p text:style-name="P23">— <text:span text:style-name="T2">Quant à nous, nous nous mêlerons à la société, — comme l’hôte le plus humble. — Notre hôtesse gardera sa place d’honneur ; mais, en temps opportun, — nous irons lui demander la bienvenue. </text:span></text:p>
                  <text:p text:style-name="P27"/>
                  <text:p text:style-name="P19">LADY MACBETH</text:p>
                  <text:p text:style-name="P23">— <text:span text:style-name="T2">Exprimez pour moi, sire, à tous nos amis — ce que dit mon cœur : ils sont les bienvenus. </text:span></text:p>
                  <text:p text:style-name="P23"/>
                  <text:p text:style-name="P21">Le premier assassin paraît à la porte de la salle.</text:p>
                  <text:p text:style-name="P23"/>
                  <text:p text:style-name="P27"/>
                  <text:p text:style-name="P19">MACBETH</text:p>
                  <text:p text:style-name="P23"><text:soft-page-break/>— <text:span text:style-name="T2">Vois, ils te répondent par un remercîment du cœur… — Les deux côtés sont au complet. Je vais m’asseoir ici, au milieu. — Faisons des largesses de gaieté ; tout à l’heure, nous boirons une rasade — à la ronde… </text:span></text:p>
                  <text:p text:style-name="P18"><text:span text:style-name="T1">Bas, à l’assassin.</text:span> </text:p>
                  <text:p text:style-name="P18">Il y a du sang sur ton visage. </text:p>
                  <text:p text:style-name="P27"/>
                  <text:p text:style-name="P19">L’ASSASSIN<text:span text:style-name="T1">, bas, à Macbeth</text:span></text:p>
                  <text:p text:style-name="P23">— <text:span text:style-name="T2">C’est celui de Banquo alors. </text:span></text:p>
                  <text:p text:style-name="P27"/>
                  <text:p text:style-name="P19">MACBETH</text:p>
                  <text:p text:style-name="P23">— <text:span text:style-name="T2">Il est mieux sur toi que dans ses veines. — Est-il expédié ? </text:span></text:p>
                  <text:p text:style-name="P27"/>
                  <text:p text:style-name="P19">L’ASSASSIN</text:p>
                  <text:p text:style-name="P23">— <text:span text:style-name="T2">Monseigneur, il a la gorge coupée ; j’ai fait cela pour lui. </text:span></text:p>
                  <text:p text:style-name="P27"/>
                  <text:p text:style-name="P19">MACBETH</text:p>
                  <text:p text:style-name="P23">— <text:span text:style-name="T2">Tu es le meilleur des coupe-gorges. Il est bien bon pourtant — celui qui en a fait autant pour Fléance. Si c’est toi, — tu n’as pas ton pareil. </text:span></text:p>
                  <text:p text:style-name="P27"/>
                  <text:p text:style-name="P19">L’ASSASSIN</text:p>
                  <text:p text:style-name="P18">Très-royal seigneur, — Fléance s’est échappé. </text:p>
                  <text:p text:style-name="P27"/>
                  <text:p text:style-name="P19">MACBETH</text:p>
                  <text:p text:style-name="P23">— <text:span text:style-name="T2">Voilà mon accès qui revient : sans cela, j’aurais été </text:span><text:bookmark text:name="124"/><text:span text:style-name="T2">à merveille, — entier comme un marbre, solide comme un roc, — dégagé et libre comme l’air ambiant. — Mais à présent me voilà claquemuré, encagé, confiné, enchaîné — dans des inquiétudes et des craintes insolentes. Mais Banquo est-il en sûreté ? </text:span></text:p>
                  <text:p text:style-name="P27"/>
                  <text:p text:style-name="P19">L’ASSASSIN</text:p>
                  <text:p text:style-name="P23">— <text:span text:style-name="T2">Oui, mon bon seigneur, en sûreté dans un fossé qu’il occupe, — avec vingt balafres dans la tête, — dont la moindre serait la mort d’une créature. </text:span></text:p>
                  <text:p text:style-name="P27"/>
                  <text:p text:style-name="P19">MACBETH</text:p>
                  <text:p text:style-name="P18">Merci pour cela. — Voilà le vieux serpent écrasé ; le reptile qui s’est sauvé — est de nature à donner du venin un jour, — mais il n’a pas de dents encore. Va-t’en ; demain, — une fois rendu à nous-même, nous t’écouterons. </text:p>
                  <text:p text:style-name="P22">Sort l’assassin.</text:p>
                  <text:p text:style-name="P23"/>
                  <text:p text:style-name="P27"/>
                  <text:p text:style-name="P19">LADY MACBETH</text:p>
                  <text:p text:style-name="P18">Mon royal maître, — vous n’encouragez pas vos convives : c’est leur faire payer la fête — que de ne pas leur rappeler souvent, tandis qu’elle est en train, — qu’elle est donnée de tout cœur. Pour ne faire que manger, mieux vaut rester chez soi ; — hors de là, la courtoisie est la meilleure sauce des mets ; — sans elle, la réunion serait fade. </text:p>
                  <text:p text:style-name="P27"/>
                  <text:p text:style-name="P19">MACBETH</text:p>
                  <text:p text:style-name="P18"><text:soft-page-break/>Douce sermonneuse !… — Allons, qu’une bonne digestion seconde l’appétit, — et que la santé suive. </text:p>
                  <text:p text:style-name="P27"/>
                  <text:p text:style-name="P19">LENOX</text:p>
                  <text:p text:style-name="P18">Plaît-il à votre altesse de s’asseoir ? </text:p>
                  <text:p text:style-name="P23"/>
                  <text:p text:style-name="P21">Le spectre de Banquo entre et s’asseoit à la place de Macbeth.</text:p>
                  <text:p text:style-name="P23"/>
                  <text:p text:style-name="P27"/>
                  <text:p text:style-name="P19">MACBETH</text:p>
                  <text:p text:style-name="P23">— <text:span text:style-name="T2">La gloire de notre pays aurait eu ici son faîte, — si la gracieuse personne de notre Banquo eût été présente. </text:span><text:bookmark text:name="125"/><text:span text:style-name="T2">— Puissé-je avoir à l’accuser d’une incivilité — plutôt qu’à le plaindre d’un malheur ! </text:span></text:p>
                  <text:p text:style-name="P27"/>
                  <text:p text:style-name="P19">ROSSE</text:p>
                  <text:p text:style-name="P18">Son absence, sire, — jette le blâme sur sa promesse. Plaît-il à votre altesse — de nous honorer de sa royale compagnie ? </text:p>
                  <text:p text:style-name="P27"/>
                  <text:p text:style-name="P19">MACBETH</text:p>
                  <text:p text:style-name="P23">— <text:span text:style-name="T2">La table est au complet. </text:span></text:p>
                  <text:p text:style-name="P27"/>
                  <text:p text:style-name="P19">LENOX</text:p>
                  <text:p text:style-name="P18">Voici une place réservée pour vous, sire. </text:p>
                  <text:p text:style-name="P27"/>
                  <text:p text:style-name="P19">MACBETH</text:p>
                  <text:p text:style-name="P23">— <text:span text:style-name="T2">Où ? </text:span></text:p>
                  <text:p text:style-name="P27"/>
                  <text:p text:style-name="P19">LENOX</text:p>
                  <text:p text:style-name="P18">Ici, mon bon seigneur… Qu’est-ce donc qui émeut votre altesse ? </text:p>
                  <text:p text:style-name="P27"/>
                  <text:p text:style-name="P19">MACBETH</text:p>
                  <text:p text:style-name="P23">— <text:span text:style-name="T2">Qui de vous a fait cela ? </text:span></text:p>
                  <text:p text:style-name="P27"/>
                  <text:p text:style-name="P19">LES SEIGNEURS</text:p>
                  <text:p text:style-name="P18">Quoi, mon bon seigneur ? </text:p>
                  <text:p text:style-name="P27"/>
                  <text:p text:style-name="P19">MACBETH</text:p>
                  <text:p text:style-name="P23">— <text:span text:style-name="T2">Tu ne peux pas dire que je l’aie fait ? Ne secoue pas — contre moi tes boucles sanglantes. </text:span></text:p>
                  <text:p text:style-name="P27"/>
                  <text:p text:style-name="P19">ROSSE</text:p>
                  <text:p text:style-name="P18">Messieurs, levez-vous ; son altesse n’est pas bien. </text:p>
                  <text:p text:style-name="P27"/>
                  <text:p text:style-name="P19">LADY MACBETH</text:p>
                  <text:p text:style-name="P23">— <text:span text:style-name="T2">Non, dignes amis, asseyez-vous. Mon seigneur est souvent ainsi, — et cela depuis sa jeunesse. De grâce, restez assis. — C’est un accès momentané : rien que le temps d’y songer, — il sera remis. Si vous faites trop attention à lui, — vous l’offenserez, et vous augmenterez son mal ; — mangez et ne le regardez pas… Êtes-vous </text:span></text:p>
                  <text:p text:style-name="P18">un homme ? <text:bookmark text:name="126"/></text:p>
                  <text:p text:style-name="P27"><text:soft-page-break/></text:p>
                  <text:p text:style-name="P19">MACBETH</text:p>
                  <text:p text:style-name="P23">— <text:span text:style-name="T2">Oui, et un homme hardi à oser regarder en face — ce qui épouvanterait le démon. </text:span></text:p>
                  <text:p text:style-name="P27"/>
                  <text:p text:style-name="P19">LADY MACBETH</text:p>
                  <text:p text:style-name="P18">La bonne niaiserie ! — c’est encore une image créée par votre frayeur, — comme ce poignard aérien qui, disiez-vous, — vous guidait vers Duncan ! Oh ! ces effarements et ces tressaillements, — singeries de la terreur, conviendraient bien — à un conte de bonne femme débité au coin d’un feu d’hiver — sous l’autorité d’une grand’mère. C’est la honte même ! — Pourquoi faites-vous toutes ces mines-là ? Après tout, — vous ne regardez qu’un tabouret. </text:p>
                  <text:p text:style-name="P27"/>
                  <text:p text:style-name="P19">MACBETH</text:p>
                  <text:p text:style-name="P23">— <text:span text:style-name="T2">Je t’en prie, vois ! examine ! regarde ! là… Eh bien ! que dis-tu ? — Bah ! qu’est-ce que cela me fait ? Puisque tu peux secouer la tête, parle… — Ah ! si les cimetières et les tombeaux doivent nous renvoyer — ainsi ceux que nous enterrons, pour monument — nous leur donnerons la panse des milans ! </text:span></text:p>
                  <text:p text:style-name="P22">Le spectre disparaît.</text:p>
                  <text:p text:style-name="P23"/>
                  <text:p text:style-name="P27"/>
                  <text:p text:style-name="P19">LADY MACBETH</text:p>
                  <text:p text:style-name="P23">— <text:span text:style-name="T2">Quoi ! la folie n’a rien laissé de l’homme ? </text:span></text:p>
                  <text:p text:style-name="P27"/>
                  <text:p text:style-name="P19">MACBETH</text:p>
                  <text:p text:style-name="P23">— <text:span text:style-name="T2">Aussi vrai que je suis ici, je l’ai vu. </text:span></text:p>
                  <text:p text:style-name="P27"/>
                  <text:p text:style-name="P19">LADY MACBETH</text:p>
                  <text:p text:style-name="P18">Fi ! quelle honte ! </text:p>
                  <text:p text:style-name="P27"/>
                  <text:p text:style-name="P19">MACBETH</text:p>
                  <text:p text:style-name="P23">— <text:span text:style-name="T2">Ce n’est pas d’aujourd’hui que le sang a été versé ; dans les temps anciens, — avant que la loi humaine eût purifié la société adoucie, — oui, et depuis lors, il a été commis des meurtres — trop terribles pour l’oreille. Il fut un temps — où, quand la cervelle avait jailli, l’homme mourait, — et tout était fini. Mais aujourd’hui on </text:span><text:bookmark text:name="127"/><text:span text:style-name="T2">ressuscite, — avec vingt blessures mortelles dans le crâne, — et on nous chasse de nos siéges. Voilà qui est plus étrange — que le meurtre lui-même. </text:span></text:p>
                  <text:p text:style-name="P27"/>
                  <text:p text:style-name="P19">LADY MACBETH</text:p>
                  <text:p text:style-name="P18">Mon digne seigneur, — vos nobles amis ont besoin de vous. </text:p>
                  <text:p text:style-name="P27"/>
                  <text:p text:style-name="P19">MACBETH</text:p>
                  <text:p text:style-name="P18">J’oubliais… — Ne vous étonnez pas, mes très-dignes amis ; — j’ai une étrange infirmité qui n’est rien — pour ceux qui me connaissent. Allons, amitié et santé à tous ! — Maintenant je vais m’asseoir. Donnez-moi du vin ; remplissez jusqu’au bord ! </text:p>
                  <text:p text:style-name="P18"><text:span text:style-name="T1">Entre le Spectre.</text:span> </text:p>
                  <text:p text:style-name="P23">— <text:span text:style-name="T2">Je bois à la joie de toute la table, — et à notre cher ami Banquo qui nous manque. — Que n’est-il ici ! À lui et à tous notre soif ! — Buvons tous à tous ! </text:span></text:p>
                  <text:p text:style-name="P27"/>
                  <text:p text:style-name="P19">LES SEIGNEURS</text:p>
                  <text:p text:style-name="P18"><text:soft-page-break/>Nous vous rendons hommage en vous faisant raison. </text:p>
                  <text:p text:style-name="P27"/>
                  <text:p text:style-name="P19">MACBETH</text:p>
                  <text:p text:style-name="P23">— <text:span text:style-name="T2">Arrière ! ôte-toi de ma vue ! que la terre te cache ! — Tes os sont sans moelle ; ton sang est glacé ; — tu n’as pas de regard dans ces yeux — qui éblouissent. </text:span></text:p>
                  <text:p text:style-name="P27"/>
                  <text:p text:style-name="P19">LADY MACBETH</text:p>
                  <text:p text:style-name="P18">Ne voyez là, nobles pairs, — qu’un fait habituel. Ce n’est pas autre chose. — Seulement cela gâte le plaisir du moment. </text:p>
                  <text:p text:style-name="P27"/>
                  <text:p text:style-name="P19">MACBETH</text:p>
                  <text:p text:style-name="P18">Tout ce qu’ose un homme, je l’ose. — Approche sous la figure de l’ours velu de Russie, — du rhinocéros armé ou du tigre d’Hyrcanie, — prends toute autre forme que celle-ci, et mes nerfs impassibles — ne trembleront pas. Ou bien redeviens vivant, — et provoque-moi au <text:bookmark text:name="128"/>désert avec ton épée ; — si alors je m’enferme en tremblant, déclare-moi — le marmot d’une fille. Hors d’ici, ombre horrible ! </text:p>
                  <text:p text:style-name="P22">Le spectre disparaît.</text:p>
                  <text:p text:style-name="P23">— <text:span text:style-name="T2">Moqueuse illusion, hors d’ici !… Oui ! c’est cela… Dès qu’il s’en va, — je redeviens homme… De grâce, restez assis. </text:span></text:p>
                  <text:p text:style-name="P27"/>
                  <text:p text:style-name="P19">LADY MACBETH</text:p>
                  <text:p text:style-name="P23">— <text:span text:style-name="T2">Vous avez fait fuir la gaieté et rompu notre bonne réunion — par ce désordre surprenant. </text:span></text:p>
                  <text:p text:style-name="P27"/>
                  <text:p text:style-name="P19">MACBETH</text:p>
                  <text:p text:style-name="P18">De telles choses peuvent-elles arriver — et fondre sur nous, comme un nuage d’été, — sans nous causer un étonnement particulier ? Vous me faites méconnaître — mon propre caractère, — quand je songe que, devant de pareils spectacles, — vous pouvez conserver le rubis naturel de vos joues, — alors que les miennes sont blanches de frayeur. </text:p>
                  <text:p text:style-name="P27"/>
                  <text:p text:style-name="P19">ROSSE</text:p>
                  <text:p text:style-name="P18">Quels spectacles, monseigneur ? </text:p>
                  <text:p text:style-name="P27"/>
                  <text:p text:style-name="P19">LADY MACBETH</text:p>
                  <text:p text:style-name="P23">— <text:span text:style-name="T2">Je vous en prie, ne lui parlez pas ; il va de pire en pire ; — toute question l’exaspère. Bonsoir en même temps à tous. — N’attendez pas votre tour de partir, — mais partez tous à la fois. </text:span></text:p>
                  <text:p text:style-name="P27"/>
                  <text:p text:style-name="P19">LENOX</text:p>
                  <text:p text:style-name="P18">Bonsoir ; et puisse une meilleure santé — être accordée à sa majesté ! </text:p>
                  <text:p text:style-name="P27"/>
                  <text:p text:style-name="P19">LADY MACBETH</text:p>
                  <text:p text:style-name="P18">Affectueux bonsoir à tous ! </text:p>
                  <text:p text:style-name="P22">Sortent les seigneurs et les gens de la suite.</text:p>
                  <text:p text:style-name="P23"/>
                  <text:p text:style-name="P27"/>
                  <text:p text:style-name="P19">MACBETH</text:p>
                  <text:p text:style-name="P23"><text:soft-page-break/>— <text:span text:style-name="T2">Il y aura du sang versé ; on dit que le sang veut du sang. — On a vu les pierres remuer et les arbres </text:span><text:bookmark text:name="129"/><text:span text:style-name="T2">parler. — Des augures, des révélations intelligibles ont, — par la voix des pies, des corbeaux et des corneilles, dénoncé — l’homme de sang le mieux caché… Où en est la nuit ? </text:span></text:p>
                  <text:p text:style-name="P27"/>
                  <text:p text:style-name="P19">LADY MACBETH</text:p>
                  <text:p text:style-name="P23">— <text:span text:style-name="T2">À l’heure encore indécise de sa lutte avec le matin. </text:span></text:p>
                  <text:p text:style-name="P27"/>
                  <text:p text:style-name="P19">MACBETH</text:p>
                  <text:p text:style-name="P23">— <text:span text:style-name="T2">Que dis-tu de Macduff qui refuse de se rendre en personne — à notre solennelle invitation ? </text:span></text:p>
                  <text:p text:style-name="P27"/>
                  <text:p text:style-name="P19">LADY MACBETH</text:p>
                  <text:p text:style-name="P18">Lui avez-vous envoyé quelqu’un, sire ? </text:p>
                  <text:p text:style-name="P27"/>
                  <text:p text:style-name="P19">MACBETH</text:p>
                  <text:p text:style-name="P23">— <text:span text:style-name="T2">Non, j’en suis prévenu indirectement ; mais j’enverrai. — Il n’y a pas un d’eux chez qui — je ne tienne un homme à mes gages. J’irai demain, — de bonne heure, trouver les sœurs fatidiques. — Il faut qu’elles parlent encore ; car je suis maintenant décidé — à savoir le pire, fut-ce par les pires moyens : devant mes intérêts — tout doit céder. J’ai marché — si loin dans le sang que, si je ne traverse pas le gué, — j’aurai autant de peine à retourner qu’à avancer. — J’ai dans dans la tête d’étranges choses qui réclament ma main, — et veulent être exécutées avant d’être méditées. </text:span></text:p>
                  <text:p text:style-name="P27"/>
                  <text:p text:style-name="P19">LADY MACBETH</text:p>
                  <text:p text:style-name="P23">— <text:span text:style-name="T2">Vous avez besoin du cordial de toute créature, le sommeil. </text:span></text:p>
                  <text:p text:style-name="P27"/>
                  <text:p text:style-name="P19">MACBETH</text:p>
                  <text:p text:style-name="P23">— <text:span text:style-name="T2">Viens, nous allons dormir. Mon étrange oubli de moi-même — est une timidité novice qui veut être aguerrie par l’épreuve. — Nous sommes encore jeunes dans l’action. </text:span></text:p>
                  <text:p text:style-name="P22">Ils sortent.</text:p>
                  <text:p text:style-name="P23"><text:bookmark text:name="130"/></text:p>
                  <text:p text:style-name="P23"/>
                  <text:p text:style-name="P26"/>
                  <text:h text:style-name="P45" text:outline-level="4"><text:bookmark text:name="Sc.C3.A8ne_XIV"/><text:bookmark text:name="Scène_XIV"/>Scène XIV</text:h>
                  <text:p text:style-name="P21">[La bruyère.]</text:p>
                  <text:p text:style-name="P23"/>
                  <text:p text:style-name="P21">Tonnerre. Hécate entre ; les trois Sorcières vont à sa rencontre.</text:p>
                  <text:p text:style-name="P23"/>
                  <text:p text:style-name="P27"/>
                  <text:p text:style-name="P19">PREMIÈRE SORCIÈRE</text:p>
                  <text:p text:style-name="P23">— <text:span text:style-name="T2">Eh bien, qu’avez-vous, Hécate ? Vous paraissez irritée. </text:span></text:p>
                  <text:p text:style-name="P27"/>
                  <text:p text:style-name="P19">HÉCATE</text:p>
                  <text:p text:style-name="P23">— <text:span text:style-name="T2">N’ai-je pas raison de l’être, mégères, quand vous êtes — si insolentes et si effrontées ? Comment avez-vous osé — commercer et trafiquer avec Macbeth — d’oracles et d’affaires de mort, — sans que moi, la maîtresse de vos enchantements, — l’agent mystérieux de tout maléfice, — j’aie été appelée à intervenir — ou à montrer la gloire de notre art ? — Et, qui pis est, vous avez fait tout cela — pour un fils entêté, — rancuneux, colère, qui, comme les autres, — vous aime pour lui-même, non pour vous. — Mais réparez votre faute maintenant : partez — et venez au trou de </text:span><text:soft-page-break/><text:span text:style-name="T2">l’Achéron — me rejoindre demain matin : il doit — s’y rendre pour connaître sa destinée. — Préparez vos vases, vos sortiléges, — vos enchantements, tout enfin. — Moi, je vais dans l’air ; j’emploierai cette nuit — à une œuvre terrible et fatale. — Une grande affaire doit être achevée avant midi. — À la pointe de la lune — pend une goutte de vapeur profonde ; — je l’attraperai avant qu’elle tombe à terre. — Cette goutte, distillée par des procédés magiques, — fera surgir des apparitions fantastiques — qui, par la force de leurs illusions, — l’entraîneront à sa ruine. — Il insultera le destin, narguera la mort, et mettra — ses espérances au-dessus de la sagesse, de la religion et de la crainte. — Et, vous </text:span><text:bookmark text:name="131"/><text:span text:style-name="T2">le savez toutes, la sécurité — est la plus grande ennemie des mortels. </text:span></text:p>
                  <text:p text:style-name="P21">Chant derrière le théâtre.</text:p>
                  <text:p text:style-name="P18">Venez, venez… </text:p>
                  <text:p text:style-name="P27"/>
                  <text:p text:style-name="P19">HÉCATE</text:p>
                  <text:p text:style-name="P23">— <text:span text:style-name="T2">Écoutez, on m’appelle : vous voyez, mon petit esprit — m’attend, assis dans un nuage de brume. </text:span></text:p>
                  <text:p text:style-name="P22">Elle sort.</text:p>
                  <text:p text:style-name="P23"/>
                  <text:p text:style-name="P27"/>
                  <text:p text:style-name="P19">PREMIÈRE SORCIÈRE</text:p>
                  <text:p text:style-name="P23">— <text:span text:style-name="T2">Allons, hâtons-nous. Elle sera bientôt de retour. </text:span></text:p>
                  <text:p text:style-name="P22">Sortent les sorcières.</text:p>
                  <text:p text:style-name="P23"/>
                  <text:p text:style-name="P26"/>
                  <text:h text:style-name="P45" text:outline-level="4"><text:bookmark text:name="Sc.C3.A8ne_XV"/><text:bookmark text:name="Scène_XV"/>Scène XV</text:h>
                  <text:p text:style-name="P21">[Fores. Une salle dans le palais.]</text:p>
                  <text:p text:style-name="P23"/>
                  <text:p text:style-name="P21">Entrent Lenox et un autre Seigneur.</text:p>
                  <text:p text:style-name="P23"/>
                  <text:p text:style-name="P27"/>
                  <text:p text:style-name="P19">LENOX</text:p>
                  <text:p text:style-name="P23">— <text:span text:style-name="T2">Mes dernières paroles ont frappé votre pensée — qui peut maintenant conclure. Je répète seulement — que les choses ont été étrangement arrangées. Macbeth — s’est apitoyé sur le gracieux Duncan ?… Pardieu, il était mort !… — Quand au vaillant Banquo, il s’est promené trop tard ?… — Vous pouvez dire, si cela vous plaît, que c’est Fléance qui l’a tué, — car Fléance s’est sauvé… On ne doit pas se promener trop tard. — Comment se refuser à voir tout ce qu’il y a eu de monstrueux — de la part de Malcolm et de Donalbain — à tuer leur auguste père ? Exécrable action ! — Combien elle a affligé Macbeth ! N’a-t-il pas immédiatement, — dans une rage pieuse, mis en pièces les deux coupables, — qui étaient esclaves </text:span><text:bookmark text:name="132"/><text:span text:style-name="T2">de l’ivresse et captifs du sommeil ? — N’est-ce pas là une noble action ?… Oui, et fort prudente aussi, — car cela aurait pu irriter un cœur vif — d’entendre ces hommes nier le fait… Bref, je dis — qu’il a bien arrangé les choses ; et je pense — que, s’il tenait sous clef les fils de Duncan, — (ce qui n’arrivera pas, s’il plaît à Dieu), ils verraient — ce que c’est que de tuer un père ; et Fléance aussi ! — Mais, silence ! car, pour avoir parlé trop haut et manqué — de paraître à la fête du tyran, j’apprends — que Macduff est en disgrâce. Pouvez-vous me dire, monsieur, — où il s’est réfugié ? </text:span></text:p>
                  <text:p text:style-name="P27"/>
                  <text:p text:style-name="P19">LE SEIGNEUR</text:p>
                  <text:p text:style-name="P18"><text:soft-page-break/>Le fils de Duncan, — dont ce tyran usurpe les droits héréditaires, — vit à la cour d’Angleterre, où il est reçu — par le très-pieux Édouard avec tant de grâce — que la malveillance de la fortune ne lui fait — rien perdre des honneurs qui lui sont dus. Macduff aussi — s’est rendu là ; il va prier le saint roi de lancer — à son aide Northumberland et le belliqueux Siward, — afin que, grâce à leur secours et à la sanction — du Très-Haut, nous puissions de nouveau — mettre le couvert sur notre table, dormir toutes nos nuits, — délivrer nos fêtes et nos banquets des couteaux sanglants, — rendre un légitime hommage et recevoir de purs honneurs, — toutes satisfactions auxquelles nous ne pouvons qu’aspirer aujourd’hui. Cette nouvelle — a tellement exaspéré le roi, qu’il fait — des préparatifs de guerre. </text:p>
                  <text:p text:style-name="P27"/>
                  <text:p text:style-name="P19">LENOX</text:p>
                  <text:p text:style-name="P18">Avait-il fait mander Macduff ? </text:p>
                  <text:p text:style-name="P27"/>
                  <text:p text:style-name="P19">LE SEIGNEUR</text:p>
                  <text:p text:style-name="P23">— <text:span text:style-name="T2">Oui, et, Macduff ayant répondu résolûment : « Non, monsieur ! » — le messager lui a tourné le dos d’un air nébuleux, — en grondant, comme s’il voulait dire : « Vous </text:span><text:bookmark text:name="133"/><text:span text:style-name="T2">déplorerez le moment — où vous m’embarrassez de cette réponse. » </text:span></text:p>
                  <text:p text:style-name="P27"/>
                  <text:p text:style-name="P19">LENOX</text:p>
                  <text:p text:style-name="P18">Voilà qui doit bien — engager Macduff à être prudent et à garder la distance — que la sagesse lui indique. Puisse, avant son arrivée, quelque saint ange — voler à la cour d’Angleterre et y révéler — son message, en sorte que la paix bénie — soit rendue au plus vite à notre patrie accablée — sous une main maudite ! </text:p>
                  <text:p text:style-name="P27"/>
                  <text:p text:style-name="P19">LE SEIGNEUR</text:p>
                  <text:p text:style-name="P18">Mes prières l’accompagneront ! </text:p>
                  <text:p text:style-name="P22">Ils sortent.</text:p>
                  <text:p text:style-name="P23"/>
                  <text:p text:style-name="P26"/>
                  <text:h text:style-name="P45" text:outline-level="4"><text:bookmark text:name="Sc.C3.A8ne_XVI"/><text:bookmark text:name="Scène_XVI"/>Scène XVI</text:h>
                  <text:p text:style-name="P21">[Une caverne obscure. Au milieu un chaudron bouillant. Tonnerre.]</text:p>
                  <text:p text:style-name="P23"/>
                  <text:p text:style-name="P21">Entrent les trois Sorcières.</text:p>
                  <text:p text:style-name="P23"/>
                  <text:p text:style-name="P27"/>
                  <text:p text:style-name="P19">PREMIÈRE SORCIÈRE</text:p>
                  <text:p text:style-name="P18">Trois fois le chat tacheté a miaulé. </text:p>
                  <text:p text:style-name="P27"/>
                  <text:p text:style-name="P19">DEUXIÈME SORCIÈRE</text:p>
                  <text:p text:style-name="P18">Trois fois ; et une fois le hérisson a grogné. </text:p>
                  <text:p text:style-name="P27"/>
                  <text:p text:style-name="P19">TROISIÈME SORCIÈRE</text:p>
                  <text:p text:style-name="P18">La harpie crie : il est temps ! il est temps ! </text:p>
                  <text:p text:style-name="P27"/>
                  <text:p text:style-name="P19">PREMIÈRE SORCIÈRE</text:p>
                  <text:p text:style-name="P18">Tournons en rond autour du chaudron, <text:line-break/>Et jetons-y les entrailles empoisonnées.<text:line-break/><text:soft-page-break/>Crapaud qui, sous la froide pierre, <text:line-break/>Endormi trente-un jours et trente-une nuits, <text:line-break/>As mitonné dans ton venin, <text:line-break/>Bous le premier dans le pot enchanté. </text:p>
                  <text:p text:style-name="P27"/>
                  <text:p text:style-name="P19">TOUTES TROIS</text:p>
                  <text:p text:style-name="P18">Double, double, peine et trouble !<text:line-break/>Feu, brûle, et, chaudron, bouillonne ! </text:p>
                  <text:p text:style-name="P27"><text:bookmark text:name="134"/></text:p>
                  <text:p text:style-name="P19">DEUXIÈME SORCIÈRE</text:p>
                  <text:p text:style-name="P18">Filet de couleuvre de marais, <text:line-break/>Dans le chaudron bous et cuis.<text:line-break/>Œil de salamandre, orteil de grenouille, <text:line-break/>Poil de chauve-souris et langue de chien, <text:line-break/>Langue fourchue de vipère, dard de reptile aveugle, <text:line-break/>Patte de lézard, aile de hibou, <text:line-break/>Pour faire un charme puissant en trouble, <text:line-break/>Bouillez et écumez comme une soupe d’enfer. </text:p>
                  <text:p text:style-name="P27"/>
                  <text:p text:style-name="P19">TOUTES TROIS</text:p>
                  <text:p text:style-name="P18">Double, double, peine et trouble !<text:line-break/>Feu, brûle, et, chaudron, bouillonne ! </text:p>
                  <text:p text:style-name="P27"/>
                  <text:p text:style-name="P19">TROISIÈME SORCIÈRE</text:p>
                  <text:p text:style-name="P18">Écaille de dragon, dent de loup, <text:line-break/>Momie de sorcière, estomac et gueule<text:line-break/>De requin dévorant des mers, <text:line-break/>Racine de ciguë arrachée dans l’ombre, <text:line-break/>Foie de juif blasphémateur, <text:line-break/>Fiel de bouc, branches d’if<text:line-break/>Cassées dans une éclipse de lune, <text:line-break/>Nez de Turc et lèvre de Tartare, <text:line-break/>Doigt d’un marmot étranglé en naissant<text:line-break/>Et mis bas par une drôlesse dans un fossé, <text:line-break/>Faites une bouillie épaisse et visqueuse ;<text:line-break/>Ajoutons les boyaux de tigre, <text:line-break/>Comme ingrédient, dans notre chaudron. </text:p>
                  <text:p text:style-name="P27"/>
                  <text:p text:style-name="P19">TOUTES TROIS</text:p>
                  <text:p text:style-name="P18">Double, double, peine et trouble !<text:line-break/>Feu, brûle, et, chaudron, bouillonne ! </text:p>
                  <text:p text:style-name="P27"/>
                  <text:p text:style-name="P19">DEUXIÈME SORCIÈRE</text:p>
                  <text:p text:style-name="P18">Refroidissons le tout avec du sang de babouin, <text:line-break/>Et le charme sera solide et bon. </text:p>
                  <text:p text:style-name="P23"/>
                  <text:p text:style-name="P21"><text:soft-page-break/>Entrent Hécate et trois autres Sorcières.</text:p>
                  <text:p text:style-name="P23"/>
                  <text:p text:style-name="P27"/>
                  <text:p text:style-name="P19">HÉCATE</text:p>
                  <text:p text:style-name="P23">— <text:span text:style-name="T2">Oh ! c’est bien ! j’approuve votre besogne ; — et chacune aura part au profit. — Maintenant, tout autour du </text:span><text:bookmark text:name="135"/><text:span text:style-name="T2">chaudron, — entonnez une ronde comme les elfes et les fées, — pour enchanter ce que vous y avez mis. </text:span></text:p>
                  <text:p text:style-name="P21">chanson.</text:p>
                  <text:p text:style-name="P23"/>
                  <text:p text:style-name="P26"><text:span text:style-name="T2">Noirs esprits, etc. </text:span><text:bookmark text:name="Ret_17"/><text:a xlink:type="simple" xlink:href="https://fr.wikisource.org/wiki/Notes_sur_Macbeth,_le_roi_Jean_et_Richard_III/Traduction_Hugo,_1866#Note_17" text:style-name="Internet_20_link" text:visited-style-name="Visited_20_Internet_20_Link">(17)</text:a></text:p>
                  <text:p text:style-name="P23"/>
                  <text:p text:style-name="P27"/>
                  <text:p text:style-name="P19">DEUXIÈME SORCIÈRE</text:p>
                  <text:p text:style-name="P23">— <text:span text:style-name="T2">Au picotement de mes pouces, — je sens qu’un maudit vient par ici. — Ouvrez, serrures, à quiconque frappe ! </text:span></text:p>
                  <text:p text:style-name="P23"/>
                  <text:p text:style-name="P21">On frappe. Entre Macbeth.</text:p>
                  <text:p text:style-name="P23"/>
                  <text:p text:style-name="P27"/>
                  <text:p text:style-name="P19">MACBETH</text:p>
                  <text:p text:style-name="P23">— <text:span text:style-name="T2">Eh bien ! mystérieuses et noires larves de minuit, — que faites-vous ? </text:span></text:p>
                  <text:p text:style-name="P27"/>
                  <text:p text:style-name="P19">TOUTES TROIS</text:p>
                  <text:p text:style-name="P18">Une œuvre sans nom. </text:p>
                  <text:p text:style-name="P27"/>
                  <text:p text:style-name="P19">MACBETH</text:p>
                  <text:p text:style-name="P23">— <text:span text:style-name="T2">Je vous en conjure, au nom de la chose que vous professez, — quels que soient vos moyens de savoir, répondez-moi ! — Dussiez-vous déchaîner les vents et les lancer — à l’assaut des églises, dussent les vagues écumantes — détruire et engloutir toutes les marines, — dussent les blés en épis être couchés, et les arbres abattus, — dussent les châteaux s’écrouler sur ceux qui les gardent, — dussent les palais et les pyramides renverser — leurs têtes sur leurs fondements, dussent du trésor — de la nature tomber pêle-mêle tous les germes, — jusqu’à ce que la destruction même soit écœurée, répondez — à ce que je vous demande. </text:span></text:p>
                  <text:p text:style-name="P27"/>
                  <text:p text:style-name="P19">PREMIÈRE SORCIÈRE</text:p>
                  <text:p text:style-name="P18">Parle. </text:p>
                  <text:p text:style-name="P27"/>
                  <text:p text:style-name="P19">DEUXIÈME SORCIÈRE</text:p>
                  <text:p text:style-name="P18">Questionne. <text:bookmark text:name="136"/></text:p>
                  <text:p text:style-name="P27"/>
                  <text:p text:style-name="P19">TROISIÈME SORCIÈRE</text:p>
                  <text:p text:style-name="P18">Nous répondrons. </text:p>
                  <text:p text:style-name="P27"/>
                  <text:p text:style-name="P19">PREMIÈRE SORCIÈRE</text:p>
                  <text:p text:style-name="P23">— <text:span text:style-name="T2">Dis, aimes-tu mieux tout savoir de notre bouche — ou de celle de nos maîtres ? </text:span></text:p>
                  <text:p text:style-name="P27"/>
                  <text:p text:style-name="P19">MACBETH</text:p>
                  <text:p text:style-name="P18"><text:soft-page-break/>Appelez-les ! faites-les-moi voir. </text:p>
                  <text:p text:style-name="P27"/>
                  <text:p text:style-name="P19">PREMIÈRE SORCIÈRE</text:p>
                  <text:p text:style-name="P23">— <text:span text:style-name="T2">Versons le sang d’une truie qui a mangé — ses neuf pourceaux ; prenons de la graisse — qui a suinté du gibet d’un meurtrier, et jetons-la — dans la flamme. </text:span></text:p>
                  <text:p text:style-name="P27"/>
                  <text:p text:style-name="P19">TOUTES TROIS</text:p>
                  <text:p text:style-name="P18">Viens d’en bas ou d’en haut, — et montre-toi adroitement dans ton œuvre. </text:p>
                  <text:p text:style-name="P23"/>
                  <text:p text:style-name="P21">Tonnerre. Une tête armée d’un casque apparaît hors de terre.</text:p>
                  <text:p text:style-name="P23"/>
                  <text:p text:style-name="P27"/>
                  <text:p text:style-name="P19">MACBETH</text:p>
                  <text:p text:style-name="P23">— <text:span text:style-name="T2">Dis-moi, puissance inconnue… </text:span></text:p>
                  <text:p text:style-name="P27"/>
                  <text:p text:style-name="P19">PREMIÈRE SORCIÈRE</text:p>
                  <text:p text:style-name="P18">Il connaît ta pensée ; — écoute ses paroles, mais ne dis rien. </text:p>
                  <text:p text:style-name="P27"/>
                  <text:p text:style-name="P19">LE FANTÔME</text:p>
                  <text:p text:style-name="P23">— <text:span text:style-name="T2">Macbeth ! Macbeth ! Macbeth ! défie-toi de Macduff ! — défie-toi du thane de Fife !… Renvoyez-moi. C’est assez. </text:span></text:p>
                  <text:p text:style-name="P22">Le fantôme redescend.</text:p>
                  <text:p text:style-name="P23"/>
                  <text:p text:style-name="P27"/>
                  <text:p text:style-name="P19">MACBETH</text:p>
                  <text:p text:style-name="P23">— <text:span text:style-name="T2">Qui que tu sois, merci de ton bon avis. — Tu as fait vibrer la corde de mon inquiétude. Mais un mot encore. </text:span></text:p>
                  <text:p text:style-name="P27"/>
                  <text:p text:style-name="P19">PREMIÈRE SORCIÈRE</text:p>
                  <text:p text:style-name="P23">— <text:span text:style-name="T2">Il ne se laisse pas commander… En voici un autre — plus puissant que le premier. </text:span><text:bookmark text:name="137"/></text:p>
                  <text:p text:style-name="P23"/>
                  <text:p text:style-name="P21">Tonnerre. Le fantôme d’un enfant ensanglanté sort de terre.</text:p>
                  <text:p text:style-name="P23"/>
                  <text:p text:style-name="P27"/>
                  <text:p text:style-name="P19">LE FANTÔME</text:p>
                  <text:p text:style-name="P18">Macbeth ! Macbeth ! Macbeth ! </text:p>
                  <text:p text:style-name="P27"/>
                  <text:p text:style-name="P19">MACBETH</text:p>
                  <text:p text:style-name="P23">— <text:span text:style-name="T2">Je t’écouterais de trois oreilles, si je les avais. </text:span></text:p>
                  <text:p text:style-name="P27"/>
                  <text:p text:style-name="P19">LE FANTÔME</text:p>
                  <text:p text:style-name="P18">. </text:p>
                  <text:p text:style-name="P23">— <text:span text:style-name="T2">Sois sanguinaire, hardi — et résolu : ris-toi — du pouvoir de l’homme, car nul être né d’une femme — ne pourra nuire à Macbeth. </text:span></text:p>
                  <text:p text:style-name="P22">Le fantôme redescend.</text:p>
                  <text:p text:style-name="P23"/>
                  <text:p text:style-name="P27"/>
                  <text:p text:style-name="P19"><text:soft-page-break/>MACBETH</text:p>
                  <text:p text:style-name="P23">— <text:span text:style-name="T2">Alors vis, Macduff. Qu’ai-je besoin de te craindre ? — Mais, n’importe ! Je veux avoir une garantie double — et engager le destin. Tu ne vivras pas ! — Ainsi, je pourrai dire à la peur au cœur blême qu’elle ment, — et dormir en dépit de la foudre. </text:span></text:p>
                  <text:p text:style-name="P21">Tonnerre. Le fantôme d’un enfant couronné s’élève, ayant un arbre dans la main.</text:p>
                  <text:p text:style-name="P18">Quel est celui — qui surgit, pareil au fils d’un roi — et qui porte sur son front enfantin le cercle — fermé de la souveraineté ? </text:p>
                  <text:p text:style-name="P27"/>
                  <text:p text:style-name="P19">LES TROIS SORCIÈRE</text:p>
                  <text:p text:style-name="P18">Écoute, mais ne lui parle pas. </text:p>
                  <text:p text:style-name="P27"/>
                  <text:p text:style-name="P19">LE FANTÔME</text:p>
                  <text:p text:style-name="P23">— <text:span text:style-name="T2">Sois d’humeur léonine, sois fier ; et ne t’inquiète pas — de ceux qui ragent, s’agitent ou conspirent ; — jamais Macbeth ne sera vaincu, avant que — la grande forêt de Birnam marche contre lui — jusqu’à la haute colline de Dunsinane. </text:span></text:p>
                  <text:p text:style-name="P22">Le fantôme redescend.</text:p>
                  <text:p text:style-name="P23"/>
                  <text:p text:style-name="P27"/>
                  <text:p text:style-name="P19">MACBETH</text:p>
                  <text:p text:style-name="P18">Cela ne sera jamais. — Qui peut faire la presse sur une forêt et sommer un arbre — de détacher sa racine <text:bookmark text:name="138"/>fixée en terre ? Douces prédictions ! Ô bonheur ! — Révolte, ne lève pas la tête avant que la forêt de — Birnam se lève, et notre Macbeth vivra dans les grandeurs — tout le bail de la nature, pour ne rendre qu’à l’heure coutumière de la mort le dernier soupir… Cependant mon cœur — palpite pour savoir encore une chose : dites-moi, autant — que votre art peut le deviner, si la lignée de Banquo régnera — jamais dans ce royaume. </text:p>
                  <text:p text:style-name="P27"/>
                  <text:p text:style-name="P19">LES TROIS SORCIÈRE </text:p>
                  <text:p text:style-name="P18">Ne cherche pas à en savoir davantage. </text:p>
                  <text:p text:style-name="P27"/>
                  <text:p text:style-name="P19">MACBETH</text:p>
                  <text:p text:style-name="P23">— <text:span text:style-name="T2">Je veux être satisfait. Si vous me le refusez, — qu’une éternelle malédiction tombe sur vous ! Dites-moi tout. — Pourquoi ce chaudron s’enfonce-t-il, et quel est ce bruit ? </text:span></text:p>
                  <text:p text:style-name="P22">Symphonie de hautbois.</text:p>
                  <text:p text:style-name="P23"/>
                  <text:p text:style-name="P27"/>
                  <text:p text:style-name="P19">PREMIÈRE SORCIÈRE</text:p>
                  <text:p text:style-name="P23">— <text:span text:style-name="T2">Montrez-vous ! </text:span></text:p>
                  <text:p text:style-name="P27"/>
                  <text:p text:style-name="P19">DEUXIÈME SORCIÈRE</text:p>
                  <text:p text:style-name="P23">— <text:span text:style-name="T2">Montrez-vous ! </text:span></text:p>
                  <text:p text:style-name="P27"/>
                  <text:p text:style-name="P19">TROISIÈME SORCIÈRE</text:p>
                  <text:p text:style-name="P23">— <text:span text:style-name="T2">Montrez-vous ! </text:span></text:p>
                  <text:p text:style-name="P27"/>
                  <text:p text:style-name="P19">TOUTES TROIS</text:p>
                  <text:p text:style-name="P23">— <text:span text:style-name="T2">Montrez-vous à ses yeux et affligez son cœur. — Venez, puis disparaissez, ombres légères. </text:span></text:p>
                  <text:p text:style-name="P23"/>
                  <text:p text:style-name="P21"><text:soft-page-break/>Huit rois paraissent et traversent le théâtre à la file ; le dernier avec un miroir à la main. Banquo les suit.</text:p>
                  <text:p text:style-name="P23"/>
                  <text:p text:style-name="P27"/>
                  <text:p text:style-name="P19">MACBETH</text:p>
                  <text:p text:style-name="P23">— <text:span text:style-name="T2">Tu ressembles trop à l’esprit de Banquo ! À bas ! — ta couronne brûle mes prunelles… Tes cheveux, à toi, — autre front cerclé d’or, sont comme ceux du premier… — Le troisième ressemble au précédent… Sales stryges, </text:span><text:bookmark text:name="139"/><text:span text:style-name="T2">— pourquoi me montrez-vous cela ?… Un quatrième ?… Écartez-vous, mes yeux ! — Quoi ! cette ligne se prolongera-t-elle jusqu’aux craquements de la fin du monde ? — Un autre encore !… Un septième !… Je n’en veux plus voir. — Et pourtant le huitième apparaît, tenant un miroir — qui m’en montré une foule d’autres, et j’en vois — qui portent un double globe et un triple sceptre ! — Horrible vision ! À présent, je le vois, c’est la vérité ; — car voici Banquo, tout barbouillé de sang, qui sourit — et me montre ses enfants dans ces rois… Quoi ! en serait-il ainsi ? </text:span></text:p>
                  <text:p text:style-name="P27"/>
                  <text:p text:style-name="P19">PREMIÈRE SORCIÈRE</text:p>
                  <text:p text:style-name="P23">— <text:span text:style-name="T2">Oui, seigneur, tout cela est exact… — Mais pourquoi Macbeth reste-t-il ainsi stupéfait ? — Allons, mes sœurs, relevons ses esprits, — en lui montrant le meilleur de nos divertissements. — Je vais charmer l’air pour en tirer des sons, — tandis que vous exécuterez votre antique ronde. — Puisse alors ce grand roi reconnaître — que nous avons dignement fêté sa venue ! </text:span></text:p>
                  <text:p text:style-name="P21">Musique. Les sorcières dansent et s’évanouissent.</text:p>
                  <text:p text:style-name="P23"/>
                  <text:p text:style-name="P27"/>
                  <text:p text:style-name="P19">MACBETH</text:p>
                  <text:p text:style-name="P23">— <text:span text:style-name="T2">Où sont-elles ? parties !… Que cette heure funeste — reste à jamais maudite dans le calendrier !… — Entrez, vous qui êtes là, dehors. </text:span></text:p>
                  <text:p text:style-name="P23"/>
                  <text:p text:style-name="P21">Entre Lenox.</text:p>
                  <text:p text:style-name="P23"/>
                  <text:p text:style-name="P27"/>
                  <text:p text:style-name="P19">LENOX</text:p>
                  <text:p text:style-name="P18">Quel est le désir de votre grâce ? </text:p>
                  <text:p text:style-name="P27"/>
                  <text:p text:style-name="P19">MACBETH</text:p>
                  <text:p text:style-name="P23">— <text:span text:style-name="T2">Avez-vous vu les sœurs fatidiques ? </text:span></text:p>
                  <text:p text:style-name="P27"/>
                  <text:p text:style-name="P19">LENOX</text:p>
                  <text:p text:style-name="P18">Non, monseigneur. <text:bookmark text:name="140"/></text:p>
                  <text:p text:style-name="P27"/>
                  <text:p text:style-name="P19">MACBETH</text:p>
                  <text:p text:style-name="P23">— <text:span text:style-name="T2">N’ont-elles pas passé près de vous ? </text:span></text:p>
                  <text:p text:style-name="P27"/>
                  <text:p text:style-name="P19">LENOX</text:p>
                  <text:p text:style-name="P18">Non, vraiment, monseigneur. </text:p>
                  <text:p text:style-name="P27"/>
                  <text:p text:style-name="P19">MACBETH</text:p>
                  <text:p text:style-name="P23"><text:soft-page-break/>— <text:span text:style-name="T2">Infecté soit l’air sur lequel elles chevauchent ! — Et damnés soient tous ceux qui les croient !… J’ai entendu — un galop de cheval. Qui donc est arrivé ? </text:span></text:p>
                  <text:p text:style-name="P27"/>
                  <text:p text:style-name="P19">LENOX</text:p>
                  <text:p text:style-name="P23">— <text:span text:style-name="T2">Ce sont deux ou trois cavaliers, monseigneur, qui vous apportent — la nouvelle que Macduff s’est enfui en Angleterre. </text:span></text:p>
                  <text:p text:style-name="P27"/>
                  <text:p text:style-name="P19">MACBETH</text:p>
                  <text:p text:style-name="P18">Enfui en Angleterre ? </text:p>
                  <text:p text:style-name="P27"/>
                  <text:p text:style-name="P19">LENOX</text:p>
                  <text:p text:style-name="P18">Oui, mon bon seigneur. </text:p>
                  <text:p text:style-name="P27"/>
                  <text:p text:style-name="P19">MACBETH</text:p>
                  <text:p text:style-name="P23">— <text:span text:style-name="T2">Ô temps ! tu préviens mes exploits redoutés. — L’intention fugace n’est jamais atteinte, — à moins que l’action ne marche avec elle. À l’avenir, — le premier mouvement de mon cœur sera — le premier mouvement de ma main. Aujourd’hui même, — pour couronner ma pensée par un acte, que la résolution prise soit exécutée : — je veux surprendre le château de Macduff, — m’emparer de Fife, passer au fil de l’épée — sa femme, ses petits enfants et tous les êtres infortunés — qui le continuent dans sa race. Pas de niaise forfanterie ! — J’accomplirai cette action avant que l’idée refroidisse. — Mais plus de visions !… Où sont ces messieurs ? — Allons, conduisez-moi où ils sont. </text:span></text:p>
                  <text:p text:style-name="P22">Ils sortent.</text:p>
                  <text:p text:style-name="P23"><text:bookmark text:name="141"/></text:p>
                  <text:p text:style-name="P23"/>
                  <text:p text:style-name="P26"/>
                  <text:h text:style-name="P45" text:outline-level="4"><text:bookmark text:name="Sc.C3.A8ne_XVII"/><text:bookmark text:name="Scène_XVII"/>Scène XVII</text:h>
                  <text:p text:style-name="P26"><text:span text:style-name="T3">[Fife </text:span><text:bookmark text:name="Ret_18"/><text:a xlink:type="simple" xlink:href="https://fr.wikisource.org/wiki/Notes_sur_Macbeth,_le_roi_Jean_et_Richard_III/Traduction_Hugo,_1866#Note_18" text:style-name="Internet_20_link" text:visited-style-name="Visited_20_Internet_20_Link">(18)</text:a><text:span text:style-name="T3">. Une chambre dans le château de Macduff.]</text:span></text:p>
                  <text:p text:style-name="P23"/>
                  <text:p text:style-name="P21">Entrent Lady Macduff, son fils et Rosse.</text:p>
                  <text:p text:style-name="P23"/>
                  <text:p text:style-name="P27"/>
                  <text:p text:style-name="P19">LADY MACDUFF</text:p>
                  <text:p text:style-name="P23">— <text:span text:style-name="T2">Qu’avait-il fait qui l’obligeât à fuir le pays ? </text:span></text:p>
                  <text:p text:style-name="P27"/>
                  <text:p text:style-name="P19">ROSSE</text:p>
                  <text:p text:style-name="P23">— <text:span text:style-name="T2">Vous devez avoir de la patience, madame. </text:span></text:p>
                  <text:p text:style-name="P27"/>
                  <text:p text:style-name="P19">LADY MACDUFF</text:p>
                  <text:p text:style-name="P18">Il n’en a pas eu, lui ! — Sa fuite a été une folie. À défaut de nos actes, — nos peurs font de nous des traîtres. </text:p>
                  <text:p text:style-name="P27"/>
                  <text:p text:style-name="P19">ROSSE</text:p>
                  <text:p text:style-name="P18">Vous ne savez pas — s’il y a eu de sa part sagesse ou peur. </text:p>
                  <text:p text:style-name="P27"/>
                  <text:p text:style-name="P19">LADY MACDUFF</text:p>
                  <text:p text:style-name="P23"><text:soft-page-break/>— <text:span text:style-name="T2">Sagesse ! laisser sa femme, laisser ses enfants, — ses gens et ses titres dans un lieu — d’où il s’enfuit lui-même ! Il ne nous aime pas : — il n’a pas même l’instinct de la nature : le pauvre roitelet, — le plus petit des oiseaux, défendra — ses petits dans son nid contre le hibou. — Il n’y a que de la peur, et pas d’affection, — non, pas plus que de sagesse, dans cette fuite — précipitée ainsi contre toute raison. </text:span></text:p>
                  <text:p text:style-name="P27"/>
                  <text:p text:style-name="P19">ROSSE</text:p>
                  <text:p text:style-name="P18">Ma chère petite cousine, — je vous en prie, régentez-vous vous-même. Car, pour votre mari, — il est noble, sage, judicieux ; il connaît à fond — les crises de notre époque. Je n’ose en dire davantage, — mais ce sont des temps cruels que ceux où nous sommes traîtres — sans le savoir, où nous écoutons les rumeurs — de la crainte, sans savoir ce que nous craignons, — flottant sur une mer farouche et violente — qui nous agite en tout <text:bookmark text:name="142"/>sens !… Je prends congé de vous : — avant peu, je reviendrai. — Quand une situation est au pire, il faut qu’elle cesse — ou qu’elle se relève… Mon joli cousin, — le ciel vous bénisse ! </text:p>
                  <text:p text:style-name="P27"/>
                  <text:p text:style-name="P19">LADY MACDUFF</text:p>
                  <text:p text:style-name="P18">Il a un père, et pourtant il n’a pas de père. </text:p>
                  <text:p text:style-name="P27"/>
                  <text:p text:style-name="P19">ROSSE</text:p>
                  <text:p text:style-name="P23">— <text:span text:style-name="T2">Je serais fou de rester plus longtemps ; — je causerais ma disgrâce et vous compromettrais. — Je prends immédiatement congé de vous. </text:span></text:p>
                  <text:p text:style-name="P22">Sort Rosse.</text:p>
                  <text:p text:style-name="P23"/>
                  <text:p text:style-name="P27"/>
                  <text:p text:style-name="P19">LADY MACDUFF</text:p>
                  <text:p text:style-name="P18">Garnement, votre père est mort. — Qu’allez-vous faire ? Comment vivrez-vous ? </text:p>
                  <text:p text:style-name="P27"/>
                  <text:p text:style-name="P19">L’ENFANT</text:p>
                  <text:p text:style-name="P23">— <text:span text:style-name="T2">Comme les oiseaux, mère. </text:span></text:p>
                  <text:p text:style-name="P27"/>
                  <text:p text:style-name="P19">LADY MACDUFF</text:p>
                  <text:p text:style-name="P18">Quoi ! de vers et de mouches ? </text:p>
                  <text:p text:style-name="P27"/>
                  <text:p text:style-name="P19">L’ENFANT</text:p>
                  <text:p text:style-name="P23">— <text:span text:style-name="T2">Je veux dire, de ce que je trouverai ; comme eux. </text:span></text:p>
                  <text:p text:style-name="P27"/>
                  <text:p text:style-name="P19">LADY MACDUFF</text:p>
                  <text:p text:style-name="P23">— <text:span text:style-name="T2">Pauvre oiseau ! tu ne craindrais jamais le filet, ni la glu, — ni les pièges, ni le trébuchet ! </text:span></text:p>
                  <text:p text:style-name="P27"/>
                  <text:p text:style-name="P19">L’ENFANT</text:p>
                  <text:p text:style-name="P23">— <text:span text:style-name="T2">Pourquoi les craindrais-je, mère ? Ils ne sont pas faits pour les pauvres oiseaux. — Vous avez beau dire, mon père n’est pas mort. </text:span></text:p>
                  <text:p text:style-name="P27"/>
                  <text:p text:style-name="P19">LADY MACDUFF</text:p>
                  <text:p text:style-name="P23">— <text:span text:style-name="T2">Si, il est mort. Comment remplaceras-tu un père ? </text:span></text:p>
                  <text:p text:style-name="P27"/>
                  <text:p text:style-name="P19">L’ENFANT</text:p>
                  <text:p text:style-name="P23"><text:soft-page-break/>— <text:span text:style-name="T2">Et vous, comment remplacerez-vous un mari ? </text:span></text:p>
                  <text:p text:style-name="P27"/>
                  <text:p text:style-name="P19">LADY MACBETH</text:p>
                  <text:p text:style-name="P23">— <text:span text:style-name="T2">Ah ! je puis m’en acheter vingt au marché. </text:span><text:bookmark text:name="143"/></text:p>
                  <text:p text:style-name="P27"/>
                  <text:p text:style-name="P19">L’ENFANT</text:p>
                  <text:p text:style-name="P23">— <text:span text:style-name="T2">Alors vous ne les achèterez que pour les revendre. </text:span></text:p>
                  <text:p text:style-name="P27"/>
                  <text:p text:style-name="P19">LADY MACDUFF</text:p>
                  <text:p text:style-name="P23">— <text:span text:style-name="T2">Tu parles avec tout ton esprit, et, ma foi, — avec assez d’esprit pour ton âge. </text:span></text:p>
                  <text:p text:style-name="P27"/>
                  <text:p text:style-name="P19">L’ENFANT</text:p>
                  <text:p text:style-name="P18">Est-ce que mon père était un traître, mère ? </text:p>
                  <text:p text:style-name="P27"/>
                  <text:p text:style-name="P19">LADY MACDUFF</text:p>
                  <text:p text:style-name="P18">Oui, c’en était un. </text:p>
                  <text:p text:style-name="P27"/>
                  <text:p text:style-name="P19">L’ENFANT</text:p>
                  <text:p text:style-name="P18">Qu’est-ce que c’est qu’un traître ? </text:p>
                  <text:p text:style-name="P27"/>
                  <text:p text:style-name="P19">LADY MACDUFF</text:p>
                  <text:p text:style-name="P18">Eh bien, c’est quelqu’un qui fait un faux serment. </text:p>
                  <text:p text:style-name="P27"/>
                  <text:p text:style-name="P19">L’ENFANT</text:p>
                  <text:p text:style-name="P18">Et ce sont des traîtres tous ceux qui font ça ? </text:p>
                  <text:p text:style-name="P27"/>
                  <text:p text:style-name="P19">LADY MACDUFF</text:p>
                  <text:p text:style-name="P18">Quiconque le fait est un traître et mérite d’être pendu. </text:p>
                  <text:p text:style-name="P27"/>
                  <text:p text:style-name="P19">L’ENFANT</text:p>
                  <text:p text:style-name="P18">Et tous ceux qui font un faux serment méritent-ils d’être pendus ? </text:p>
                  <text:p text:style-name="P27"/>
                  <text:p text:style-name="P19">LADY MACDUFF</text:p>
                  <text:p text:style-name="P18">Tous. </text:p>
                  <text:p text:style-name="P27"/>
                  <text:p text:style-name="P19">L’ENFANT</text:p>
                  <text:p text:style-name="P18">Qui est-ce qui doit les pendre ? </text:p>
                  <text:p text:style-name="P27"/>
                  <text:p text:style-name="P19">LADY MACDUFF</text:p>
                  <text:p text:style-name="P18">Eh bien, les honnêtes gens. </text:p>
                  <text:p text:style-name="P27"/>
                  <text:p text:style-name="P19">L’ENFANT</text:p>
                  <text:p text:style-name="P18">Alors les faiseurs de faux serments sont des imbéciles ; car ils sont assez nombreux pour battre les honnêtes gens et les pendre. </text:p>
                  <text:p text:style-name="P27"/>
                  <text:p text:style-name="P19">LADY MACDUFF</text:p>
                  <text:p text:style-name="P18">Que Dieu te vienne en aide, pauvre singe ! Mais qui te </text:p>
                  <text:p text:style-name="P18">tiendra lieu de père ? <text:bookmark text:name="144"/></text:p>
                  <text:p text:style-name="P27"><text:soft-page-break/></text:p>
                  <text:p text:style-name="P19">L’ENFANT</text:p>
                  <text:p text:style-name="P18">Si mon père était mort, vous le pleureriez ; si vous ne le pleuriez pas, ce serait signe que j’en aurais bien vite un nouveau. </text:p>
                  <text:p text:style-name="P27"/>
                  <text:p text:style-name="P19">LADY MACDUFF</text:p>
                  <text:p text:style-name="P18">Pauvre babillard ! comme tu jases ! </text:p>
                  <text:p text:style-name="P23"/>
                  <text:p text:style-name="P21">Entre un Messager.</text:p>
                  <text:p text:style-name="P23"/>
                  <text:p text:style-name="P27"/>
                  <text:p text:style-name="P19">LE MESSAGER</text:p>
                  <text:p text:style-name="P23">— <text:span text:style-name="T2">Le ciel vous bénisse, belle dame ! Je ne vous suis pas connu, — bien que je sache parfaitement le rang que vous tenez. — Je soupçonne que quelque danger vous menace. — Si vous voulez suivre l’avis d’un homme qui parle net, — qu’on ne vous trouve pas ici ; fuyez avec vos petits. — Je suis bien brutal, je le sens, de vous effrayer ainsi. — Bien pire serait pour vous l’horrible cruauté — qui menace de si près votre personne. Dieu vous préserve ! — Je n’ose rester plus longtemps. </text:span></text:p>
                  <text:p text:style-name="P22">Sort le messager.</text:p>
                  <text:p text:style-name="P23"/>
                  <text:p text:style-name="P27"/>
                  <text:p text:style-name="P19">LADY MACDUFF</text:p>
                  <text:p text:style-name="P18">Où dois-je fuir ? — Je n’ai pas fait de mal. Mais je me rappelle à présent — que je suis dans ce monde terrestre où faire le mal — passe souvent pour louable, et faire le bien, parfois, — pour une dangereuse folie. Pourquoi donc, hélas ! — me couvrir de cette féminine excuse — que je n’ai pas fait de mal ?… Quels sont ces visages ? </text:p>
                  <text:p text:style-name="P23"/>
                  <text:p text:style-name="P21">Entrent des Assassins.</text:p>
                  <text:p text:style-name="P23"/>
                  <text:p text:style-name="P27"/>
                  <text:p text:style-name="P19">PREMIER ASSASSIN</text:p>
                  <text:p text:style-name="P23">— <text:span text:style-name="T2">Où est votre mari ? </text:span></text:p>
                  <text:p text:style-name="P27"/>
                  <text:p text:style-name="P19">LADY MACDUFF</text:p>
                  <text:p text:style-name="P18">Pas dans un lieu assez maudit, j’espère, — pour qu’un </text:p>
                  <text:p text:style-name="P18">homme tel que toi puisse le trouver. <text:bookmark text:name="145"/></text:p>
                  <text:p text:style-name="P27"/>
                  <text:p text:style-name="P19">L’ASSASSIN</text:p>
                  <text:p text:style-name="P18">C’est un traître. </text:p>
                  <text:p text:style-name="P27"/>
                  <text:p text:style-name="P19">L’ENFANT</text:p>
                  <text:p text:style-name="P23">— <text:span text:style-name="T2">Tu mens, scélérat aux oreilles velues ! </text:span></text:p>
                  <text:p text:style-name="P27"/>
                  <text:p text:style-name="P19">L’ASSASSIN<text:span text:style-name="T1">, le poignardant</text:span></text:p>
                  <text:p text:style-name="P18">Comment ! mauvais œuf ! — menu fretin de trahison ! </text:p>
                  <text:p text:style-name="P27"/>
                  <text:p text:style-name="P19">L’ENFANT</text:p>
                  <text:p text:style-name="P18">Il m’a tué, mère ! — Sauvez-vous, je vous en prie ! </text:p>
                  <text:p text:style-name="P22"><text:soft-page-break/>Il meurt.</text:p>
                  <text:p text:style-name="P22">Lady Macduff sort en criant au meurtre, et poursuivie par les assassins</text:p>
                  <text:p text:style-name="P23"/>
                  <text:p text:style-name="P26"/>
                  <text:h text:style-name="P45" text:outline-level="4"><text:bookmark text:name="Sc.C3.A8ne_XVIII"/><text:bookmark text:name="Scène_XVIII"/>Scène XVIII</text:h>
                  <text:p text:style-name="P21">[En Angleterre. Une salle dans le palais du roi.]</text:p>
                  <text:p text:style-name="P23"/>
                  <text:p text:style-name="P21">Entrent Malcolm et Macduff.</text:p>
                  <text:p text:style-name="P23"/>
                  <text:p text:style-name="P27"/>
                  <text:p text:style-name="P19">MALCOLM</text:p>
                  <text:p text:style-name="P23">— <text:span text:style-name="T2">Allons chercher quelque ombre désolée, et là — pleurons toutes les larmes de nos tristes cœurs. </text:span></text:p>
                  <text:p text:style-name="P27"/>
                  <text:p text:style-name="P19">MACDUFF</text:p>
                  <text:p text:style-name="P18">Saisissons plutôt — l’épée meurtrière, et comme de braves gens, — couvrons de notre personne nos droits abattus. Chaque matin, — de nouvelles veuves hurlent, de nouveaux orphelins sanglotent, de nouvelles douleurs — frappent la face du ciel qui en retentit, — comme si, par sympathie pour l’Écosse, il répétait dans un cri — chaque syllabe de désespoir. </text:p>
                  <text:p text:style-name="P27"/>
                  <text:p text:style-name="P19">MALCOLM</text:p>
                  <text:p text:style-name="P18">Je suis prêt à déplorer ce que je crois, — à croire ce que je vois et à réparer ce que je pourrai, — dès que je trouverai l’occasion amie. — Ce que vous avez dit peut par hasard être vrai. — Mais ce tyran, dont le seul nom ulcère notre langue, — était autrefois réputé honnête ; vous l’avez beaucoup aimé ; — il ne vous a pas encore <text:bookmark text:name="146"/>effleuré. Je suis jeune, mais vous pouvez — par moi bien mériter de lui ; et ce serait sage — de sacrifier un pauvre, faible et innocent agneau — pour apaiser un Dieu irrité. </text:p>
                  <text:p text:style-name="P27"/>
                  <text:p text:style-name="P19">MACDUFF</text:p>
                  <text:p text:style-name="P23">— <text:span text:style-name="T2">Je ne suis pas un traître. </text:span></text:p>
                  <text:p text:style-name="P27"/>
                  <text:p text:style-name="P19">MALCOLM</text:p>
                  <text:p text:style-name="P18">Mais Macbeth en est un. — Une bonne et vertueuse nature peut se démentir — sur un ordre impérial… Mais je vous demande pardon, — mon opinion ne peut changer ce que vous êtes. — Les anges sont brillants toujours, quoique le plus brillant soit tombé ; — quand tout ce qu’il y a d’infâme aurait le front de la vertu, — la vertu n’en devrait pas moins avoir l’air vertueux. </text:p>
                  <text:p text:style-name="P27"/>
                  <text:p text:style-name="P19">MACDUFF</text:p>
                  <text:p text:style-name="P18">J’ai perdu mes espérances. </text:p>
                  <text:p text:style-name="P27"/>
                  <text:p text:style-name="P19">MALCOLM</text:p>
                  <text:p text:style-name="P23">— <text:span text:style-name="T2">Peut-être à l’endroit même où j’ai trouvé mes doutes. — Pourquoi avez-vous quitté votre femme et vos enfants, — ces objets si précieux, ces liens d’amour si forts, — avec cette brusquerie, sans même leur dire adieu ?… De grâce, — voyez dans mes défiances, non votre déshonneur, — mais ma propre sûreté… Vous pouvez être parfaitement sincère, — quoi que je puisse penser. </text:span></text:p>
                  <text:p text:style-name="P27"/>
                  <text:p text:style-name="P19">MACDUFF</text:p>
                  <text:p text:style-name="P18"><text:soft-page-break/>Saigne, saigne, pauvre patrie ! — Grande tyrannie, établis solidement ta base, — car la vertu n’ose pas te combattre ! Jouis de ton usurpation ; — ton titre est consacré ! … Adieu, seigneur ! — Je ne voudrais pas être le misérable que tu penses, — pour tout l’espace de terre qui est dans la griffe du tyran, — dût le riche Orient en </text:p>
                  <text:p text:style-name="P18">être l’appoint. <text:bookmark text:name="147"/></text:p>
                  <text:p text:style-name="P27"/>
                  <text:p text:style-name="P19">MALCOLM</text:p>
                  <text:p text:style-name="P18">Ne vous offensez pas. — Je ne parle pas ainsi par défiance absolue de vous. — Je crois que notre patrie s’affaisse sous le joug ; — elle pleure, elle saigne, et chaque jour de plus ajoute — une plaie à ses blessures. Je crois aussi — que bien des bras se lèveraient pour ma cause ; — et ici même le gracieux roi d’Angleterre m’en a offert — des meilleurs, par milliers. Mais, après tout, — quand j’aurai écrasé ou mis au bout de mon épée — la tête du tyran, ma pauvre patrie — verra régner plus de vices qu’auparavant ; — elle souffrira plus et de plus de manières que jamais, — sous celui qui lui succédera. </text:p>
                  <text:p text:style-name="P27"/>
                  <text:p text:style-name="P19">MACDUFF</text:p>
                  <text:p text:style-name="P18">Quel sera donc celui-là ? </text:p>
                  <text:p text:style-name="P27"/>
                  <text:p text:style-name="P19">MALCOLM</text:p>
                  <text:p text:style-name="P23">— <text:span text:style-name="T2">Ce sera moi-même ! moi en qui je sens — tous les vices si bien greffés — que, quand ils s’épanouiront, le noir Macbeth — semblera pur comme neige ; et la pauvre Écosse — le tiendra pour un agneau, en comparant ses actes — à mes innombrables méfaits. </text:span></text:p>
                  <text:p text:style-name="P27"/>
                  <text:p text:style-name="P19">MACDUFF</text:p>
                  <text:p text:style-name="P18">Non ! dans les légions même — de l’horrible enfer, on ne trouverait pas un démon plus damné — en perversité que Macbeth. </text:p>
                  <text:p text:style-name="P27"/>
                  <text:p text:style-name="P19">MALCOLM</text:p>
                  <text:p text:style-name="P18">J’accorde qu’il est sanguinaire, — luxurieux, avare, faux, fourbe, — brusque, malicieux, imbu de tous les vices — qui ont un nom. Mais il n’y a pas de fond, non, pas de fond, — à mon libertinage : vos femmes, vos filles, — vos matrones, vos vierges, ne rempliraient pas — la citerne de mes désirs, et mes passions — franchiraient toutes les digues — opposées à ma volonté. Mieux </text:p>
                  <text:p text:style-name="P18">vaut Macbeth — qu’un roi tel que moi. <text:bookmark text:name="148"/></text:p>
                  <text:p text:style-name="P27"/>
                  <text:p text:style-name="P19">MACDUFF</text:p>
                  <text:p text:style-name="P18">L’intempérance sans bornes — est une tyrannie de la nature : elle a — fait le vide prématuré d’heureux trônes — et la chute de bien des rois. Cependant ne craignez pas — de vous attribuer ce qui est à vous. Vous pourrez — assouvir vos désirs à cœur joie — et passer pour un homme froid au milieu d’un monde aveuglé. — Nous avons assez de dames complaisantes. Il n’y a pas — en vous de vautour qui puisse dévorer — tout ce qui s’offrira à votre grandeur, — aussitôt cette inclination connue. </text:p>
                  <text:p text:style-name="P27"/>
                  <text:p text:style-name="P19">MALCOLM</text:p>
                  <text:p text:style-name="P18">Outre cela, il y a — dans ma nature, composée des plus mauvais instincts, une — avarice si insatiable que, si j’étais roi, — je retrancherais tous les nobles pour avoir leurs terres ; — je voudrais les joyaux de l’un, la maison de l’autre ; — et chaque nouvel avoir ne serait pour moi <text:soft-page-break/>qu’une sauce — qui me rendrait plus affamé. Je forgerais — d’injustes querelles avec les meilleurs, avec les plus loyaux, — et je les détruirais pour avoir leur bien. </text:p>
                  <text:p text:style-name="P27"/>
                  <text:p text:style-name="P19">MACDUFF</text:p>
                  <text:p text:style-name="P18">L’avarice — creuse plus profondément, elle jette des racines plus pernicieuses — que la luxure éphémère d’un été ; elle est — l’épée qui a tué nos rois. Cependant, ne craignez rien ; — l’Écosse a de quoi combler vos désirs à foison, — rien que dans ce qui vous appartient. Tout cela est supportable, — avec des vertus pour contrepoids. </text:p>
                  <text:p text:style-name="P27"/>
                  <text:p text:style-name="P19">MALCOLM</text:p>
                  <text:p text:style-name="P23">— <text:span text:style-name="T2">Des vertus ! mais je n’en ai pas. Celles qui conviennent aux rois, — la justice, la sincérité, la tempérance, la stabilité, — la générosité, la persévérance, la pitié, l’humanité, — la piété, la patience, le courage, la fermeté, — je n’en ai pas même l’arrière-goût ; mais j’abonde — en penchants diversement criminels — que je satisfais </text:span><text:bookmark text:name="149"/><text:span text:style-name="T2">par tous les moyens. Oui, si j’en avais le pouvoir, — je verserais dans l’enfer le doux lait de la concorde, — je bouleverserais la paix universelle, je détruirais — toute unité sur la terre. </text:span></text:p>
                  <text:p text:style-name="P27"/>
                  <text:p text:style-name="P19">MACDUFF</text:p>
                  <text:p text:style-name="P18">Ô Écosse ! Écosse ! </text:p>
                  <text:p text:style-name="P27"/>
                  <text:p text:style-name="P19">MALCOLM</text:p>
                  <text:p text:style-name="P23">— <text:span text:style-name="T2">Si un tel homme est fait pour gouverner, parle ; — je suis ce que j’ai dit. </text:span></text:p>
                  <text:p text:style-name="P27"/>
                  <text:p text:style-name="P19">MACDUFF</text:p>
                  <text:p text:style-name="P18">Fait pour gouverner ! — non, pas même pour vivre… Ô nation misérable — sous un usurpateur au sceptre sanglant, — quand reverras-tu tes jours prospères, — puisque l’héritier le plus légitime de ton trône — reste sous l’interdit de sa propre malédiction, — et blasphème son origine !… Ton auguste père — était le plus saint des rois ; la reine qui t’a porté, — plus souvent à genoux que debout, — est morte chaque jour où elle a vécu. Adieu ! — Les vices dont tu t’accuses toi-même — m’ont banni d’Écosse… Ô mon cœur ! — ici finit ton espérance ! </text:p>
                  <text:p text:style-name="P27"/>
                  <text:p text:style-name="P19">MALCOLM</text:p>
                  <text:p text:style-name="P18">Macduff, cette noble émotion, — fille de l’intégrité, a effacé de mon âme — les noirs scrupules et réconcilié mes pensées — avec ta loyauté et ton honneur. Le diabolique Macbeth — a déjà cherché par maintes ruses pareilles à m’attirer — en son pouvoir, et une sage prudence me détourne — d’une précipitation trop crédule. Mais que le Dieu d’en-haut — intervienne seul entre toi et moi ! Car, dès ce moment, — je me remets à ta direction et — je rétracte mes médisances contre moi-même ; j’abjure ici — les noirceurs et les vices que je me suis imputés, — comme étrangers à ma nature. Je suis encore — inconnu à la femme ; je ne me suis jamais parjuré ; — c’est à peine si j’ai convoité ce qui m’appartenait ; — <text:bookmark text:name="150"/>à aucune époque je n’ai violé ma foi ; je ne livrerais pas en traître — un démon à un autre ; j’aime — la vérité non moins que la vie ; mon premier mensonge, — je viens de le faire contre moi-même ; ce que je suis vraiment — est à ta disposition, à celle de mon pauvre pays. — Déjà avant ton arrivée ici, — le vieux Siward, à la tête de dix mille hommes vaillants, — tous réunis sur un même point, allait marcher sur l’Écosse ; — maintenant, nous partirons ensemble. Puisse notre fortune être aussi — bonne que notre cause est juste ! Pourquoi êtes-vous silencieux ? </text:p>
                  <text:p text:style-name="P27"><text:soft-page-break/></text:p>
                  <text:p text:style-name="P19">MACDUFF</text:p>
                  <text:p text:style-name="P23">— <text:span text:style-name="T2">Il est bien difficile de concilier immédiatement — d’aussi agréables choses et d’aussi désagréables. </text:span></text:p>
                  <text:p text:style-name="P23"/>
                  <text:p text:style-name="P21">Entre un Docteur.</text:p>
                  <text:p text:style-name="P23"/>
                  <text:p text:style-name="P27"/>
                  <text:p text:style-name="P19">MALCOLM</text:p>
                  <text:p text:style-name="P23">— <text:span text:style-name="T2">Bien ; nous reparlerons tout à l’heure… Le roi va-t-il venir, dites-moi ? </text:span></text:p>
                  <text:p text:style-name="P27"/>
                  <text:p text:style-name="P19">LE DOCTEUR</text:p>
                  <text:p text:style-name="P23">— <text:span text:style-name="T2">Oui, seigneur ; il y a là un tas de misérables êtres — qui attendent de lui la guérison ; leur maladie défie — les puissants efforts de l’art, mais il n’a qu’à les toucher, — et telle est la vertu sainte dont le ciel a doué sa main, — qu’ils se rétablissent sur-le-champ. </text:span></text:p>
                  <text:p text:style-name="P27"/>
                  <text:p text:style-name="P19">MALCOLM</text:p>
                  <text:p text:style-name="P18">Je vous remercie, docteur. </text:p>
                  <text:p text:style-name="P22">Sort le Docteur.</text:p>
                  <text:p text:style-name="P23"/>
                  <text:p text:style-name="P27"/>
                  <text:p text:style-name="P19">MACDUFF</text:p>
                  <text:p text:style-name="P23">— <text:span text:style-name="T2">De quelle maladie veut-il parler ? </text:span></text:p>
                  <text:p text:style-name="P27"/>
                  <text:p text:style-name="P19">MALCOLM</text:p>
                  <text:p text:style-name="P23"><text:span text:style-name="T2">On l’appelle le </text:span><text:span text:style-name="T3">mal du roi</text:span><text:span text:style-name="T2"> </text:span><text:bookmark text:name="Ret_19"/><text:a xlink:type="simple" xlink:href="https://fr.wikisource.org/wiki/Notes_sur_Macbeth,_le_roi_Jean_et_Richard_III/Traduction_Hugo,_1866#Note_19" text:style-name="Internet_20_link" text:visited-style-name="Visited_20_Internet_20_Link">(19)</text:a><text:span text:style-name="T2">. — C’est une opération tout à fait miraculeuse de ce bon prince, — et que souvent, depuis mon séjour en Angleterre, — je lui ai vu </text:span><text:bookmark text:name="151"/><text:span text:style-name="T2">faire. Comment il sollicite le ciel, — lui seul le sait au juste. Le fait est que des gens étrangement atteints, — tout enflés et couverts d’ulcères pitoyables avoir, — vrai désespoir de la chirurgie, sont guéris par lui : — il pend autour de leur cou une pièce d’or — qu’il attache avec de pieuses prières ; et l’on dit — qu’il laisse à la dynastie, qui lui succédera — le pouvoir béni de guérir. Outre cette étrange vertu, — il a le céleste don de prophétie ; — et les mille bénédictions suspendues à son trône — le proclament plein de grâce. </text:span></text:p>
                  <text:p text:style-name="P23"/>
                  <text:p text:style-name="P21">Entre Rosse.</text:p>
                  <text:p text:style-name="P23"/>
                  <text:p text:style-name="P27"/>
                  <text:p text:style-name="P19">MACDUFF</text:p>
                  <text:p text:style-name="P18">Voyez qui vient ici ! </text:p>
                  <text:p text:style-name="P27"/>
                  <text:p text:style-name="P19">MALCOLM</text:p>
                  <text:p text:style-name="P23">— <text:span text:style-name="T2">Un de mes compatriotes ; mais je ne le reconnais pas encore. </text:span></text:p>
                  <text:p text:style-name="P27"/>
                  <text:p text:style-name="P19">MACDUFF</text:p>
                  <text:p text:style-name="P23">— <text:span text:style-name="T2">Mon cousin toujours charmant, soyez le bienvenu ici. </text:span></text:p>
                  <text:p text:style-name="P27"/>
                  <text:p text:style-name="P19">MALCOLM</text:p>
                  <text:p text:style-name="P23"><text:soft-page-break/>— <text:span text:style-name="T2">Je le reconnais. Dieu de bonté, écarte bien vite — les causes qui nous font étrangers ! </text:span></text:p>
                  <text:p text:style-name="P27"/>
                  <text:p text:style-name="P19">ROSSE</text:p>
                  <text:p text:style-name="P18">Amen, seigneur. </text:p>
                  <text:p text:style-name="P27"/>
                  <text:p text:style-name="P19">MACDUFF</text:p>
                  <text:p text:style-name="P23">— <text:span text:style-name="T2">L’Écosse est-elle encore dans le même état ? </text:span></text:p>
                  <text:p text:style-name="P27"/>
                  <text:p text:style-name="P19">ROSSE</text:p>
                  <text:p text:style-name="P18">Hélas ! pauvre patrie ! — elle a presque peur de se reconnaître ! Elle ne peut plus — être appelée notre mère, mais notre tombe. Hormis — ce qui n’a pas de conscience, on n’y voit personne sourire : — des soupirs, des gémissements, des cris à déchirer l’air — y sont entendus, mais non remarqués ; le désespoir violent — y <text:bookmark text:name="152"/>semble un délire vulgaire ; la cloche des morts y sonne — sans qu’à peine on demande pour qui ; la vie des hommes de bien — y dure moins longtemps que la fleur de leur chapeau, — elle est finie, avant d’être flétrie. </text:p>
                  <text:p text:style-name="P27"/>
                  <text:p text:style-name="P19">MACDUFF</text:p>
                  <text:p text:style-name="P18">Ô récit — trop minutieux, et cependant trop vrai ! </text:p>
                  <text:p text:style-name="P27"/>
                  <text:p text:style-name="P19">MALCOLM</text:p>
                  <text:p text:style-name="P18">Quel est le malheur le plus récent ? </text:p>
                  <text:p text:style-name="P27"/>
                  <text:p text:style-name="P19">ROSSE</text:p>
                  <text:p text:style-name="P23">— <text:span text:style-name="T2">Le malheur vieux d’une heure siffle celui qui en parle ; — chaque minute en enfante un nouveau. </text:span></text:p>
                  <text:p text:style-name="P27"/>
                  <text:p text:style-name="P19">MACDUFF</text:p>
                  <text:p text:style-name="P18">Comment va ma femme ? </text:p>
                  <text:p text:style-name="P27"/>
                  <text:p text:style-name="P19">ROSSE</text:p>
                  <text:p text:style-name="P23">— <text:span text:style-name="T2">Mais, bien. </text:span></text:p>
                  <text:p text:style-name="P27"/>
                  <text:p text:style-name="P19">MACDUFF</text:p>
                  <text:p text:style-name="P18">Et tous mes enfants ? </text:p>
                  <text:p text:style-name="P27"/>
                  <text:p text:style-name="P19">ROSSE</text:p>
                  <text:p text:style-name="P18">Bien aussi. </text:p>
                  <text:p text:style-name="P27"/>
                  <text:p text:style-name="P19">MACDUFF</text:p>
                  <text:p text:style-name="P23">— <text:span text:style-name="T2">Le tyran n’a pas attaqué leur repos ? </text:span></text:p>
                  <text:p text:style-name="P27"/>
                  <text:p text:style-name="P19">ROSSE</text:p>
                  <text:p text:style-name="P23">— <text:span text:style-name="T2">Non ; ils étaient bien en repos quand je les ai quittés. </text:span></text:p>
                  <text:p text:style-name="P27"/>
                  <text:p text:style-name="P19">MACDUFF</text:p>
                  <text:p text:style-name="P23">— <text:span text:style-name="T2">Ne soyez pas avare de vos paroles : où en sont les choses ? </text:span></text:p>
                  <text:p text:style-name="P27"/>
                  <text:p text:style-name="P19"><text:soft-page-break/>ROSSE</text:p>
                  <text:p text:style-name="P23">— <text:span text:style-name="T2">Quand je suis parti pour porter ici les nouvelles — qui n’ont cessé de m’accabler, le bruit courait — que beaucoup de braves gens s’étaient mis en campagne ; — et j’y crois d’autant plus volontiers — que j’ai vu sur pied les forces du tyran. — Le moment de la délivrance est venu ; un regard de vous en Écosse — créerait des </text:span><text:bookmark text:name="153"/><text:span text:style-name="T2">soldats, et déciderait nos femmes même à combattre — pour mettre fin à leurs cruelles angoisses. </text:span></text:p>
                  <text:p text:style-name="P27"/>
                  <text:p text:style-name="P19">MALCOLM</text:p>
                  <text:p text:style-name="P18">Qu’elles se consolent ! — Nous partons pour l’Écosse. Sa majesté d’Angleterre — nous a prêté dix mille hommes et le brave Siward ; — pas de plus vieux ni de meilleur soldat que lui — dans la chrétienté. </text:p>
                  <text:p text:style-name="P27"/>
                  <text:p text:style-name="P19">ROSSE</text:p>
                  <text:p text:style-name="P18">Plût au ciel que je pusse répondre — à ces consolations par d’autres ! mais j’ai à dire des paroles — qui devraient être hurlées dans un désert — où aucune oreille ne les saisirait. </text:p>
                  <text:p text:style-name="P27"/>
                  <text:p text:style-name="P19">MACDUFF</text:p>
                  <text:p text:style-name="P18">Qui intéressent-elles ? — la cause générale ? ou ne sont-elles qu’un apanage de douleur — dû à un seul cœur ? </text:p>
                  <text:p text:style-name="P27"/>
                  <text:p text:style-name="P19">ROSSE</text:p>
                  <text:p text:style-name="P18">Il n’est pas d’âme honnête — qui ne prenne une part à ce malheur, bien que la plus grande en — revienne à vous seul. </text:p>
                  <text:p text:style-name="P27"/>
                  <text:p text:style-name="P19">MACDUFF</text:p>
                  <text:p text:style-name="P18">Si elle doit m’échoir, — ne me la retenez pas ; donnez-la-moi vite. </text:p>
                  <text:p text:style-name="P27"/>
                  <text:p text:style-name="P19">ROSSE</text:p>
                  <text:p text:style-name="P23">— <text:span text:style-name="T2">Que vos oreilles n’aient pas de ma voix une horreur éternelle, — si elle leur transmet les accents les plus accablants — qu’elles aient jamais entendus. </text:span></text:p>
                  <text:p text:style-name="P27"/>
                  <text:p text:style-name="P19">MACDUFF</text:p>
                  <text:p text:style-name="P18">Humph ! je devine ! </text:p>
                  <text:p text:style-name="P27"/>
                  <text:p text:style-name="P19">ROSSE</text:p>
                  <text:p text:style-name="P23">— <text:span text:style-name="T2">Votre château a été surpris ; votre femme et vos enfants — barbarement massacrés. Vous raconter les détails, — ce serait à la curée de ces meurtres — ajouter </text:span></text:p>
                  <text:p text:style-name="P18">votre mort. <text:bookmark text:name="154"/></text:p>
                  <text:p text:style-name="P27"/>
                  <text:p text:style-name="P19">MALCOLM</text:p>
                  <text:p text:style-name="P18">Ciel miséricordieux ?… — Allons ! mon cher, n’enfoncez point votre chapeau sur vos sourcils ! — Donnez la parole à la douleur : le chagrin qui ne parle pas — murmure au cœur gonflé l’injonction de se briser. </text:p>
                  <text:p text:style-name="P27"/>
                  <text:p text:style-name="P19">MACDUFF</text:p>
                  <text:p text:style-name="P23">— <text:span text:style-name="T2">Mes enfants aussi ? </text:span></text:p>
                  <text:p text:style-name="P27"/>
                  <text:p text:style-name="P19"><text:soft-page-break/>ROSSE</text:p>
                  <text:p text:style-name="P18">Femme, enfants, serviteurs, tout — ce qu’ils ont pu trouver. </text:p>
                  <text:p text:style-name="P27"/>
                  <text:p text:style-name="P19">MACDUFF</text:p>
                  <text:p text:style-name="P18">Et il a fallu que je fusse absent ! — Ma femme tuée aussi ? </text:p>
                  <text:p text:style-name="P27"/>
                  <text:p text:style-name="P19">ROSSE</text:p>
                  <text:p text:style-name="P18">J’ai dit. </text:p>
                  <text:p text:style-name="P27"/>
                  <text:p text:style-name="P19">MALCOLM</text:p>
                  <text:p text:style-name="P18">Prenez courage. — Faisons de notre grande vengeance un remède — qui guérisse cette mortelle douleur. </text:p>
                  <text:p text:style-name="P27"/>
                  <text:p text:style-name="P19">MACDUFF</text:p>
                  <text:p text:style-name="P23">— <text:span text:style-name="T2">Il n’a pas d’enfants !… Tous mes jolis petits ? — Avez-vous dit tous ?… Oh ! infernal milan ! Tous ? — Quoi ! tous mes jolis poussins, et leur mère, — dénichés d’un seul coup ! </text:span></text:p>
                  <text:p text:style-name="P27"/>
                  <text:p text:style-name="P19">MALCOLM</text:p>
                  <text:p text:style-name="P23">— <text:span text:style-name="T2">Raisonnez la chose comme un homme. </text:span></text:p>
                  <text:p text:style-name="P27"/>
                  <text:p text:style-name="P19">MACDUFF</text:p>
                  <text:p text:style-name="P18">Oui, — mais il faut bien aussi que je la sente en homme. — Je ne puis oublier qu’il a existé des êtres — qui m’étaient si précieux… Le ciel a donc regardé cela — sans prendre leur parti ? Coupable Macduff, — ils ont tous été frappés à cause de toi ! Misérable que je suis, — ce n’est pas leur faute, c’est la mienne, — si le meurtre s’est </text:p>
                  <text:p text:style-name="P18">abattu sur leurs âmes. Que le ciel les repose maintenant ! <text:bookmark text:name="155"/></text:p>
                  <text:p text:style-name="P27"/>
                  <text:p text:style-name="P19">MALCOLM</text:p>
                  <text:p text:style-name="P23">— <text:span text:style-name="T2">Que ceci soit la pierre où votre épée s’aiguise ! Que la douleur — se change en colère ; n’émoussez pas votre cœur, enragez-le ! </text:span></text:p>
                  <text:p text:style-name="P27"/>
                  <text:p text:style-name="P19">MACDUFF</text:p>
                  <text:p text:style-name="P23">— <text:span text:style-name="T2">Oh ! moi ! me borner à jouer la femme par les yeux — et le bravache par la langue !… Non ! Ciel clément, — coupe court à tout délai ; mets-moi — face à face avec ce démon de l’Écosse, — place-le à la portée de mon épée, et, s’il m’échappe, — ô ciel, pardonne-lui aussi ! </text:span></text:p>
                  <text:p text:style-name="P27"/>
                  <text:p text:style-name="P19">MALCOLM</text:p>
                  <text:p text:style-name="P18">Voilà de virils accents. — Allons, rendons-nous près du roi ; nos forces sont prêtes ; — il ne nous manque plus que les adieux. Macbeth — est mûr pour la secousse fatale, et les puissances d’en haut — font mouvoir leurs instruments. Acceptez tout ce qui peut vous consoler. — Elle est longue la nuit qui ne trouve jamais le jour ! — </text:p>
                  <text:p text:style-name="P22">Ils sortent.</text:p>
                  <text:p text:style-name="P23"/>
                  <text:p text:style-name="P26"/>
                  <text:h text:style-name="P45" text:outline-level="4"><text:bookmark text:name="Sc.C3.A8ne_XIX"/><text:bookmark text:name="Scène_XIX"/>Scène XIX</text:h>
                  <text:p text:style-name="P21">[Dunsinane. Une salle dans le château.]</text:p>
                  <text:p text:style-name="P23"/>
                  <text:p text:style-name="P21"><text:soft-page-break/>Entrent un médecin et une dame de service.</text:p>
                  <text:p text:style-name="P23"/>
                  <text:p text:style-name="P27"/>
                  <text:p text:style-name="P19">LE MÉDECIN</text:p>
                  <text:p text:style-name="P18">J’ai veillé deux nuits avec vous ; mais je ne puis rien apercevoir qui confirme votre rapport. Quand s’est-elle ainsi promenée dernièrement ? </text:p>
                  <text:p text:style-name="P27"/>
                  <text:p text:style-name="P19">LA DAME DE SERVICE</text:p>
                  <text:p text:style-name="P18">Depuis que sa majesté est entrée en campagne. Je l’ai vue se lever de son lit, jeter sur elle sa robe de nuit, ouvrir son cabinet, prendre du papier, le plier, écrire <text:bookmark text:name="156"/>dessus, le lire, ensuite le sceller, et retourner au lit ; tout cela pourtant dans le plus profond sommeil. </text:p>
                  <text:p text:style-name="P27"/>
                  <text:p text:style-name="P19">LE MÉDECIN</text:p>
                  <text:p text:style-name="P18">Grande perturbation de la nature ! Recevoir à la fois les bienfaits du sommeil et agir comme en état de veille. Dans cette agitation léthargique, outre ses promenades et autres actes effectifs, par moment, que lui avez-vous entendu dire ? </text:p>
                  <text:p text:style-name="P27"/>
                  <text:p text:style-name="P19">LA DAME DE SERVICE</text:p>
                  <text:p text:style-name="P18">Des choses, monsieur, que je ne veux pas répéter après elle. </text:p>
                  <text:p text:style-name="P27"/>
                  <text:p text:style-name="P19">LE MÉDECIN</text:p>
                  <text:p text:style-name="P18">Vous pouvez me les redire, à moi ; cela est de stricte convenance. </text:p>
                  <text:p text:style-name="P27"/>
                  <text:p text:style-name="P19">LA DAME DE SERVICE</text:p>
                  <text:p text:style-name="P18">Ni à vous, ni à personne, puisque je n’ai pas de témoin pour confirmer mes paroles. </text:p>
                  <text:p text:style-name="P21">Entre Lady Macbeth, avec un flambeau.</text:p>
                  <text:p text:style-name="P18">Tenez, la voici qui vient ! Justement dans la même tenue ; et, sur ma vie, profondément endormie. Observez-la ; approchez. </text:p>
                  <text:p text:style-name="P27"/>
                  <text:p text:style-name="P19">LE MÉDECIN</text:p>
                  <text:p text:style-name="P18">Comment s’est-elle procuré cette lumière ? </text:p>
                  <text:p text:style-name="P27"/>
                  <text:p text:style-name="P19">LA DAME DE SERVICE</text:p>
                  <text:p text:style-name="P18">Ah ! elle l’avait près d’elle ; elle a de la lumière près d’elle continuellement, c’est son ordre… </text:p>
                  <text:p text:style-name="P27"/>
                  <text:p text:style-name="P19">LE MÉDECIN</text:p>
                  <text:p text:style-name="P18">Vous voyez, ses yeux sont ouverts. </text:p>
                  <text:p text:style-name="P27"/>
                  <text:p text:style-name="P19">LA DAME DE SERVICE</text:p>
                  <text:p text:style-name="P18">Oui, mais ils sont fermés à la sensation. </text:p>
                  <text:p text:style-name="P27"/>
                  <text:p text:style-name="P19">LE MÉDECIN</text:p>
                  <text:p text:style-name="P18">Qu’est-ce qu’elle fait là ? Regardez comme elle se frotte </text:p>
                  <text:p text:style-name="P18">les mains. <text:bookmark text:name="157"/></text:p>
                  <text:p text:style-name="P27"/>
                  <text:p text:style-name="P19">LA DAME DE SERVICE</text:p>
                  <text:p text:style-name="P18"><text:soft-page-break/>C’est un geste qui lui est habituel, d’avoir ainsi l’air de se laver les mains. Je l’ai vue continuer à faire cela pendant un quart d’heure. </text:p>
                  <text:p text:style-name="P27"/>
                  <text:p text:style-name="P19">LADY MACBETH</text:p>
                  <text:p text:style-name="P18">Il y a toujours une tache. </text:p>
                  <text:p text:style-name="P27"/>
                  <text:p text:style-name="P19">LE DOCTEUR</text:p>
                  <text:p text:style-name="P18">Écoutez ! elle parle : je vais noter tout ce qui lui échappera, pour fixer plus fermement mon souvenir. </text:p>
                  <text:p text:style-name="P27"/>
                  <text:p text:style-name="P19">LADY MACBETH</text:p>
                  <text:p text:style-name="P18">Va-t’en, tache damnée ! va-t’en, dis-je… Une ! deux ! Alors il est temps de faire la chose !… L’enfer est sombre ! … Fi ! monseigneur, fi ! un soldat avoir peur !… À quoi bon redouter qu’on le sache, quand nul ne pourra demander de comptes à notre autorité ? Pourtant qui aurait cru que le vieux homme eût en lui tant de sang ? </text:p>
                  <text:p text:style-name="P27"/>
                  <text:p text:style-name="P19">LE MÉDECIN</text:p>
                  <text:p text:style-name="P18">Remarquez-vous cela ? </text:p>
                  <text:p text:style-name="P27"/>
                  <text:p text:style-name="P19">LADY MACBETH</text:p>
                  <text:p text:style-name="P18">Le thane de Fife avait une femme ; où est-elle à présent ? … Quoi ! ces mains-là ne seront donc jamais propres ? … Assez, monseigneur, assez ! Vous gâtez tout avec ces frémissements. </text:p>
                  <text:p text:style-name="P27"/>
                  <text:p text:style-name="P19">LE MÉDECIN</text:p>
                  <text:p text:style-name="P18">Allez ! allez ! vous en savez plus que vous ne devriez ! </text:p>
                  <text:p text:style-name="P27"/>
                  <text:p text:style-name="P19">LA DAME DE SERVICE</text:p>
                  <text:p text:style-name="P18">Elle a parlé plus qu’elle n’aurait dû, je suis sûre de cela. Le ciel sait ce qu’elle sait ! </text:p>
                  <text:p text:style-name="P27"/>
                  <text:p text:style-name="P19">LADY MACBETH</text:p>
                  <text:p text:style-name="P18">Il y a toujours l’odeur du sang… Tous les parfums d’Arabie ne rendraient pas suave cette petite main ! Oh ! oh ! oh ! </text:p>
                  <text:p text:style-name="P27"/>
                  <text:p text:style-name="P19">LE MÉDECIN</text:p>
                  <text:p text:style-name="P18">Quel soupir ! Le cœur est douloureusement chargé. <text:bookmark text:name="158"/></text:p>
                  <text:p text:style-name="P27"/>
                  <text:p text:style-name="P19">LA DAME DE SERVICE</text:p>
                  <text:p text:style-name="P18">Je ne voudrais pas avoir dans mon sein un cœur pareil, pour tous les honneurs rendus à sa personne. </text:p>
                  <text:p text:style-name="P27"/>
                  <text:p text:style-name="P19">LE MÉDECIN</text:p>
                  <text:p text:style-name="P18">Bien, bien, bien. </text:p>
                  <text:p text:style-name="P27"/>
                  <text:p text:style-name="P19">LA DAME DE SERVICE</text:p>
                  <text:p text:style-name="P18">Priez Dieu que tout soit bien, monsieur. </text:p>
                  <text:p text:style-name="P27"/>
                  <text:p text:style-name="P19">LE MÉDECIN</text:p>
                  <text:p text:style-name="P18"><text:soft-page-break/>Cette maladie échappe à mon art ; cependant j’ai connu des gens qui se sont promenés dans leur sommeil et qui sont morts saintement dans leur lit. </text:p>
                  <text:p text:style-name="P27"/>
                  <text:p text:style-name="P19">LADY MACBETH</text:p>
                  <text:p text:style-name="P18">Lavez vos mains, mettez votre robe de nuit, ne soyez pas si pâle… Je vous le répète, Banquo est enterré, il ne peut pas sortir de sa tombe. </text:p>
                  <text:p text:style-name="P27"/>
                  <text:p text:style-name="P19">LE MÉDECIN</text:p>
                  <text:p text:style-name="P18">Serait-il vrai ? </text:p>
                  <text:p text:style-name="P27"/>
                  <text:p text:style-name="P19">LADY MACBETH</text:p>
                  <text:p text:style-name="P18">Au lit ! au lit ! on frappe à la porte. Venez, venez, venez, venez, donnez-moi votre main. Ce qui est fait ne peut être défait : au lit ! au lit ! au lit ! </text:p>
                  <text:p text:style-name="P22">Sort lady Macbeth.</text:p>
                  <text:p text:style-name="P23"/>
                  <text:p text:style-name="P27"/>
                  <text:p text:style-name="P19">LE MÉDECIN</text:p>
                  <text:p text:style-name="P23">— <text:span text:style-name="T2">Ira-t-elle au lit maintenant ? </text:span></text:p>
                  <text:p text:style-name="P27"/>
                  <text:p text:style-name="P19">LA DAME DE SERVICE</text:p>
                  <text:p text:style-name="P18">Tout droit. </text:p>
                  <text:p text:style-name="P27"/>
                  <text:p text:style-name="P19">LE MÉDECIN</text:p>
                  <text:p text:style-name="P23">— <text:span text:style-name="T2">D’horribles murmures ont été proférés… Des actions contre nature — produisent des troubles contre nature. Les consciences infectées — déchargent leurs secrets sur les sourds oreillers. — Elle a plus besoin du prêtre que du médecin. — Dieu, Dieu, pardonne-nous à tous !… Suivez-la. — Éloignez d’elle tout ce qui peut être nuisible, — et ayez toujours les yeux sur elle… Sur ce, </text:span><text:bookmark text:name="159"/><text:span text:style-name="T2">bonne nuit, — elle a confondu mon âme et effaré mes regards. — Je pense, mais je n’ose parler. </text:span></text:p>
                  <text:p text:style-name="P27"/>
                  <text:p text:style-name="P19">LA DAME DE SERVICE</text:p>
                  <text:p text:style-name="P18">Bonne nuit, bon docteur. </text:p>
                  <text:p text:style-name="P22">Ils sortent.</text:p>
                  <text:p text:style-name="P23"/>
                  <text:p text:style-name="P26"/>
                  <text:h text:style-name="P45" text:outline-level="4"><text:bookmark text:name="Sc.C3.A8ne_XX"/><text:bookmark text:name="Scène_XX"/>Scène XX</text:h>
                  <text:p text:style-name="P21">[Les environs de Dunsinane.]</text:p>
                  <text:p text:style-name="P23"/>
                  <text:p text:style-name="P21">Entrent, tambours battants, enseignes déployées, Menteth, Cathness, Angus, Lenox et des soldats.</text:p>
                  <text:p text:style-name="P23"/>
                  <text:p text:style-name="P27"/>
                  <text:p text:style-name="P19">MENTETH</text:p>
                  <text:p text:style-name="P23">— <text:span text:style-name="T2">Les forces anglaises approchent, conduites par Malcolm, — son oncle Siward, et le brave Macduff. — La vengeance brûle en eux : une cause si chère — entraînerait à la charge sanglante et sinistre — l’homme le plus mortifié. </text:span></text:p>
                  <text:p text:style-name="P27"/>
                  <text:p text:style-name="P19">ANGUS</text:p>
                  <text:p text:style-name="P18">Nous les rencontrerons sûrement — près de la forêt de Birnam ; c’est par cette route qu’ils arrivent. </text:p>
                  <text:p text:style-name="P27"><text:soft-page-break/></text:p>
                  <text:p text:style-name="P19">CATHNESS</text:p>
                  <text:p text:style-name="P23">— <text:span text:style-name="T2">Qui sait si Donalbain est avec son frère ? </text:span></text:p>
                  <text:p text:style-name="P27"/>
                  <text:p text:style-name="P19">LENOX</text:p>
                  <text:p text:style-name="P23">— <text:span text:style-name="T2">Je suis certain que non, monsieur. J’ai la liste de — tous les gentilshommes ; le fils de Siward en est, — ainsi que beaucoup de jeunes imberbes qui font — aujourd’hui leurs premières preuves de virilité. </text:span></text:p>
                  <text:p text:style-name="P27"/>
                  <text:p text:style-name="P19">MENTETH</text:p>
                  <text:p text:style-name="P18">Que fait le tyran ? </text:p>
                  <text:p text:style-name="P27"/>
                  <text:p text:style-name="P19">CATHNESS</text:p>
                  <text:p text:style-name="P23">— <text:span text:style-name="T2">Il fortifie solidement le donjon de Dunsinane. — Quelques-uns disent qu’il est fou ; d’autres, qui le </text:span><text:bookmark text:name="160"/><text:span text:style-name="T2">haïssent moins, — appellent cela une vaillante furie ; mais ce qui est certain, — c’est qu’il ne peut pas boucler sa cause défaillante — dans le ceinturon de la règle. </text:span></text:p>
                  <text:p text:style-name="P27"/>
                  <text:p text:style-name="P19">ANGUS</text:p>
                  <text:p text:style-name="P18">C’est maintenant qu’il sent — ses meurtres secrets se coller à ses mains. — À chaque instant des révoltes lui jettent à la face sa foi brisée. — Ceux qu’il commande obéissent seulement au commandement, — nullement à l’affection… Il sent maintenant sa grandeur — s’affaisser autour de lui, comme une robe de géant — sur un voleur nain. </text:p>
                  <text:p text:style-name="P27"/>
                  <text:p text:style-name="P19">MENTETH</text:p>
                  <text:p text:style-name="P18">Qui blâmerait — ses sens surmenés de se révolter et de bondir, — quand tout ce qui est en lui se reproche — d’y être ? </text:p>
                  <text:p text:style-name="P27"/>
                  <text:p text:style-name="P19">CATHNESS</text:p>
                  <text:p text:style-name="P18">Allons ! mettons-nous en marche — pour porter notre obéissance à qui nous la devons. — Allons trouver le médecin de la société malade ; — et, réunis à lui, versons, pour purger notre pays, — toutes les gouttes de notre sang. </text:p>
                  <text:p text:style-name="P27"/>
                  <text:p text:style-name="P19">LENOX</text:p>
                  <text:p text:style-name="P18">Versons-en du moins ce qu’il en faudra — pour arroser la fleur souveraine et noyer la zizanie. — Dirigeons notre marche sur Birnam. </text:p>
                  <text:p text:style-name="P22">Ils sortent.</text:p>
                  <text:p text:style-name="P23"/>
                  <text:p text:style-name="P26"/>
                  <text:h text:style-name="P45" text:outline-level="4"><text:bookmark text:name="Sc.C3.A8ne_XXI"/><text:bookmark text:name="Scène_XXI"/>Scène XXI</text:h>
                  <text:p text:style-name="P26"><text:span text:style-name="T3">[Dunsinane </text:span><text:bookmark text:name="Ret_20"/><text:a xlink:type="simple" xlink:href="https://fr.wikisource.org/wiki/Notes_sur_Macbeth,_le_roi_Jean_et_Richard_III/Traduction_Hugo,_1866#Note_20" text:style-name="Internet_20_link" text:visited-style-name="Visited_20_Internet_20_Link">(20)</text:a><text:span text:style-name="T3">. Une salle dans le château.]</text:span></text:p>
                  <text:p text:style-name="P23"/>
                  <text:p text:style-name="P21">Entrent Macbeth, le Médecin, des gens de la suite.</text:p>
                  <text:p text:style-name="P23"/>
                  <text:p text:style-name="P27"/>
                  <text:p text:style-name="P19">MACBETH</text:p>
                  <text:p text:style-name="P23">— <text:span text:style-name="T2">Ne me transmettez plus de rapports ! … qu’ils désertent tous ! — Jusqu’à ce que la forêt de Birnam se </text:span><text:bookmark text:name="161"/><text:span text:style-name="T2">transporte à Dunsinane, — je ne puis être atteint par la crainte. Qu’est-ce que le </text:span><text:soft-page-break/><text:span text:style-name="T2">marmouset Malcolm ? — N’est-il pas né d’une femme ? Les esprits, qui connaissent — toutes les conséquences mortelles, ont prononcé ainsi à mon égard : — « Ne crains rien, Macbeth ; nul homme né d’une femme — n’aura jamais de pouvoir sur toi. » Fuyez donc, thanes traîtres, — et allez vous mêler aux épicuriens anglais. — L’âme par qui je règne et le cœur que je porte — ne seront jamais accablés parle doute ni ébranlés par la peur. </text:span></text:p>
                  <text:p text:style-name="P21">Entre un Serviteur.</text:p>
                  <text:p text:style-name="P23">— <text:span text:style-name="T2">Que le diable te noircisse de sa damnation, drôle à face de crème ! — Où as-tu pris cet air d’oie ? </text:span></text:p>
                  <text:p text:style-name="P27"/>
                  <text:p text:style-name="P19">LE SERVITEUR</text:p>
                  <text:p text:style-name="P23">— <text:span text:style-name="T2">Il y a dix mille… </text:span></text:p>
                  <text:p text:style-name="P27"/>
                  <text:p text:style-name="P19">MACBETH</text:p>
                  <text:p text:style-name="P18">Oisons, maraud ! </text:p>
                  <text:p text:style-name="P27"/>
                  <text:p text:style-name="P19">LE SERVITEUR</text:p>
                  <text:p text:style-name="P18">soldats, seigneur. </text:p>
                  <text:p text:style-name="P27"/>
                  <text:p text:style-name="P19">MACBETH</text:p>
                  <text:p text:style-name="P23">— <text:span text:style-name="T2">Va, pique-toi le visage, et farde de rouge ta peur, — marmot au foie de lis ! Quels soldats, chiffon ? — Mort de ton âme ! tes joues de linge — sont conseillères de peur. Quels soldats, face de lait caillé ? </text:span></text:p>
                  <text:p text:style-name="P27"/>
                  <text:p text:style-name="P19">LE SERVITEUR</text:p>
                  <text:p text:style-name="P23">— <text:span text:style-name="T2">Les forces anglaises, sauf votre bon plaisir. </text:span></text:p>
                  <text:p text:style-name="P27"/>
                  <text:p text:style-name="P19">MACBETH</text:p>
                  <text:p text:style-name="P23">— <text:span text:style-name="T2">Ôte ta face d’ici !… Seyton !… Le cœur me lève — quand je vois… Seyton ! allons !… Ce grand coup — va m’exalter pour toujours ou me désarçonner tout de suite. — J’ai assez vécu : le printemps de ma vie — est en proie à la sécheresse, aux feuilles jaunes ; — de tout ce qui doit accompagner le vieil âge, — le respect, l’amour, </text:span><text:bookmark text:name="162"/><text:span text:style-name="T2">l’obéissance, les troupes d’amis, — je n’ai plus rien à espérer ; ce qui m’attend à la place, ce sont — des malédictions muettes, mais profondes, des hommages de bouche, murmures — que les pauvres cœurs retiendraient volontiers, s’ils l’osaient !… — Seyton !… </text:span></text:p>
                  <text:p text:style-name="P21">Entre Seyton.</text:p>
                  <text:p text:style-name="P23"/>
                  <text:p text:style-name="P27"/>
                  <text:p text:style-name="P19">SEYTON</text:p>
                  <text:p text:style-name="P23">— <text:span text:style-name="T2">Quel est votre gracieux plaisir ? </text:span></text:p>
                  <text:p text:style-name="P27"/>
                  <text:p text:style-name="P19">MACBETH</text:p>
                  <text:p text:style-name="P18">Quelles nouvelles encore ? </text:p>
                  <text:p text:style-name="P27"/>
                  <text:p text:style-name="P19">SEYTON</text:p>
                  <text:p text:style-name="P23">— <text:span text:style-name="T2">Tous les rapports se confirment, monseigneur. </text:span></text:p>
                  <text:p text:style-name="P27"/>
                  <text:p text:style-name="P19">MACBETH</text:p>
                  <text:p text:style-name="P23">— <text:span text:style-name="T2">Je combattrai jusqu’à ce que ma chair tombe hachée de mes os… — Donne-moi mon armure. </text:span></text:p>
                  <text:p text:style-name="P27"><text:soft-page-break/></text:p>
                  <text:p text:style-name="P19">SEYTON</text:p>
                  <text:p text:style-name="P18">Il n’en est pas encore besoin. </text:p>
                  <text:p text:style-name="P27"/>
                  <text:p text:style-name="P19">MACBETH</text:p>
                  <text:p text:style-name="P18">Je veux la mettre. — Qu’on lance encore de la cavalerie ; qu’on balaie la contrée d’alentour ; — qu’on pende ceux qui parlent de peur… Donne-moi mon armure… — Comment va votre malade, docteur ? </text:p>
                  <text:p text:style-name="P27"/>
                  <text:p text:style-name="P19">LE MÉDECIN</text:p>
                  <text:p text:style-name="P18">Elle a moins une maladie, monseigneur, — qu’un trouble causé par d’accablantes visions — qui l’empêchent de reposer. </text:p>
                  <text:p text:style-name="P27"/>
                  <text:p text:style-name="P19">MACBETH</text:p>
                  <text:p text:style-name="P18">Guéris-la de cela. — Tu ne peux donc pas traiter un esprit malade, — arracher de la mémoire un chagrin enraciné, — effacer les ennuis inscrits dans le cerveau, — et, grâce à quelque doux antidote d’oubli, — débarrasser le sein gonflé des dangereuses matières — qui pèsent </text:p>
                  <text:p text:style-name="P18">sur le cœur ? <text:bookmark text:name="163"/></text:p>
                  <text:p text:style-name="P27"/>
                  <text:p text:style-name="P19">LE MÉDECIN</text:p>
                  <text:p text:style-name="P18">En pareil cas, c’est au malade — à se traiter lui-même. </text:p>
                  <text:p text:style-name="P27"/>
                  <text:p text:style-name="P19">MACBETH</text:p>
                  <text:p text:style-name="P23">— <text:span text:style-name="T2">Qu’on jette la médecine aux chiens, je ne veux rien d’elle… — Allons, mettez-moi mon armure ; donnez-moi mon bâton de commandement… — Seyton, fais faire une sortie… Docteur, les thanes me désertent… — Allons ! mon cher, dépêchons !… Si tu pouvais, docteur, examiner — l’eau de mon royaume, découvrir sa maladie, — et lui rendre, en le purgeant, sa bonne santé première, — je jetterais tes louanges à tous les échos, — pour qu’ils les répétassent… Ôtez-moi mon armure, vous dis-je… — Quelle rhubarbe, quel séné, quelle drogue purgative — pourrait donc faire évacuer d’ici ces Anglais ? … As-tu ouï parler d’eux ? </text:span></text:p>
                  <text:p text:style-name="P27"/>
                  <text:p text:style-name="P19">LE MÉDECIN</text:p>
                  <text:p text:style-name="P23">— <text:span text:style-name="T2">Oui, mon bon seigneur ; les préparatifs de votre majesté — nous ont donné de leurs nouvelles. </text:span></text:p>
                  <text:p text:style-name="P27"/>
                  <text:p text:style-name="P19">MACBETH</text:p>
                  <text:p text:style-name="P18">Qu’on porte mon armure derrière moi… — Je ne craindrai pas la mort ni la ruine — avant que la forêt de Birnam vienne à Dunsinane… </text:p>
                  <text:p text:style-name="P22">Il sort.</text:p>
                  <text:p text:style-name="P23"/>
                  <text:p text:style-name="P27"/>
                  <text:p text:style-name="P19">LE MÉDECIN</text:p>
                  <text:p text:style-name="P23">— <text:span text:style-name="T2">Si j’étais une bonne fois élargi de Dunsinane, — il n’est pas de profits qui m’y feraient revenir. </text:span></text:p>
                  <text:p text:style-name="P22">Il sort.</text:p>
                  <text:p text:style-name="P23"><text:bookmark text:name="164"/></text:p>
                  <text:p text:style-name="P23"/>
                  <text:p text:style-name="P26"/>
                  <text:h text:style-name="P45" text:outline-level="4"><text:bookmark text:name="Sc.C3.A8ne_XXII"/><text:bookmark text:name="Scène_XXII"/><text:soft-page-break/>Scène XXII</text:h>
                  <text:p text:style-name="P21">[Les environs de Dunsinane. Une forêt à l’horizon].</text:p>
                  <text:p text:style-name="P23"/>
                  <text:p text:style-name="P20">Entrent, sous des drapeaux, au son du tambour, Malcolm, le vieux Siward et son fils, Macduff, Menteth, Cathness, Angus, Lenox, Rosse, suivis de soldats en marche.</text:p>
                  <text:p text:style-name="P23"/>
                  <text:p text:style-name="P27"/>
                  <text:p text:style-name="P19">MALCOLM</text:p>
                  <text:p text:style-name="P23">— <text:span text:style-name="T2">Cousin, j’espère que le jour n’est pas loin — où nous serons en sûreté dans nos foyers. </text:span></text:p>
                  <text:p text:style-name="P27"/>
                  <text:p text:style-name="P19">MENTETH</text:p>
                  <text:p text:style-name="P18">Nous n’en doutons nullement. </text:p>
                  <text:p text:style-name="P27"/>
                  <text:p text:style-name="P19">SIWARD</text:p>
                  <text:p text:style-name="P23">— <text:span text:style-name="T2">Quelle est cette forêt devant nous ? </text:span></text:p>
                  <text:p text:style-name="P27"/>
                  <text:p text:style-name="P19">MENTETH</text:p>
                  <text:p text:style-name="P23"><text:span text:style-name="T2">La forêt de Birnam </text:span><text:bookmark text:name="Ret_21"/><text:a xlink:type="simple" xlink:href="https://fr.wikisource.org/wiki/Notes_sur_Macbeth,_le_roi_Jean_et_Richard_III/Traduction_Hugo,_1866#Note_21" text:style-name="Internet_20_link" text:visited-style-name="Visited_20_Internet_20_Link">(21)</text:a><text:span text:style-name="T2">. </text:span></text:p>
                  <text:p text:style-name="P27"/>
                  <text:p text:style-name="P19">MALCOLM</text:p>
                  <text:p text:style-name="P23">— <text:span text:style-name="T2">Que chaque soldat coupe une branche d’arbre — et la porte devant lui ; par là nous jetterons l’ombre — sur notre force, et nous mettrons en erreur — les éclaireurs ennemis. </text:span></text:p>
                  <text:p text:style-name="P27"/>
                  <text:p text:style-name="P19">LES SOLDATS</text:p>
                  <text:p text:style-name="P18">Nous allons le faire. </text:p>
                  <text:p text:style-name="P27"/>
                  <text:p text:style-name="P19">SIWARD</text:p>
                  <text:p text:style-name="P23">— <text:span text:style-name="T2">Tout ce que nous apprenons, c’est que le tyran tient toujours — dans Dunsinane avec confiance, et attendra — que nous l’y assiégions. </text:span></text:p>
                  <text:p text:style-name="P27"/>
                  <text:p text:style-name="P19">MALCOLM</text:p>
                  <text:p text:style-name="P18">Là est sa suprême espérance ; — car, partout où l’occasion s’en offre, — petits et grands lui font défection. — Il n’a plus à son service que des êtres contraints — dont </text:p>
                  <text:p text:style-name="P18">le cœur même est ailleurs. <text:bookmark text:name="165"/></text:p>
                  <text:p text:style-name="P27"/>
                  <text:p text:style-name="P19">MACDUFF</text:p>
                  <text:p text:style-name="P18">Que nos justes censures — attendent l’événement infaillible ; jusque-là déployons — la plus savante bravoure. </text:p>
                  <text:p text:style-name="P27"/>
                  <text:p text:style-name="P19">SIWARD</text:p>
                  <text:p text:style-name="P18">Le temps approche — où une décision nécessaire nous fera connaître — notre avoir et notre déficit. — Les conjectures de la pensée reflètent ses espérances incertaines : — mais le dénoûment infaillible, ce sont les coups qui doivent le déterminer. — À cette fin précipitons la guerre. </text:p>
                  <text:p text:style-name="P22">Ils se mettent en marche.</text:p>
                  <text:p text:style-name="P23"/>
                  <text:p text:style-name="P26"/>
                  <text:h text:style-name="P45" text:outline-level="4"><text:bookmark text:name="Sc.C3.A8ne_XXIII"/><text:bookmark text:name="Scène_XXIII"/><text:soft-page-break/>Scène XXIII</text:h>
                  <text:p text:style-name="P21">[Dunsinane. Intérieur du château].</text:p>
                  <text:p text:style-name="P23"/>
                  <text:p text:style-name="P21">Entrent, sous les drapeaux, au son du tambour, Macbeth, Seyton et des soldats.</text:p>
                  <text:p text:style-name="P23"/>
                  <text:p text:style-name="P27"/>
                  <text:p text:style-name="P19">MACBETH</text:p>
                  <text:p text:style-name="P23">— <text:span text:style-name="T2">Qu’on déploie nos bannières sur les murs extérieurs ; — le cri de garde est toujours : ils viennent ! Notre château est assez fort — pour narguer un siége : qu’ils restent étendus là — jusqu’à ce que la famine et la fièvre les dévorent ! — S’ils n’étaient pas renforcés par ceux qui devraient être des nôtres, — nous aurions pu hardiment aller à eux, barbe contre barbe, — et les faire battre en retraite jusque chez eux… Quel est ce bruit ? </text:span></text:p>
                  <text:p text:style-name="P27"/>
                  <text:p text:style-name="P19">SEYTON</text:p>
                  <text:p text:style-name="P23">— <text:span text:style-name="T2">Ce sont des cris de femme, mon bon seigneur. </text:span></text:p>
                  <text:p text:style-name="P27"/>
                  <text:p text:style-name="P19">MACBETH</text:p>
                  <text:p text:style-name="P23">— <text:span text:style-name="T2">J’ai presque perdu le goût de l’inquiétude. — Il fut un temps où mes sens se seraient glacés — au moindre cri nocturne, où mes cheveux, — à un récit lugubre, se seraient dressés et agités — comme s’ils étaient </text:span><text:bookmark text:name="166"/><text:span text:style-name="T2">vivants. Je me suis gorgé d’horreurs. — L’épouvante, familière à mes meurtrières pensées, — ne peut plus me faire tressaillir. Pourquoi ces cris ? </text:span></text:p>
                  <text:p text:style-name="P27"/>
                  <text:p text:style-name="P19">SEYTON</text:p>
                  <text:p text:style-name="P23">— <text:span text:style-name="T2">La reine est morte, monseigneur. </text:span></text:p>
                  <text:p text:style-name="P27"/>
                  <text:p text:style-name="P19">MACBETH</text:p>
                  <text:p text:style-name="P18">Elle aurait dû mourir plus tard ; — le moment serait toujours venu de dire ce mot-là !… — Demain, puis demain, puis demain — glisse à petits pas de jour en jour — jusqu’à la dernière syllabe du registre des temps : — et tous nos hiers n’ont fait qu’éclairer pour des fous — le chemin de la mort poudreuse. Éteins-toi, éteins-toi, court flambeau ! — La vie n’est qu’un fantôme errant, un pauvre comédien — qui se pavane et s’agite durant son heure sur la scène — et qu’ensuite on n’entend plus ; c’est une histoire — dite par un idiot, pleine de fracas et de furie, — et qui ne signifie rien… </text:p>
                  <text:p text:style-name="P21">Entre un Messager.</text:p>
                  <text:p text:style-name="P23">— <text:span text:style-name="T2">Tu viens pour user de ta langue ; ton conte, vite ! </text:span></text:p>
                  <text:p text:style-name="P27"/>
                  <text:p text:style-name="P19">LE MESSAGER</text:p>
                  <text:p text:style-name="P18">Mon gracieux seigneur, — je voudrais vous rapporter ce que j’affirme avoir vu, — mais je ne sais comment faire. </text:p>
                  <text:p text:style-name="P27"/>
                  <text:p text:style-name="P19">MACBETH</text:p>
                  <text:p text:style-name="P18">Eh bien, parlez, monsieur ! </text:p>
                  <text:p text:style-name="P27"/>
                  <text:p text:style-name="P19">LE MESSAGER</text:p>
                  <text:p text:style-name="P23">— <text:span text:style-name="T2">Comme je montais ma garde sur la colline, — j’ai regardé du côté de Birnam, et tout à coup il m’a semblé — que la forêt se mettait en mouvement. </text:span></text:p>
                  <text:p text:style-name="P27"/>
                  <text:p text:style-name="P19">MACBETH<text:span text:style-name="T1">, le frappant</text:span></text:p>
                  <text:p text:style-name="P18"><text:soft-page-break/>Misérable menteur ! </text:p>
                  <text:p text:style-name="P27"/>
                  <text:p text:style-name="P19">LE MESSAGER</text:p>
                  <text:p text:style-name="P23">— <text:span text:style-name="T2">Que j’endure votre courroux, si cela n’est pas vrai ; — </text:span><text:bookmark text:name="167"/><text:span text:style-name="T2">vous pouvez, à trois milles d’ici, la voir qui arrive ; — je le répète, c’est un bois mouvant. </text:span></text:p>
                  <text:p text:style-name="P27"/>
                  <text:p text:style-name="P19">MACBETH</text:p>
                  <text:p text:style-name="P18">Si ton rapport est faux, — je te ferai pendre vivant au premier arbre, — jusqu’à ce que la faim te racornisse ; s’il est sincère, — je me soucie peu que tu m’en fasses autant. — Je rétracte ma résolution, et je commence — à soupçonner l’équivoque du démon — qui ment en disant vrai. « Ne crains rien jusqu’à ce que la forêt — de Birnam marche sur Dunsinane ! » Et voici que la forêt — marche vers Dunsinane… Aux armes ! aux armes, et sortons ! — Si ce qu’il affirme est réel, — nul moyen de fuir d’ici, ni d’y demeurer. — Je commence à être las du soleil, et je voudrais — que l’empire du monde fût anéanti en ce moment. — Qu’on sonne la cloche d’alarme !… Vent, souffle ! viens, destruction ! — Nous mourrons du moins, le harnais sur le dos. </text:p>
                  <text:p text:style-name="P22">Ils sortent.</text:p>
                  <text:p text:style-name="P23"/>
                  <text:p text:style-name="P26"/>
                  <text:h text:style-name="P45" text:outline-level="4"><text:bookmark text:name="Sc.C3.A8ne_XXIV"/><text:bookmark text:name="Scène_XXIV"/>Scène XXIV</text:h>
                  <text:p text:style-name="P21">[Une plaine devant le château.]</text:p>
                  <text:p text:style-name="P23"/>
                  <text:p text:style-name="P21">Entrent, sous les drapeaux, au son des tambours, Malcolm, le vieux Siward, Macduff, etc., et des soldats portant des branches d’arbres.</text:p>
                  <text:p text:style-name="P23"/>
                  <text:p text:style-name="P27"/>
                  <text:p text:style-name="P19">MALCOLM</text:p>
                  <text:p text:style-name="P23">— <text:span text:style-name="T2">Assez près maintenant ! Jetez vos écrans de feuillage, — et montrez-vous comme vous êtes… Vous, digne oncle, — avec mon cousin, votre noble fils, — vous commanderez notre front de bataille ; le digne Macduff et nous, — nous nous chargeons du reste, — conformément à notre plan. </text:span></text:p>
                  <text:p text:style-name="P27"/>
                  <text:p text:style-name="P19">SIWARD</text:p>
                  <text:p text:style-name="P18">Adieu. — Pour peu que nous rencontrions ce soir les <text:bookmark text:name="168"/>forces du tyran, — je veux être battu, si nous ne savons pas leur tenir tête. </text:p>
                  <text:p text:style-name="P27"/>
                  <text:p text:style-name="P19">MACDUFF</text:p>
                  <text:p text:style-name="P23">— <text:span text:style-name="T2">Faites parler toutes nos trompettes ; donnez-leur tout leur souffle, — à ces bruyants hérauts du sang et de la mort. </text:span></text:p>
                  <text:p text:style-name="P22">Ils sortent. Fanfares d’alarme prolongées.</text:p>
                  <text:p text:style-name="P23"/>
                  <text:p text:style-name="P26"/>
                  <text:h text:style-name="P45" text:outline-level="4"><text:bookmark text:name="Sc.C3.A8ne_XXV"/><text:bookmark text:name="Scène_XXV"/>Scène XXV</text:h>
                  <text:p text:style-name="P21">[Dunsinane. Une autre partie de la plaine.]</text:p>
                  <text:p text:style-name="P23"/>
                  <text:p text:style-name="P27"/>
                  <text:p text:style-name="P19">MACBETH</text:p>
                  <text:p text:style-name="P18">Ils m’ont lié à un poteau ; je ne puis pas fuir, — et il faut que je soutienne la lutte comme un ours… Où est celui — qui n’est pas né d’une femme ? C’est lui que — je dois craindre, ou personne. </text:p>
                  <text:p text:style-name="P23"><text:soft-page-break/></text:p>
                  <text:p text:style-name="P21">Entre le jeune Siward.</text:p>
                  <text:p text:style-name="P23"/>
                  <text:p text:style-name="P27"/>
                  <text:p text:style-name="P19">LE JEUNE SIWARD</text:p>
                  <text:p text:style-name="P23">— <text:span text:style-name="T2">Quel est ton nom ? </text:span></text:p>
                  <text:p text:style-name="P27"/>
                  <text:p text:style-name="P19">MACBETH</text:p>
                  <text:p text:style-name="P18">Tu seras effrayé de l’entendre. </text:p>
                  <text:p text:style-name="P27"/>
                  <text:p text:style-name="P19">LE JEUNE SIWARD</text:p>
                  <text:p text:style-name="P23">— <text:span text:style-name="T2">Non, quand tu t’appellerais d’un nom plus brûlant — que tous ceux de l’enfer. </text:span></text:p>
                  <text:p text:style-name="P27"/>
                  <text:p text:style-name="P19">MACBETH</text:p>
                  <text:p text:style-name="P18">Mon nom est Macbeth. </text:p>
                  <text:p text:style-name="P27"/>
                  <text:p text:style-name="P19">LE JEUNE SIWARD</text:p>
                  <text:p text:style-name="P23">— <text:span text:style-name="T2">Le diable lui-même ne pourrait prononcer un titre — plus odieux à mon oreille. </text:span></text:p>
                  <text:p text:style-name="P27"/>
                  <text:p text:style-name="P19">MACBETH</text:p>
                  <text:p text:style-name="P18">Non, ni plus terrible. <text:bookmark text:name="169"/></text:p>
                  <text:p text:style-name="P27"/>
                  <text:p text:style-name="P19">LE JEUNE SIWARD</text:p>
                  <text:p text:style-name="P23">— <text:span text:style-name="T2">Tu mens, tyran abhorré ! Avec mon épée — je vais te prouver ton mensonge. </text:span></text:p>
                  <text:p text:style-name="P22">Ils se battent ; le jeune Siward est tué.</text:p>
                  <text:p text:style-name="P23"/>
                  <text:p text:style-name="P27"/>
                  <text:p text:style-name="P19">MACBETH</text:p>
                  <text:p text:style-name="P18">Tu étais né d’une femme… — Je souris aux épées, je nargue les armes — brandies par tout homme né d’une femme. </text:p>
                  <text:p text:style-name="P22">Il sort.</text:p>
                  <text:p text:style-name="P21">Fanfare d’alarme. Entre Macduff.</text:p>
                  <text:p text:style-name="P23"/>
                  <text:p text:style-name="P27"/>
                  <text:p text:style-name="P19">MACDUFF</text:p>
                  <text:p text:style-name="P23">— <text:span text:style-name="T2">Le bruit est de ce côté… Tyran, montre ta face ; — si tu n’es pas tué de ma main, — les ombres de ma femme et de mes enfants me hanteront toujours. — Je ne puis pas frapper les misérables Irlandais, dont les bras — sont loués pour porter des bâtons. C’est toi, Macbeth, qu’il me faut ; — sinon, je rentrerai au fourreau, sans en avoir essayé la lame, — mon épée inactive. Tu dois être par là. — Ce grand cliquetis semble annoncer un combattant — du plus grand éclat. Fais-le-moi trouver, fortune, — et je ne demande plus rien. </text:span></text:p>
                  <text:p text:style-name="P22">Il sort. Fanfare d’alarme.</text:p>
                  <text:p text:style-name="P21">Entrent Malcolm et le vieux Siward.</text:p>
                  <text:p text:style-name="P23"/>
                  <text:p text:style-name="P27"/>
                  <text:p text:style-name="P19">SIWARD</text:p>
                  <text:p text:style-name="P23"><text:soft-page-break/>— <text:span text:style-name="T2">Par ici, monseigneur ! Le château s’est rendu sans résistance : — les gens du tyran combattent dans les deux armées ; — les nobles thanes guerroient bravement ; — la journée semble presque se déclarer pour vous, — et il reste peu à faire. </text:span></text:p>
                  <text:p text:style-name="P27"/>
                  <text:p text:style-name="P19">MALCOLM</text:p>
                  <text:p text:style-name="P18">Nous avons rencontré des ennemis — qui frappent à </text:p>
                  <text:p text:style-name="P18">côté de nous. <text:bookmark text:name="170"/></text:p>
                  <text:p text:style-name="P27"/>
                  <text:p text:style-name="P19">SIWARD</text:p>
                  <text:p text:style-name="P18">Entrons dans le château, seigneur. </text:p>
                  <text:p text:style-name="P22">Ils sortent. Fanfare d’alarme.</text:p>
                  <text:p text:style-name="P21">Rentre Macbeth.</text:p>
                  <text:p text:style-name="P23"/>
                  <text:p text:style-name="P27"/>
                  <text:p text:style-name="P19">MACBETH</text:p>
                  <text:p text:style-name="P23">— <text:span text:style-name="T2">Pourquoi jouerais-je le fou romain et me tuerais-je — de ma propre épée ? Tant que je verrai des vivants, ses entailles — feront mieux sur eux. </text:span></text:p>
                  <text:p text:style-name="P21">Rentre Macduff.</text:p>
                  <text:p text:style-name="P23"/>
                  <text:p text:style-name="P27"/>
                  <text:p text:style-name="P19">MACDUFF</text:p>
                  <text:p text:style-name="P18">Tourne-toi, limier d’enfer, tourne-toi. </text:p>
                  <text:p text:style-name="P27"/>
                  <text:p text:style-name="P19">MACBETH</text:p>
                  <text:p text:style-name="P23">— <text:span text:style-name="T2">De tous les hommes, je n’ai évité que toi seul ; — mais retire-toi, mon âme est déjà trop chargée — du sang des tiens. </text:span></text:p>
                  <text:p text:style-name="P27"/>
                  <text:p text:style-name="P19">MACDUFF</text:p>
                  <text:p text:style-name="P18">Je n’ai pas de paroles, — ma voix est dans mon épée, scélérat ensanglanté de forfaits sans nom ! </text:p>
                  <text:p text:style-name="P22">Ils se battent.</text:p>
                  <text:p text:style-name="P27"/>
                  <text:p text:style-name="P19">MACBETH</text:p>
                  <text:p text:style-name="P18">Tu perds ta peine. — Tu pourrais aussi aisément balafrer de ton épée — l’air impalpable que me faire saigner. — Que ta lame tombe sur des cimiers vulnérables : — j’ai une vie enchantée qui ne peut pas céder — à un être né d’une femme. </text:p>
                  <text:p text:style-name="P27"/>
                  <text:p text:style-name="P19">MACDUFF</text:p>
                  <text:p text:style-name="P18">N’espère plus dans ce charme. — Que l’ange que tu as toujours servi — t’apprenne que Macduff a été arraché du — ventre de sa mère avant terme. </text:p>
                  <text:p text:style-name="P27"/>
                  <text:p text:style-name="P19">MACBETH</text:p>
                  <text:p text:style-name="P18">Maudite soit la langue qui me dit cela ! — car elle vient d’abattre en moi le meilleur de l’homme. — Qu’on <text:bookmark text:name="171"/>ne croie plus désormais ces démons jongleurs — qui équivoquent avec nous par des mots à double sens, — qui tiennent leur promesse pour notre oreille, — et la violent pour notre espérance !… Je ne me battrai pas avec toi. </text:p>
                  <text:p text:style-name="P27"/>
                  <text:p text:style-name="P19">MACDUFF</text:p>
                  <text:p text:style-name="P23"><text:soft-page-break/>— <text:span text:style-name="T2">Alors, rends-toi, lâche ! — Et vis pour être le spectacle et l’étonnement du siècle. — Nous mettrons ton portrait, comme celui de nos monstres rares, — sur un poteau, et nous écrirons dessous : — « Ici on peut voir le tyran. » </text:span></text:p>
                  <text:p text:style-name="P27"/>
                  <text:p text:style-name="P19">MACBETH</text:p>
                  <text:p text:style-name="P18">Je ne me rendrai pas. — Pour baiser la terre devant les pas du jeune Malcolm, — ou pour être harcelé par les malédictions de la canaille ! — Bien que la forêt de Birnam soit venue à Dunsinane, — et que tu sois mon adversaire, toi qui n’es pas né d’une femme, — je tenterai la dernière épreuve ; j’étends devant mon corps — mon belliqueux bouclier : frappe, Macduff ; — et damné soit celui qui le premier criera : « Arrête ! assez ! » </text:p>
                  <text:p text:style-name="P22">Ils sortent en se battant.</text:p>
                  <text:p text:style-name="P23"/>
                  <text:p text:style-name="P20">Retraite. Fanfare. Rentrent, tambour battant, enseignes déployées, Malcolm, le vieux Siward, Rosse, Lenox, Angus, Cathness, Menteth, et des Soldats.</text:p>
                  <text:p text:style-name="P27"/>
                  <text:p text:style-name="P19">MALCOLM</text:p>
                  <text:p text:style-name="P23">— <text:span text:style-name="T2">Je voudrais que les amis qui nous manquent fussent ici sains et saufs ! </text:span></text:p>
                  <text:p text:style-name="P27"/>
                  <text:p text:style-name="P19">SIWARD</text:p>
                  <text:p text:style-name="P23">— <text:span text:style-name="T2">Il faut bien en perdre. Et pourtant, à voir ceux qui restent, — une si grande journée ne nous a pas coûté cher. </text:span></text:p>
                  <text:p text:style-name="P27"/>
                  <text:p text:style-name="P19">MALCOLM</text:p>
                  <text:p text:style-name="P23">— <text:span text:style-name="T2">Macduff nous manque, ainsi que votre noble fils. </text:span></text:p>
                  <text:p text:style-name="P27"/>
                  <text:p text:style-name="P19">ROSSE<text:span text:style-name="T1">, à Siward</text:span></text:p>
                  <text:p text:style-name="P23">— <text:span text:style-name="T2">Votre fils, milord, a payé la dette du soldat ; — il </text:span><text:bookmark text:name="172"/><text:span text:style-name="T2">n’a vécu que jusqu’à ce qu’il fût un homme ; — à peine sa prouesse lui a-t-elle confirmé ce titre, — au poste immuable où il a combattu, — qu’il est mort comme un homme. </text:span></text:p>
                  <text:p text:style-name="P27"/>
                  <text:p text:style-name="P19">SIWARD</text:p>
                  <text:p text:style-name="P18">Il est donc mort ? </text:p>
                  <text:p text:style-name="P27"/>
                  <text:p text:style-name="P19">ROSSE</text:p>
                  <text:p text:style-name="P23">— <text:span text:style-name="T2">Oui, et emporté du champ de bataille. Votre douleur — ne doit pas se mesurer à son mérite, car alors — elle n’aurait pas de fin. </text:span></text:p>
                  <text:p text:style-name="P27"/>
                  <text:p text:style-name="P19">SIWARD</text:p>
                  <text:p text:style-name="P18">A-t-il reçu ses blessures par devant ? </text:p>
                  <text:p text:style-name="P27"/>
                  <text:p text:style-name="P19">ROSSE</text:p>
                  <text:p text:style-name="P23">— <text:span text:style-name="T2">Oui, de face. </text:span></text:p>
                  <text:p text:style-name="P27"/>
                  <text:p text:style-name="P19">SIWARD</text:p>
                  <text:p text:style-name="P18">Eh bien, qu’il soit le soldat de Dieu ! — Eussé-je autant de fils que j’ai de cheveux, — je ne leur souhaiterais pas une plus belle mort. — Et voilà son glas sonné. </text:p>
                  <text:p text:style-name="P27"/>
                  <text:p text:style-name="P19"><text:soft-page-break/>MALCOLM</text:p>
                  <text:p text:style-name="P18">Il mérite plus de regrets ; — il les aura de moi. </text:p>
                  <text:p text:style-name="P27"/>
                  <text:p text:style-name="P19">SIWARD</text:p>
                  <text:p text:style-name="P18">Il n’en mérite pas plus. — On dit qu’il est bien parti, et qu’il a payé son écot. — Sur ce, que Dieu soit avec lui !… Voici venir une consolation nouvelle. </text:p>
                  <text:p text:style-name="P23"/>
                  <text:p text:style-name="P21">Rentre Macduff, portant la tête de Macbeth au bout d’une pique.</text:p>
                  <text:p text:style-name="P23"/>
                  <text:p text:style-name="P27"/>
                  <text:p text:style-name="P19">MACDUFF</text:p>
                  <text:p text:style-name="P23">— <text:span text:style-name="T2">Salut, roi ! car tu l’es. </text:span></text:p>
                  <text:p text:style-name="P18"><text:span text:style-name="T1">Il enfonce la pique en terre.</text:span> </text:p>
                  <text:p text:style-name="P18">Regarde où se dresse — la tête maudite de l’usurpateur. Notre temps est libre. — Ceux que je vois autour de toi, perles de ta couronne, — répètent mentalement mon salut ; — je leur demande de s’écrier tout haut avec </text:p>
                  <text:p text:style-name="P18">moi : — Salut, roi d’Écosse ! <text:bookmark text:name="173"/></text:p>
                  <text:p text:style-name="P27"/>
                  <text:p text:style-name="P19">TOUS</text:p>
                  <text:p text:style-name="P18">Salut, roi d’Écosse ! </text:p>
                  <text:p text:style-name="P22">Fanfares.</text:p>
                  <text:p text:style-name="P27"/>
                  <text:p text:style-name="P19">MALCOLM</text:p>
                  <text:p text:style-name="P23">— <text:span text:style-name="T2">Nous ne ferons pas une large dépense de temps — avant de compter avec tous vos dévouements — et de nous acquitter envers vous. Thanes et cousins, — dès aujourd’hui soyez comtes ; les premiers que jamais l’Écosse — ait désignés par ce titre. Tout ce qui reste à faire — pour replanter à nouveau notre société : — rappeler nos amis exilés qui ont fui — à l’étranger les piéges d’une tyrannie soupçonneuse ; — dénoncer les ministres cruels — du boucher qui vient de mourir, et de son infernale reine — qui s’est, dit-on, violemment ôté la vie — de ses propres mains ; enfin, tous les actes urgents — qui nous réclament, nous les accomplirons, — avec la grâce de Dieu, dans la mesure, le temps et le lieu voulus. — Sur ce, merci à tous et à chacun. — Nous vous invitons à venir à Scone voir notre couronnement. </text:span></text:p>
                  <text:p text:style-name="P21">Fanfare. Tous sortent.</text:p>
                  <text:p text:style-name="P23"/>
                  <text:p text:style-name="P19">fin de macbeth.</text:p>
                  <text:p text:style-name="P46"><text:bookmark text:name="174"/></text:p>
                  <text:section text:style-name="Sect1" text:name="footertemplate">
                    <text:p text:style-name="P24"><text:span text:style-name="T9"/></text:p>
                  </text:section>
                </text:section>
              </text:section>
            </text:section>
          </text:section>
        </text:section>
      </text:section>
      <text:section text:style-name="Sect1" text:name="Section1">
        <text:p text:style-name="Standard"><text:bookmark text:name="mw-navigation"/></text:p>
        <text:section text:style-name="Sect1" text:name="Section2">
          <text:p text:style-name="Standard"><text:bookmark text:name="mw-panel"/></text:p>
          <text:section text:style-name="Sect1" text:name="Section3">
            <text:h text:style-name="Heading_20_3" text:outline-level="3"/>
          </text:section>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3T10:28:30.621521173</meta:creation-date>
    <dc:date>2019-10-03T10:34:00.789564672</dc:date>
    <meta:editing-duration>PT5M31S</meta:editing-duration>
    <meta:editing-cycles>1</meta:editing-cycles>
    <meta:document-statistic meta:table-count="1" meta:image-count="0" meta:object-count="0" meta:page-count="71" meta:paragraph-count="1607" meta:word-count="20923" meta:character-count="121914" meta:non-whitespace-character-count="99947"/>
    <meta:generator>LibreOffice/6.0.7.3$Linux_X86_64 LibreOffice_project/00m0$Build-3</meta:generator>
  </office:meta>
</office:document-meta>
</file>